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Thumbnails/thumbnail.png" manifest:media-type="image/png"/>
  <manifest:file-entry manifest:full-path="content.xml" manifest:media-type="text/xml"/>
  <manifest:file-entry manifest:full-path="Pictures/100000000000038400000168E42B8D7A42E8EC3E.jpg" manifest:media-type="image/jpeg"/>
  <manifest:file-entry manifest:full-path="Pictures/10000201000000AC0000004FDF8B3EFB1B467418.png" manifest:media-type="image/png"/>
  <manifest:file-entry manifest:full-path="Pictures/1000020100000361000001D6759053EA3D88473D.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37A000000982580A7FD52B5DC28.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1050000008F0DAC5E73D9D4AA90.png" manifest:media-type="image/png"/>
  <manifest:file-entry manifest:full-path="Pictures/100002010000024E0000015339E76F3FD158A61A.png" manifest:media-type="image/png"/>
  <manifest:file-entry manifest:full-path="Pictures/1000020100000458000001BC8508B7AE3EF040F9.png" manifest:media-type="image/png"/>
  <manifest:file-entry manifest:full-path="Pictures/10000201000003D600000270ECCF253021C4C604.png" manifest:media-type="image/png"/>
  <manifest:file-entry manifest:full-path="Pictures/100002010000079700000159444F904652D4ED07.png" manifest:media-type="image/png"/>
  <manifest:file-entry manifest:full-path="Pictures/100002010000048E000001BB304F5EDB9DC25219.png" manifest:media-type="image/png"/>
  <manifest:file-entry manifest:full-path="Pictures/10000201000003E6000002CABFC27320450B65E2.png" manifest:media-type="image/png"/>
  <manifest:file-entry manifest:full-path="Pictures/10000201000002980000020C5C8E1FF6D73D051B.png" manifest:media-type="image/png"/>
  <manifest:file-entry manifest:full-path="Pictures/10000201000004B0000001AFFAA0ED50CDD913CD.png" manifest:media-type="image/png"/>
  <manifest:file-entry manifest:full-path="Pictures/10000201000009FA000004F761C4D43BD7671E1A.png" manifest:media-type="image/png"/>
  <manifest:file-entry manifest:full-path="Pictures/1000020100000102000001218A923214AD40A1C9.png" manifest:media-type="image/png"/>
  <manifest:file-entry manifest:full-path="Pictures/10000000000001F40000025862BF65EC74FFE60D.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53800000232613FA8BFC1527631.png" manifest:media-type="image/png"/>
  <manifest:file-entry manifest:full-path="Pictures/1000020100000536000001FE9E85E4224E4DC8A0.png" manifest:media-type="image/png"/>
  <manifest:file-entry manifest:full-path="Pictures/10000201000003EB000002D5227B650B6D9CBF95.png" manifest:media-type="image/png"/>
  <manifest:file-entry manifest:full-path="Pictures/10000201000003E70000031AE23F83CA4CF05DDB.png" manifest:media-type="image/png"/>
  <manifest:file-entry manifest:full-path="Pictures/10000201000004F5000001619680C5BFB08A2C22.png" manifest:media-type="image/png"/>
  <manifest:file-entry manifest:full-path="Pictures/100002010000045000000243587D345C030BC26A.png" manifest:media-type="image/png"/>
  <manifest:file-entry manifest:full-path="Pictures/100002010000045500000399C1999B314A0FBCDF.png" manifest:media-type="image/png"/>
  <manifest:file-entry manifest:full-path="Pictures/100000000000044C000004B054812BC5E4911539.jpg" manifest:media-type="image/jpeg"/>
  <manifest:file-entry manifest:full-path="Pictures/100002010000015C000000A0FBBE47336AF7C1DB.png" manifest:media-type="image/png"/>
  <manifest:file-entry manifest:full-path="Pictures/100000000000044C000004B01801C045B1C84934.jpg" manifest:media-type="image/jpeg"/>
  <manifest:file-entry manifest:full-path="Pictures/100002010000048F000001509358BDE597C77094.png" manifest:media-type="image/png"/>
  <manifest:file-entry manifest:full-path="Pictures/1000020100000488000003196CDCBCC9A0E34E1C.png" manifest:media-type="image/png"/>
  <manifest:file-entry manifest:full-path="Pictures/1000020100000452000001A7D573F8A564248AAB.png" manifest:media-type="image/png"/>
  <manifest:file-entry manifest:full-path="Pictures/100002010000050200000279D619DE1578FD135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_5f_1">
      <style:graphic-properties draw:stroke="none" draw:fill-color="#026b5d" draw:textarea-horizontal-align="justify" draw:textarea-vertical-align="middle" draw:auto-grow-height="false" fo:min-height="26.114cm" fo:min-width="1.884cm"/>
    </style:style>
    <style:style style:name="gr14" style:family="graphic" style:parent-style-name="Standard_5f_1">
      <style:graphic-properties draw:stroke="none" draw:fill-color="#94ffba" draw:textarea-horizontal-align="justify" draw:textarea-vertical-align="middle" draw:auto-grow-height="false" fo:min-height="14.281cm" fo:min-width="1.687cm"/>
    </style:style>
    <style:style style:name="gr15" style:family="graphic" style:parent-style-name="standard">
      <style:graphic-properties draw:fill-color="#ff8000" draw:textarea-horizontal-align="justify" draw:textarea-vertical-align="middle" draw:auto-grow-height="false" fo:min-height="10.839cm" fo:min-width="17.221cm"/>
    </style:style>
    <style:style style:name="gr16" style:family="graphic" style:parent-style-name="standard">
      <style:graphic-properties draw:fill-color="#ff0000" draw:textarea-horizontal-align="justify" draw:textarea-vertical-align="middle" draw:auto-grow-height="false" fo:min-height="9.74cm" fo:min-width="15.465cm"/>
    </style:style>
    <style:style style:name="gr17" style:family="graphic" style:parent-style-name="standard">
      <style:graphic-properties draw:fill-color="#685496" draw:textarea-horizontal-align="justify" draw:textarea-vertical-align="middle" draw:auto-grow-height="false" fo:min-height="4.46cm" fo:min-width="1.455cm"/>
    </style:style>
    <style:style style:name="gr18" style:family="graphic" style:parent-style-name="Standard_5f_2">
      <style:graphic-properties draw:stroke="none" draw:fill-color="#355269" draw:textarea-horizontal-align="justify" draw:textarea-vertical-align="middle" draw:auto-grow-height="false" fo:min-height="14.281cm" fo:min-width="1.687cm"/>
    </style:style>
    <style:style style:name="gr1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2.845cm"/>
    </style:style>
    <style:style style:name="gr21" style:family="graphic" style:parent-style-name="Standard_5f_2">
      <style:graphic-properties draw:fill-color="#355269" draw:textarea-horizontal-align="justify" draw:textarea-vertical-align="middle" draw:auto-grow-height="false" fo:min-height="14.281cm" fo:min-width="1.687cm"/>
    </style:style>
    <style:style style:name="gr22" style:family="graphic" style:parent-style-name="Standard_5f_2">
      <style:graphic-properties draw:fill-color="#e400ff" draw:textarea-horizontal-align="justify" draw:textarea-vertical-align="middle" draw:auto-grow-height="false" fo:min-height="14.281cm" fo:min-width="3.408cm"/>
    </style:style>
    <style:style style:name="gr23" style:family="graphic" style:parent-style-name="standard">
      <style:graphic-properties draw:stroke="none" draw:fill="none" fo:min-height="3.468cm"/>
    </style:style>
    <style:style style:name="gr2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5"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7"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9"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31"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2" style:family="graphic" style:parent-style-name="Standard_5f_2">
      <style:graphic-properties draw:stroke="none" draw:fill-color="#e400ff" draw:textarea-horizontal-align="justify" draw:textarea-vertical-align="middle" draw:auto-grow-height="false" fo:min-height="14.281cm" fo:min-width="3.408cm"/>
    </style:style>
    <style:style style:name="gr33" style:family="graphic" style:parent-style-name="Standard_5f_2">
      <style:graphic-properties draw:fill-color="#94ffba" draw:textarea-horizontal-align="justify" draw:textarea-vertical-align="middle" draw:auto-grow-height="false" fo:min-height="14.281cm" fo:min-width="1.687cm"/>
    </style:style>
    <style:style style:name="gr34" style:family="graphic" style:parent-style-name="Standard_5f_2">
      <style:graphic-properties draw:fill-color="#026b5d" draw:textarea-horizontal-align="justify" draw:textarea-vertical-align="middle" draw:auto-grow-height="false" fo:min-height="25.965cm" fo:min-width="1.884cm"/>
    </style:style>
    <style:style style:name="gr35" style:family="graphic" style:parent-style-name="Standard_5f_2">
      <style:graphic-properties draw:stroke="none" draw:fill="none" fo:min-height="2.533cm"/>
    </style:style>
    <style:style style:name="gr36" style:family="graphic" style:parent-style-name="Standard_5f_2">
      <style:graphic-properties draw:stroke="none" draw:fill="none" fo:min-height="6.331cm"/>
    </style:style>
    <style:style style:name="gr37" style:family="graphic" style:parent-style-name="standard">
      <style:graphic-properties draw:stroke="none" svg:stroke-color="#000000" draw:fill="none" draw:fill-color="#ffffff" draw:auto-grow-height="true" draw:auto-grow-width="false" fo:max-height="0cm" fo:min-height="1.102cm"/>
    </style:style>
    <style:style style:name="gr38" style:family="graphic" style:parent-style-name="standard">
      <style:graphic-properties draw:fill-color="#fff0f5" draw:textarea-horizontal-align="justify" draw:textarea-vertical-align="middle" draw:auto-grow-height="false" fo:min-height="3.814cm" fo:min-width="17.025cm"/>
    </style:style>
    <style:style style:name="gr39" style:family="graphic" style:parent-style-name="standard">
      <style:graphic-properties draw:stroke="none" svg:stroke-color="#000000" draw:fill="none" draw:fill-color="#ffffff" draw:auto-grow-height="true" draw:auto-grow-width="false" fo:max-height="0cm" fo:min-height="2.156cm"/>
    </style:style>
    <style:style style:name="gr40" style:family="graphic" style:parent-style-name="standard">
      <style:graphic-properties draw:fill-color="#ffd8ce" draw:textarea-horizontal-align="justify" draw:textarea-vertical-align="middle" draw:auto-grow-height="false" fo:min-height="14.546cm" fo:min-width="21.443cm"/>
    </style:style>
    <style:style style:name="gr41" style:family="graphic" style:parent-style-name="standard">
      <style:graphic-properties draw:fill-color="#e0c2cd" draw:textarea-horizontal-align="justify" draw:textarea-vertical-align="middle" draw:auto-grow-height="false" fo:min-height="10.503cm" fo:min-width="17.624cm"/>
    </style:style>
    <style:style style:name="gr42" style:family="graphic" style:parent-style-name="standard">
      <style:graphic-properties draw:fill-color="#dee6ef" draw:textarea-horizontal-align="justify" draw:textarea-vertical-align="middle" draw:auto-grow-height="false" fo:min-height="6.75cm" fo:min-width="9.573cm"/>
    </style:style>
    <style:style style:name="gr43" style:family="graphic" style:parent-style-name="standard">
      <style:graphic-properties draw:stroke="none" svg:stroke-color="#000000" draw:fill="none" draw:fill-color="#ffffff" draw:auto-grow-height="true" draw:auto-grow-width="false" fo:max-height="0cm" fo:min-height="1.25cm"/>
    </style:style>
    <style:style style:name="gr44" style:family="graphic" style:parent-style-name="standard">
      <style:graphic-properties draw:stroke="none" svg:stroke-color="#000000" draw:fill="none" draw:fill-color="#ffffff" draw:auto-grow-height="true" draw:auto-grow-width="false" fo:max-height="0cm" fo:min-height="2.371cm"/>
    </style:style>
    <style:style style:name="gr45" style:family="graphic" style:parent-style-name="Standard_5f_2">
      <style:graphic-properties draw:stroke="none" draw:fill="none" fo:min-height="8.863cm"/>
    </style:style>
    <style:style style:name="gr46" style:family="graphic" style:parent-style-name="standard">
      <style:graphic-properties draw:stroke="none" draw:fill-color="#fff0f5" draw:textarea-horizontal-align="justify" draw:textarea-vertical-align="middle" draw:auto-grow-height="false" fo:min-height="3.814cm" fo:min-width="17.025cm"/>
    </style:style>
    <style:style style:name="gr47" style:family="graphic" style:parent-style-name="standard">
      <style:graphic-properties draw:stroke="none" draw:fill-color="#685496" draw:textarea-horizontal-align="justify" draw:textarea-vertical-align="middle" draw:auto-grow-height="false" fo:min-height="4.46cm" fo:min-width="1.455cm"/>
    </style:style>
    <style:style style:name="gr48" style:family="graphic" style:parent-style-name="Standard_5f_2">
      <style:graphic-properties draw:stroke="none" draw:fill="none" fo:min-height="7.597cm"/>
    </style:style>
    <style:style style:name="gr49"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5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51" style:family="graphic" style:parent-style-name="Standard_5f_2">
      <style:graphic-properties draw:stroke="none" draw:fill="none" fo:min-height="1.849cm"/>
    </style:style>
    <style:style style:name="gr52" style:family="graphic" style:parent-style-name="Standard_5f_2">
      <style:graphic-properties draw:stroke="none" draw:fill="none" fo:min-height="1.267cm"/>
    </style:style>
    <style:style style:name="gr5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1.062cm" fo:min-width="2.193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62cm" fo:min-width="1.793cm" fo:padding-top="0.178cm" fo:padding-bottom="0.178cm" fo:padding-left="0.303cm" fo:padding-right="0.303cm"/>
    </style:style>
    <style:style style:name="gr55"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1.062cm" fo:min-width="2.074cm" fo:padding-top="0.178cm" fo:padding-bottom="0.178cm" fo:padding-left="0.303cm" fo:padding-right="0.303cm"/>
    </style:style>
    <style:style style:name="gr57"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58" style:family="graphic" style:parent-style-name="Standard_5f_2">
      <style:graphic-properties draw:stroke="none" draw:fill-color="#94ffba" draw:textarea-horizontal-align="justify" draw:textarea-vertical-align="middle" draw:auto-grow-height="false" fo:min-height="14.281cm" fo:min-width="1.687cm"/>
    </style:style>
    <style:style style:name="gr59" style:family="graphic" style:parent-style-name="Standard_5f_2">
      <style:graphic-properties draw:stroke="none" draw:fill-color="#026b5d" draw:textarea-horizontal-align="justify" draw:textarea-vertical-align="middle" draw:auto-grow-height="false" fo:min-height="25.965cm" fo:min-width="1.884cm"/>
    </style:style>
    <style:style style:name="gr60" style:family="graphic" style:parent-style-name="standard">
      <style:graphic-properties draw:stroke="none" draw:fill="none" fo:min-height="6.151cm"/>
    </style:style>
    <style:style style:name="gr61" style:family="graphic" style:parent-style-name="standard">
      <style:graphic-properties draw:stroke="none" draw:fill="none" fo:min-height="2.051cm"/>
    </style:style>
    <style:style style:name="gr62" style:family="graphic" style:parent-style-name="standard">
      <style:graphic-properties draw:fill-color="#685496" draw:textarea-horizontal-align="justify" draw:textarea-vertical-align="middle" draw:auto-grow-height="false" fo:min-height="14.282cm" fo:min-width="3.409cm"/>
    </style:style>
    <style:style style:name="gr63" style:family="graphic" style:parent-style-name="Standard_5f_2">
      <style:graphic-properties draw:fill-color="#ff1493" draw:textarea-horizontal-align="justify" draw:textarea-vertical-align="middle" draw:auto-grow-height="false" fo:min-height="14.281cm" fo:min-width="3.41cm"/>
    </style:style>
    <style:style style:name="gr64" style:family="graphic" style:parent-style-name="Standard_5f_2">
      <style:graphic-properties draw:stroke="none" svg:stroke-color="#000000" draw:fill="none" draw:fill-color="#ffffff" draw:auto-grow-height="true" draw:auto-grow-width="false" fo:max-height="0cm" fo:min-height="2.845cm"/>
    </style:style>
    <style:style style:name="gr65" style:family="graphic" style:parent-style-name="standard">
      <style:graphic-properties draw:stroke="none" draw:fill="none" fo:min-height="8.201cm"/>
    </style:style>
    <style:style style:name="gr66" style:family="graphic" style:parent-style-name="standard">
      <style:graphic-properties draw:stroke="none" draw:fill="none" fo:min-height="3.076cm"/>
    </style:style>
    <style:style style:name="gr67"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68" style:family="graphic" style:parent-style-name="Standard_5f_2">
      <style:graphic-properties draw:stroke="none" draw:fill="none" fo:min-height="5.35cm"/>
    </style:style>
    <style:style style:name="gr69" style:family="graphic" style:parent-style-name="objectwithoutfill">
      <style:graphic-properties draw:marker-start="Arrow" draw:marker-start-width="0.3cm" draw:marker-end="Arrow" draw:marker-end-width="0.3cm" draw:fill="none" draw:textarea-vertical-align="middle"/>
    </style:style>
    <style:style style:name="gr7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71"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72" style:family="graphic" style:parent-style-name="standard">
      <style:graphic-properties draw:stroke="none" svg:stroke-color="#000000" draw:fill="none" draw:fill-color="#ffffff" draw:auto-grow-height="true" draw:auto-grow-width="false" fo:max-height="0cm" fo:min-height="0.712cm"/>
    </style:style>
    <style:style style:name="gr73" style:family="graphic" style:parent-style-name="standard">
      <style:graphic-properties draw:fill-color="#06ff00" draw:textarea-horizontal-align="justify" draw:textarea-vertical-align="middle" draw:auto-grow-height="false" fo:min-height="10.839cm" fo:min-width="17.221cm"/>
    </style:style>
    <style:style style:name="gr74" style:family="graphic" style:parent-style-name="standard">
      <style:graphic-properties draw:fill-color="#00fff3" draw:textarea-horizontal-align="justify" draw:textarea-vertical-align="middle" draw:auto-grow-height="false" fo:min-height="10.416cm" fo:min-width="17.736cm"/>
    </style:style>
    <style:style style:name="gr75" style:family="graphic" style:parent-style-name="standard">
      <style:graphic-properties draw:fill-color="#ffff00" draw:textarea-horizontal-align="justify" draw:textarea-vertical-align="middle" draw:auto-grow-height="false" fo:min-height="14.282cm" fo:min-width="3.409cm"/>
    </style:style>
    <style:style style:name="gr76" style:family="graphic" style:parent-style-name="standard">
      <style:graphic-properties draw:fill-color="#ffd8ce" draw:textarea-horizontal-align="justify" draw:textarea-vertical-align="middle" draw:auto-grow-height="false" fo:min-height="17.307cm" fo:min-width="25.222cm"/>
    </style:style>
    <style:style style:name="gr77" style:family="graphic" style:parent-style-name="standard">
      <style:graphic-properties draw:fill-color="#b4c7dc" draw:textarea-horizontal-align="justify" draw:textarea-vertical-align="middle" draw:auto-grow-height="false" fo:min-height="13.55cm" fo:min-width="21.443cm"/>
    </style:style>
    <style:style style:name="gr78" style:family="graphic" style:parent-style-name="standard">
      <style:graphic-properties draw:stroke="none" draw:fill="none" fo:min-height="1.033cm"/>
    </style:style>
    <style:style style:name="gr79" style:family="graphic" style:parent-style-name="Standard_5f_2">
      <style:graphic-properties draw:stroke="none" draw:fill="none" fo:min-height="3.95cm"/>
    </style:style>
    <style:style style:name="gr80" style:family="graphic" style:parent-style-name="standard">
      <style:graphic-properties draw:fill-color="#afeeee" draw:textarea-horizontal-align="justify" draw:textarea-vertical-align="middle" draw:auto-grow-height="false" fo:min-height="4.064cm" fo:min-width="10.367cm"/>
    </style:style>
    <style:style style:name="gr81" style:family="graphic" style:parent-style-name="standard">
      <style:graphic-properties draw:fill-color="#ffa500" draw:textarea-horizontal-align="justify" draw:textarea-vertical-align="middle" draw:auto-grow-height="false" fo:min-height="18.092cm" fo:min-width="2.038cm"/>
    </style:style>
    <style:style style:name="gr82" style:family="graphic" style:parent-style-name="standard">
      <style:graphic-properties draw:stroke="none" svg:stroke-color="#000000" draw:fill="none" draw:fill-color="#ffffff" draw:auto-grow-height="true" draw:auto-grow-width="false" fo:max-height="0cm" fo:min-height="1.423cm"/>
    </style:style>
    <style:style style:name="gr83" style:family="graphic" style:parent-style-name="standard">
      <style:graphic-properties draw:fill-color="#afeeee" draw:textarea-horizontal-align="justify" draw:textarea-vertical-align="middle" draw:auto-grow-height="false" fo:min-height="1.148cm" fo:min-width="4.934cm"/>
    </style:style>
    <style:style style:name="gr84" style:family="graphic" style:parent-style-name="standard">
      <style:graphic-properties draw:fill-color="#ffa500" draw:textarea-horizontal-align="justify" draw:textarea-vertical-align="middle" draw:auto-grow-height="false" fo:min-height="5.694cm" fo:min-width="0.769cm"/>
    </style:style>
    <style:style style:name="gr8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86" style:family="graphic" style:parent-style-name="standard">
      <style:graphic-properties draw:stroke="none" draw:fill-color="#afeeee" draw:textarea-horizontal-align="justify" draw:textarea-vertical-align="middle" draw:auto-grow-height="false" fo:min-height="4.064cm" fo:min-width="10.367cm"/>
    </style:style>
    <style:style style:name="gr87" style:family="graphic" style:parent-style-name="standard">
      <style:graphic-properties draw:stroke="none" draw:fill-color="#ffa500" draw:textarea-horizontal-align="justify" draw:textarea-vertical-align="middle" draw:auto-grow-height="false" fo:min-height="18.092cm" fo:min-width="2.038cm"/>
    </style:style>
    <style:style style:name="gr88" style:family="graphic" style:parent-style-name="standard">
      <style:graphic-properties draw:stroke="none" svg:stroke-color="#000000" draw:fill="none" draw:fill-color="#ffffff" draw:auto-grow-height="true" draw:auto-grow-width="false" fo:max-height="0cm" fo:min-height="0.78cm"/>
    </style:style>
    <style:style style:name="gr89" style:family="graphic" style:parent-style-name="standard">
      <style:graphic-properties draw:stroke="none" svg:stroke-color="#000000" draw:fill="none" draw:fill-color="#ffffff" draw:auto-grow-height="true" draw:auto-grow-width="false" fo:max-height="0cm" fo:min-height="1.541cm"/>
    </style:style>
    <style:style style:name="gr90" style:family="graphic" style:parent-style-name="standard">
      <style:graphic-properties draw:stroke="none" draw:fill-color="#ff1493" draw:textarea-horizontal-align="justify" draw:textarea-vertical-align="middle" draw:auto-grow-height="false" fo:min-height="14.281cm" fo:min-width="3.41cm"/>
    </style:style>
    <style:style style:name="gr91" style:family="graphic" style:parent-style-name="standard">
      <style:graphic-properties draw:stroke="none" draw:fill-color="#ffe4e1" draw:textarea-horizontal-align="justify" draw:textarea-vertical-align="middle" draw:auto-grow-height="false" fo:min-height="14.281cm" fo:min-width="3.408cm"/>
    </style:style>
    <style:style style:name="gr92" style:family="graphic" style:parent-style-name="standard">
      <style:graphic-properties draw:stroke="none" draw:fill-color="#06ff00" draw:textarea-horizontal-align="justify" draw:textarea-vertical-align="middle" draw:auto-grow-height="false" fo:min-height="10.839cm" fo:min-width="17.221cm"/>
    </style:style>
    <style:style style:name="gr93" style:family="graphic" style:parent-style-name="standard">
      <style:graphic-properties draw:stroke="none" draw:fill-color="#00fff3" draw:textarea-horizontal-align="justify" draw:textarea-vertical-align="middle" draw:auto-grow-height="false" fo:min-height="10.416cm" fo:min-width="17.736cm"/>
    </style:style>
    <style:style style:name="gr94" style:family="graphic" style:parent-style-name="standard">
      <style:graphic-properties draw:stroke="none" draw:fill-color="#ffff00" draw:textarea-horizontal-align="justify" draw:textarea-vertical-align="middle" draw:auto-grow-height="false" fo:min-height="14.282cm" fo:min-width="3.409cm"/>
    </style:style>
    <style:style style:name="gr95" style:family="graphic" style:parent-style-name="standard">
      <style:graphic-properties draw:stroke="none" svg:stroke-color="#000000" draw:fill="none" draw:fill-color="#ffffff" draw:auto-grow-height="true" draw:auto-grow-width="false" fo:max-height="0cm" fo:min-height="3.319cm"/>
    </style:style>
    <style:style style:name="gr96" style:family="graphic" style:parent-style-name="standard">
      <style:graphic-properties draw:stroke="none" draw:fill="none" fo:min-height="1.268cm"/>
    </style:style>
    <style:style style:name="gr97" style:family="graphic" style:parent-style-name="standard">
      <style:graphic-properties draw:stroke="none" svg:stroke-color="#000000" draw:fill="none" draw:fill-color="#ffffff" draw:auto-grow-height="true" draw:auto-grow-width="false" fo:max-height="0cm" fo:min-height="2.954cm"/>
    </style:style>
    <style:style style:name="gr9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100" style:family="graphic" style:parent-style-name="standard">
      <style:graphic-properties draw:marker-start="Arrow" draw:marker-start-width="0.3cm" draw:marker-end="Arrow" draw:marker-end-width="0.3cm" draw:textarea-vertical-align="middle"/>
    </style:style>
    <style:style style:name="gr101" style:family="graphic" style:parent-style-name="standard">
      <style:graphic-properties draw:stroke="solid" draw:stroke-dash="Ultrafine_20_Dashed" svg:stroke-width="0.529cm" draw:marker-start-width="0.994cm" draw:marker-end-width="0.994cm" draw:fill-color="#dee6ef" draw:textarea-horizontal-align="justify" draw:textarea-vertical-align="middle" draw:auto-grow-height="false" fo:min-height="10.67cm" fo:min-width="14.722cm" fo:padding-top="0.39cm" fo:padding-bottom="0.39cm" fo:padding-left="0.515cm" fo:padding-right="0.515cm"/>
    </style:style>
    <style:style style:name="gr102" style:family="graphic" style:parent-style-name="standard">
      <style:graphic-properties draw:fill-color="#ffaa95" draw:textarea-horizontal-align="justify" draw:textarea-vertical-align="middle" draw:auto-grow-height="false" fo:min-height="7.703cm" fo:min-width="11.7cm"/>
    </style:style>
    <style:style style:name="gr103" style:family="graphic" style:parent-style-name="standard">
      <style:graphic-properties draw:stroke="none" svg:stroke-color="#000000" draw:fill="none" draw:fill-color="#ffffff" draw:auto-grow-height="true" draw:auto-grow-width="false" fo:max-height="0cm" fo:min-height="1.163cm"/>
    </style:style>
    <style:style style:name="gr104" style:family="graphic" style:parent-style-name="standard">
      <style:graphic-properties svg:stroke-color="#ffffff" draw:marker-start="Arrow" draw:marker-start-width="0.3cm" draw:marker-end="Arrow" draw:marker-end-width="0.3cm" draw:textarea-vertical-align="middle"/>
    </style:style>
    <style:style style:name="gr105" style:family="graphic" style:parent-style-name="standard">
      <style:graphic-properties draw:stroke="none" svg:stroke-color="#000000" draw:fill="none" draw:fill-color="#ffffff" draw:auto-grow-height="true" draw:auto-grow-width="false" fo:max-height="0cm" fo:min-height="0.75cm"/>
    </style:style>
    <style:style style:name="gr106" style:family="graphic" style:parent-style-name="standard">
      <style:graphic-properties draw:stroke="none" svg:stroke-color="#000000" draw:fill="none" draw:fill-color="#ffffff" draw:auto-grow-height="true" draw:auto-grow-width="false" fo:max-height="0cm" fo:min-height="2.134cm"/>
    </style:style>
    <style:style style:name="gr107" style:family="graphic" style:parent-style-name="standard">
      <style:graphic-properties svg:stroke-color="#000000" draw:marker-start="Arrow" draw:marker-start-width="0.3cm" draw:marker-end="Arrow" draw:marker-end-width="0.3cm" draw:textarea-vertical-align="middle"/>
    </style:style>
    <style:style style:name="gr108" style:family="graphic" style:parent-style-name="standard">
      <style:graphic-properties draw:stroke="none" draw:fill-color="#ff8000" draw:textarea-horizontal-align="justify" draw:textarea-vertical-align="middle" draw:auto-grow-height="false" fo:min-height="10.839cm" fo:min-width="17.221cm"/>
    </style:style>
    <style:style style:name="gr109" style:family="graphic" style:parent-style-name="standard">
      <style:graphic-properties draw:stroke="none" draw:fill-color="#ff0000" draw:textarea-horizontal-align="justify" draw:textarea-vertical-align="middle" draw:auto-grow-height="false" fo:min-height="9.74cm" fo:min-width="15.465cm"/>
    </style:style>
    <style:style style:name="gr110" style:family="graphic" style:parent-style-name="standard">
      <style:graphic-properties draw:stroke="none" draw:fill-color="#685496" draw:textarea-horizontal-align="justify" draw:textarea-vertical-align="middle" draw:auto-grow-height="false" fo:min-height="14.282cm" fo:min-width="3.409cm"/>
    </style:style>
    <style:style style:name="gr111" style:family="graphic" style:parent-style-name="standard">
      <style:graphic-properties draw:stroke="none" svg:stroke-color="#000000" draw:fill="none" draw:fill-color="#ffffff" draw:auto-grow-height="true" draw:auto-grow-width="false" fo:max-height="0cm" fo:min-height="1.547cm"/>
    </style:style>
    <style:style style:name="gr112" style:family="graphic" style:parent-style-name="standard">
      <style:graphic-properties draw:stroke="solid" draw:stroke-dash="Ultrafine_20_Dashed" svg:stroke-width="0.529cm" svg:stroke-color="#ffe994" draw:marker-start-width="0.994cm" draw:marker-end-width="0.994cm" draw:fill-color="#b7b3ca" draw:textarea-horizontal-align="justify" draw:textarea-vertical-align="middle" draw:auto-grow-height="false" fo:min-height="10.14cm" fo:min-width="14.192cm" fo:padding-top="0.39cm" fo:padding-bottom="0.39cm" fo:padding-left="0.515cm" fo:padding-right="0.515cm"/>
    </style:style>
    <style:style style:name="gr113" style:family="graphic" style:parent-style-name="standard">
      <style:graphic-properties draw:stroke="none" draw:fill="none" fo:min-height="4.014cm"/>
    </style:style>
    <style:style style:name="gr114" style:family="graphic" style:parent-style-name="Standard_5f_2">
      <style:graphic-properties draw:stroke="none" draw:fill="none" fo:min-height="0.95cm"/>
    </style:style>
    <style:style style:name="gr115" style:family="graphic" style:parent-style-name="Standard_5f_2">
      <style:graphic-properties draw:stroke="none" draw:fill="none" fo:min-height="1.575cm"/>
    </style:style>
    <style:style style:name="gr116" style:family="graphic" style:parent-style-name="standard">
      <style:graphic-properties draw:fill-color="#ffffff" draw:textarea-horizontal-align="justify" draw:textarea-vertical-align="middle" draw:auto-grow-height="false" fo:min-height="0.056cm" fo:min-width="0.145cm"/>
    </style:style>
    <style:style style:name="gr117" style:family="graphic" style:parent-style-name="Standard_5f_2">
      <style:graphic-properties draw:stroke="none" draw:fill="none" fo:min-height="1.737cm"/>
    </style:style>
    <style:style style:name="gr1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119"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120"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1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122"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123"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124"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1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167cm, 0cm, 12.985cm, 8.688cm)" draw:image-opacity="100%" style:mirror="none"/>
    </style:style>
    <style:style style:name="gr126"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127"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128"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129"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130"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131" style:family="graphic" style:parent-style-name="standard">
      <style:graphic-properties draw:stroke="none" draw:fill="none" fo:min-height="4.15cm"/>
    </style:style>
    <style:style style:name="gr1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gr13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85cm, 0cm, 0cm, 0cm)" draw:image-opacity="100%" style:mirror="none"/>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6">
      <style:graphic-properties fo:min-height="11.929cm"/>
    </style:style>
    <style:style style:name="pr7" style:family="presentation" style:parent-style-name="Default-outline1" style:list-style-name="L6">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2.533cm"/>
    </style:style>
    <style:style style:name="pr10" style:family="presentation" style:parent-style-name="Default-outline1" style:list-style-name="L6">
      <style:graphic-properties fo:min-height="11.929cm"/>
    </style:style>
    <style:style style:name="pr11" style:family="presentation" style:parent-style-name="Default-title">
      <style:graphic-properties draw:textarea-vertical-align="top" fo:min-height="3.473cm"/>
    </style:style>
    <style:style style:name="pr12" style:family="presentation" style:parent-style-name="Default-outline1" style:list-style-name="L6">
      <style:graphic-properties fo:min-height="11.929cm"/>
    </style:style>
    <style:style style:name="pr13" style:family="presentation" style:parent-style-name="Default-title">
      <style:graphic-properties draw:textarea-vertical-align="top" fo:min-height="1.889cm"/>
    </style:style>
    <style:style style:name="pr14" style:family="presentation" style:parent-style-name="Default-title">
      <style:graphic-properties draw:textarea-vertical-align="top" fo:min-height="2.208cm"/>
    </style:style>
    <style:style style:name="pr15" style:family="presentation" style:parent-style-name="Default-outline1" style:list-style-name="L6">
      <style:graphic-properties fo:min-height="11.929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outline1" style:list-style-name="L6">
      <style:graphic-properties fo:min-height="11.929cm"/>
    </style:style>
    <style:style style:name="pr18" style:family="presentation" style:parent-style-name="Default-notes" style:list-style-name="L1">
      <style:graphic-properties draw:fill-color="#ffffff" draw:auto-grow-height="true" fo:min-height="13.365cm"/>
    </style:style>
    <style:style style:name="pr19" style:family="presentation" style:parent-style-name="Default-outline1" style:list-style-name="L6">
      <style:graphic-properties fo:min-height="11.929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title">
      <style:graphic-properties draw:textarea-vertical-align="top" fo:min-height="3.229cm"/>
    </style:style>
    <style:style style:name="pr22" style:family="presentation" style:parent-style-name="Default-outline1" style:list-style-name="L6">
      <style:graphic-properties fo:min-height="11.929cm"/>
    </style:style>
    <style:style style:name="pr23" style:family="presentation" style:parent-style-name="Default-title">
      <style:graphic-properties draw:textarea-vertical-align="top" fo:min-height="2.051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6">
      <style:graphic-properties fo:min-height="11.929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outline1" style:list-style-name="L6">
      <style:graphic-properties fo:min-height="11.929cm"/>
    </style:style>
    <style:style style:name="pr28" style:family="presentation" style:parent-style-name="Default-outline1" style:list-style-name="L6">
      <style:graphic-properties fo:min-height="11.929cm"/>
    </style:style>
    <style:style style:name="pr29" style:family="presentation" style:parent-style-name="Default-outline1" style:list-style-name="L6">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title">
      <style:graphic-properties draw:textarea-vertical-align="top" fo:min-height="1.363cm"/>
    </style:style>
    <style:style style:name="pr32" style:family="presentation" style:parent-style-name="Default-outline1" style:list-style-name="L6">
      <style:graphic-properties fo:min-height="11.929cm"/>
    </style:style>
    <style:style style:name="pr33" style:family="presentation" style:parent-style-name="Default-outline1" style:list-style-name="L6">
      <style:graphic-properties fo:min-height="11.929cm"/>
    </style:style>
    <style:style style:name="pr34" style:family="presentation" style:parent-style-name="Default-title">
      <style:graphic-properties draw:textarea-vertical-align="top" fo:min-height="1.362cm"/>
    </style:style>
    <style:style style:name="pr35" style:family="presentation" style:parent-style-name="Default-outline1" style:list-style-name="L6">
      <style:graphic-properties fo:min-height="11.929cm"/>
    </style:style>
    <style:style style:name="pr36" style:family="presentation" style:parent-style-name="Default-outline1" style:list-style-name="L6">
      <style:graphic-properties fo:min-height="11.929cm"/>
    </style:style>
    <style:style style:name="pr37" style:family="presentation" style:parent-style-name="Default-outline1" style:list-style-name="L6">
      <style:graphic-properties fo:min-height="11.929cm"/>
    </style:style>
    <style:style style:name="pr38" style:family="presentation" style:parent-style-name="Default-outline1" style:list-style-name="L6">
      <style:graphic-properties fo:min-height="11.929cm"/>
    </style:style>
    <style:style style:name="pr39" style:family="presentation" style:parent-style-name="Default-outline1" style:list-style-name="L6">
      <style:graphic-properties fo:min-height="11.929cm"/>
    </style:style>
    <style:style style:name="pr40" style:family="presentation" style:parent-style-name="Default-outline1" style:list-style-name="L6">
      <style:graphic-properties fo:min-height="11.929cm"/>
    </style:style>
    <style:style style:name="pr41" style:family="presentation" style:parent-style-name="Default-outline1" style:list-style-name="L6">
      <style:graphic-properties fo:min-height="11.929cm"/>
    </style:style>
    <style:style style:name="pr42" style:family="presentation" style:parent-style-name="Default-outline1" style:list-style-name="L6">
      <style:graphic-properties fo:min-height="11.929cm"/>
    </style:style>
    <style:style style:name="pr43" style:family="presentation" style:parent-style-name="Default-outline1" style:list-style-name="L6">
      <style:graphic-properties fo:min-height="11.929cm"/>
    </style:style>
    <style:style style:name="pr44" style:family="presentation" style:parent-style-name="Default-outline1" style:list-style-name="L6">
      <style:graphic-properties fo:min-height="11.929cm"/>
    </style:style>
    <style:style style:name="pr45" style:family="presentation" style:parent-style-name="Default-title">
      <style:graphic-properties draw:textarea-vertical-align="top" fo:min-height="2.451cm"/>
    </style:style>
    <style:style style:name="pr46" style:family="presentation" style:parent-style-name="Default-title">
      <style:graphic-properties draw:textarea-vertical-align="top" fo:min-height="2.605cm"/>
    </style:style>
    <style:style style:name="pr47" style:family="presentation" style:parent-style-name="Default-outline1" style:list-style-name="L6">
      <style:graphic-properties fo:min-height="11.929cm"/>
    </style:style>
    <style:style style:name="pr48" style:family="presentation" style:parent-style-name="Default-outline1" style:list-style-name="L6">
      <style:graphic-properties fo:min-height="11.929cm"/>
    </style:style>
    <style:style style:name="pr49" style:family="presentation" style:parent-style-name="Default-outline1" style:list-style-name="L6">
      <style:graphic-properties fo:min-height="11.929cm"/>
    </style:style>
    <style:style style:name="pr50" style:family="presentation" style:parent-style-name="Default-outline1" style:list-style-name="L6">
      <style:graphic-properties fo:min-height="11.929cm"/>
    </style:style>
    <style:style style:name="pr51" style:family="presentation" style:parent-style-name="Default-outline1" style:list-style-name="L6">
      <style:graphic-properties fo:min-height="11.929cm"/>
    </style:style>
    <style:style style:name="pr52" style:family="presentation" style:parent-style-name="Default-outline1" style:list-style-name="L6">
      <style:graphic-properties fo:min-height="11.929cm"/>
    </style:style>
    <style:style style:name="pr53" style:family="presentation" style:parent-style-name="Default-outline1" style:list-style-name="L6">
      <style:graphic-properties fo:min-height="11.929cm"/>
    </style:style>
    <style:style style:name="pr54" style:family="presentation" style:parent-style-name="Default-outline1" style:list-style-name="L6">
      <style:graphic-properties fo:min-height="11.929cm"/>
    </style:style>
    <style:style style:name="pr55" style:family="presentation" style:parent-style-name="Default-title">
      <style:graphic-properties draw:textarea-vertical-align="top" fo:min-height="6.607cm"/>
    </style:style>
    <style:style style:name="pr56" style:family="presentation" style:parent-style-name="Default-outline1" style:list-style-name="L6">
      <style:graphic-properties fo:min-height="11.929cm"/>
    </style:style>
    <style:style style:name="pr57" style:family="presentation" style:parent-style-name="Default-outline1" style:list-style-name="L6">
      <style:graphic-properties fo:min-height="11.929cm"/>
    </style:style>
    <style:style style:name="pr58" style:family="presentation" style:parent-style-name="Default-outline1" style:list-style-name="L6">
      <style:graphic-properties fo:min-height="11.929cm"/>
    </style:style>
    <style:style style:name="pr59" style:family="presentation" style:parent-style-name="Default-outline1" style:list-style-name="L6">
      <style:graphic-properties fo:min-height="11.929cm"/>
    </style:style>
    <style:style style:name="pr60" style:family="presentation" style:parent-style-name="Default-outline1" style:list-style-name="L6">
      <style:graphic-properties fo:min-height="11.929cm"/>
    </style:style>
    <style:style style:name="pr61" style:family="presentation" style:parent-style-name="Default-outline1" style:list-style-name="L6">
      <style:graphic-properties fo:min-height="11.929cm"/>
    </style:style>
    <style:style style:name="pr62" style:family="presentation" style:parent-style-name="Default-outline1" style:list-style-name="L6">
      <style:graphic-properties fo:min-height="11.929cm"/>
    </style:style>
    <style:style style:name="pr63" style:family="presentation" style:parent-style-name="Default-outline1" style:list-style-name="L6">
      <style:graphic-properties fo:min-height="11.929cm"/>
    </style:style>
    <style:style style:name="pr64" style:family="presentation" style:parent-style-name="Default-outline1" style:list-style-name="L6">
      <style:graphic-properties fo:min-height="11.929cm"/>
    </style:style>
    <style:style style:name="pr65" style:family="presentation" style:parent-style-name="Default-outline1" style:list-style-name="L6">
      <style:graphic-properties fo:min-height="11.929cm"/>
    </style:style>
    <style:style style:name="pr66" style:family="presentation" style:parent-style-name="Default-outline1" style:list-style-name="L6">
      <style:graphic-properties fo:min-height="11.929cm"/>
    </style:style>
    <style:style style:name="pr67" style:family="presentation" style:parent-style-name="Default-outline1" style:list-style-name="L6">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6">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6">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6">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6">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title">
      <style:graphic-properties draw:textarea-vertical-align="top" fo:min-height="1.267cm"/>
    </style:style>
    <style:style style:name="pr78" style:family="presentation" style:parent-style-name="Default-outline1" style:list-style-name="L6">
      <style:graphic-properties fo:min-height="11.929cm"/>
    </style:style>
    <style:style style:name="pr79" style:family="presentation" style:parent-style-name="Default-outline1" style:list-style-name="L6">
      <style:graphic-properties fo:min-height="11.929cm"/>
    </style:style>
    <style:style style:name="pr80" style:family="presentation" style:parent-style-name="Default-outline1" style:list-style-name="L6">
      <style:graphic-properties fo:min-height="11.929cm"/>
    </style:style>
    <style:style style:name="pr81" style:family="presentation" style:parent-style-name="Default-outline1" style:list-style-name="L6">
      <style:graphic-properties fo:min-height="11.929cm"/>
    </style:style>
    <style:style style:name="pr82" style:family="presentation" style:parent-style-name="Default-outline1" style:list-style-name="L6">
      <style:graphic-properties fo:min-height="11.929cm"/>
    </style:style>
    <style:style style:name="pr83" style:family="presentation" style:parent-style-name="Default-outline1" style:list-style-name="L6">
      <style:graphic-properties fo:min-height="11.929cm"/>
    </style:style>
    <style:style style:name="pr84" style:family="presentation" style:parent-style-name="Default-outline1" style:list-style-name="L6">
      <style:graphic-properties fo:min-height="11.929cm"/>
    </style:style>
    <style:style style:name="pr85" style:family="presentation" style:parent-style-name="Default-notes" style:list-style-name="L1">
      <style:graphic-properties draw:fill-color="#ffffff" draw:auto-grow-height="true" fo:min-height="13.365cm"/>
    </style:style>
    <style:style style:name="pr86" style:family="presentation" style:parent-style-name="Default-outline1" style:list-style-name="L6">
      <style:graphic-properties fo:min-height="11.929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outline1" style:list-style-name="L6">
      <style:graphic-properties fo:min-height="11.929cm"/>
    </style:style>
    <style:style style:name="pr89" style:family="presentation" style:parent-style-name="Default-outline1" style:list-style-name="L6">
      <style:graphic-properties fo:min-height="11.929cm"/>
    </style:style>
    <style:style style:name="pr90" style:family="presentation" style:parent-style-name="Default-outline1" style:list-style-name="L6">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6">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6">
      <style:graphic-properties fo:min-height="11.929cm"/>
    </style:style>
    <style:style style:name="pr95" style:family="presentation" style:parent-style-name="Default-outline1" style:list-style-name="L6">
      <style:graphic-properties fo:min-height="11.929cm"/>
    </style:style>
    <style:style style:name="pr96" style:family="presentation" style:parent-style-name="Default-title">
      <style:graphic-properties draw:textarea-vertical-align="top" fo:min-height="1.051cm"/>
    </style:style>
    <style:style style:name="pr97" style:family="presentation" style:parent-style-name="Default-outline1" style:list-style-name="L6">
      <style:graphic-properties fo:min-height="11.929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6">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notes" style:list-style-name="L1">
      <style:graphic-properties draw:fill-color="#ffffff" draw:auto-grow-height="true" fo:min-height="13.365cm"/>
    </style:style>
    <style:style style:name="pr102" style:family="presentation" style:parent-style-name="Default-outline1" style:list-style-name="L6">
      <style:graphic-properties fo:min-height="11.929cm"/>
    </style:style>
    <style:style style:name="pr103" style:family="presentation" style:parent-style-name="Default-outline1" style:list-style-name="L6">
      <style:graphic-properties fo:min-height="11.929cm"/>
    </style:style>
    <style:style style:name="pr104" style:family="presentation" style:parent-style-name="Default-outline1" style:list-style-name="L6">
      <style:graphic-properties fo:min-height="11.929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6">
      <style:graphic-properties fo:min-height="11.929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6">
      <style:graphic-properties fo:min-height="11.929cm"/>
    </style:style>
    <style:style style:name="pr109" style:family="presentation" style:parent-style-name="Default-outline1" style:list-style-name="L6">
      <style:graphic-properties fo:min-height="11.929cm"/>
    </style:style>
    <style:style style:name="pr110" style:family="presentation" style:parent-style-name="Default-outline1" style:list-style-name="L6">
      <style:graphic-properties fo:min-height="11.929cm"/>
    </style:style>
    <style:style style:name="pr111" style:family="presentation" style:parent-style-name="Default-outline1" style:list-style-name="L6">
      <style:graphic-properties fo:min-height="11.929cm"/>
    </style:style>
    <style:style style:name="pr112" style:family="presentation" style:parent-style-name="Default-outline1" style:list-style-name="L6">
      <style:graphic-properties fo:min-height="11.929cm"/>
    </style:style>
    <style:style style:name="pr113" style:family="presentation" style:parent-style-name="Default-outline1" style:list-style-name="L6">
      <style:graphic-properties fo:min-height="11.929cm"/>
    </style:style>
    <style:style style:name="pr114" style:family="presentation" style:parent-style-name="Default-title">
      <style:graphic-properties draw:textarea-vertical-align="top" fo:min-height="1cm"/>
    </style:style>
    <style:style style:name="pr115" style:family="presentation" style:parent-style-name="Default-outline1" style:list-style-name="L6">
      <style:graphic-properties fo:min-height="11.929cm"/>
    </style:style>
    <style:style style:name="pr116" style:family="presentation" style:parent-style-name="Default-outline1" style:list-style-name="L6">
      <style:graphic-properties fo:min-height="11.929cm"/>
    </style:style>
    <style:style style:name="pr117" style:family="presentation" style:parent-style-name="Default-outline1" style:list-style-name="L6">
      <style:graphic-properties fo:min-height="11.929cm"/>
    </style:style>
    <style:style style:name="pr118" style:family="presentation" style:parent-style-name="Default-outline1" style:list-style-name="L6">
      <style:graphic-properties fo:min-height="11.929cm"/>
    </style:style>
    <style:style style:name="pr119" style:family="presentation" style:parent-style-name="Default-outline1" style:list-style-name="L6">
      <style:graphic-properties fo:min-height="11.929cm"/>
    </style:style>
    <style:style style:name="pr120" style:family="presentation" style:parent-style-name="Default-outline1" style:list-style-name="L6">
      <style:graphic-properties fo:min-height="11.929cm"/>
    </style:style>
    <style:style style:name="pr121" style:family="presentation" style:parent-style-name="Default-outline1" style:list-style-name="L6">
      <style:graphic-properties fo:min-height="11.929cm"/>
    </style:style>
    <style:style style:name="pr122" style:family="presentation" style:parent-style-name="Default-notes" style:list-style-name="L1">
      <style:graphic-properties draw:fill-color="#ffffff" draw:auto-grow-height="true" fo:min-height="13.365cm"/>
    </style:style>
    <style:style style:name="pr123" style:family="presentation" style:parent-style-name="Default-title">
      <style:graphic-properties draw:textarea-vertical-align="top" fo:min-height="1.564cm"/>
    </style:style>
    <style:style style:name="pr124" style:family="presentation" style:parent-style-name="Default-outline1" style:list-style-name="L6">
      <style:graphic-properties fo:min-height="11.929cm"/>
    </style:style>
    <style:style style:name="pr125" style:family="presentation" style:parent-style-name="Default-outline1" style:list-style-name="L6">
      <style:graphic-properties fo:min-height="11.929cm"/>
    </style:style>
    <style:style style:name="pr126" style:family="presentation" style:parent-style-name="Default-outline1" style:list-style-name="L6">
      <style:graphic-properties fo:min-height="11.929cm"/>
    </style:style>
    <style:style style:name="pr127" style:family="presentation" style:parent-style-name="Default-outline1" style:list-style-name="L6">
      <style:graphic-properties fo:min-height="11.929cm"/>
    </style:style>
    <style:style style:name="pr128" style:family="presentation" style:parent-style-name="Default-outline1" style:list-style-name="L6">
      <style:graphic-properties fo:min-height="11.929cm"/>
    </style:style>
    <style:style style:name="pr129" style:family="presentation" style:parent-style-name="Default-notes" style:list-style-name="L1">
      <style:graphic-properties draw:fill-color="#ffffff" draw:auto-grow-height="true" fo:min-height="13.365cm"/>
    </style:style>
    <style:style style:name="pr130" style:family="presentation" style:parent-style-name="Default-outline1" style:list-style-name="L6">
      <style:graphic-properties fo:min-height="11.929cm"/>
    </style:style>
    <style:style style:name="pr131" style:family="presentation" style:parent-style-name="Default-outline1" style:list-style-name="L6">
      <style:graphic-properties fo:min-height="11.929cm"/>
    </style:style>
    <style:style style:name="pr132" style:family="presentation" style:parent-style-name="Default-outline1" style:list-style-name="L6">
      <style:graphic-properties fo:min-height="11.929cm"/>
    </style:style>
    <style:style style:name="pr133" style:family="presentation" style:parent-style-name="Default-outline1" style:list-style-name="L6">
      <style:graphic-properties fo:min-height="11.929cm"/>
    </style:style>
    <style:style style:name="pr134" style:family="presentation" style:parent-style-name="Default-outline1" style:list-style-name="L6">
      <style:graphic-properties fo:min-height="11.929cm"/>
    </style:style>
    <style:style style:name="pr135" style:family="presentation" style:parent-style-name="Default-outline1" style:list-style-name="L6">
      <style:graphic-properties fo:min-height="11.929cm"/>
    </style:style>
    <style:style style:name="pr136" style:family="presentation" style:parent-style-name="Default-outline1" style:list-style-name="L6">
      <style:graphic-properties fo:min-height="11.929cm"/>
    </style:style>
    <style:style style:name="pr137" style:family="presentation" style:parent-style-name="Default-outline1" style:list-style-name="L6">
      <style:graphic-properties fo:min-height="11.929cm"/>
    </style:style>
    <style:style style:name="pr138" style:family="presentation" style:parent-style-name="Default-outline1" style:list-style-name="L6">
      <style:graphic-properties fo:min-height="11.929cm"/>
    </style:style>
    <style:style style:name="pr139" style:family="presentation" style:parent-style-name="Default-title">
      <style:graphic-properties draw:textarea-vertical-align="top" fo:min-height="4.267cm"/>
    </style:style>
    <style:style style:name="pr140" style:family="presentation" style:parent-style-name="Default-title">
      <style:graphic-properties draw:textarea-vertical-align="top" fo:min-height="5.689cm"/>
    </style:style>
    <style:style style:name="pr141" style:family="presentation" style:parent-style-name="Default-outline1" style:list-style-name="L6">
      <style:graphic-properties fo:min-height="11.929cm"/>
    </style:style>
    <style:style style:name="pr142" style:family="presentation" style:parent-style-name="Default-notes" style:list-style-name="L1">
      <style:graphic-properties draw:fill-color="#ffffff" draw:auto-grow-height="true" fo:min-height="13.365cm"/>
    </style:style>
    <style:style style:name="pr143" style:family="presentation" style:parent-style-name="Default-notes" style:list-style-name="L1">
      <style:graphic-properties draw:fill-color="#ffffff" draw:auto-grow-height="true" fo:min-height="13.365cm"/>
    </style:style>
    <style:style style:name="pr144" style:family="presentation" style:parent-style-name="Default-outline1" style:list-style-name="L6">
      <style:graphic-properties fo:min-height="11.929cm"/>
    </style:style>
    <style:style style:name="pr145" style:family="presentation" style:parent-style-name="Default-title">
      <style:graphic-properties draw:textarea-vertical-align="top" fo:min-height="2.845cm"/>
    </style:style>
    <style:style style:name="pr146" style:family="presentation" style:parent-style-name="Default-title">
      <style:graphic-properties draw:textarea-vertical-align="top" fo:min-height="6.331cm"/>
    </style:style>
    <style:style style:name="pr147" style:family="presentation" style:parent-style-name="Default-outline1" style:list-style-name="L6">
      <style:graphic-properties fo:min-height="11.929cm"/>
    </style:style>
    <style:style style:name="pr148" style:family="presentation" style:parent-style-name="Default-outline1" style:list-style-name="L6">
      <style:graphic-properties fo:min-height="11.929cm"/>
    </style:style>
    <style:style style:name="pr149" style:family="presentation" style:parent-style-name="Default-title">
      <style:graphic-properties draw:textarea-vertical-align="top" fo:min-height="3.076cm"/>
    </style:style>
    <style:style style:name="pr150" style:family="presentation" style:parent-style-name="Default-outline1" style:list-style-name="L6">
      <style:graphic-properties fo:min-height="11.929cm"/>
    </style:style>
    <style:style style:name="pr151" style:family="presentation" style:parent-style-name="Default-outline1" style:list-style-name="L6">
      <style:graphic-properties fo:min-height="11.929cm"/>
    </style:style>
    <style:style style:name="pr152" style:family="presentation" style:parent-style-name="Default-outline1" style:list-style-name="L6">
      <style:graphic-properties fo:min-height="11.929cm"/>
    </style:style>
    <style:style style:name="pr153" style:family="presentation" style:parent-style-name="Default-outline1" style:list-style-name="L6">
      <style:graphic-properties fo:min-height="11.929cm"/>
    </style:style>
    <style:style style:name="pr154" style:family="presentation" style:parent-style-name="Default-title">
      <style:graphic-properties draw:textarea-vertical-align="top" fo:min-height="1.2cm"/>
    </style:style>
    <style:style style:name="pr155" style:family="presentation" style:parent-style-name="Default-outline1" style:list-style-name="L6">
      <style:graphic-properties fo:min-height="11.929cm"/>
    </style:style>
    <style:style style:name="pr156" style:family="presentation" style:parent-style-name="Default-outline1" style:list-style-name="L6">
      <style:graphic-properties fo:min-height="11.929cm"/>
    </style:style>
    <style:style style:name="pr157" style:family="presentation" style:parent-style-name="Default-outline1" style:list-style-name="L6">
      <style:graphic-properties fo:min-height="11.929cm"/>
    </style:style>
    <style:style style:name="pr158" style:family="presentation" style:parent-style-name="Default-notes">
      <style:graphic-properties draw:fill-color="#ffffff" draw:auto-grow-height="true" fo:min-height="14.161cm"/>
    </style:style>
    <style:style style:name="pr159" style:family="presentation" style:parent-style-name="Default-outline1" style:list-style-name="L6">
      <style:graphic-properties fo:min-height="11.929cm"/>
    </style:style>
    <style:style style:name="pr160" style:family="presentation" style:parent-style-name="Default-outline1" style:list-style-name="L6">
      <style:graphic-properties fo:min-height="11.929cm"/>
    </style:style>
    <style:style style:name="pr161" style:family="presentation" style:parent-style-name="Default-notes" style:list-style-name="L1">
      <style:graphic-properties draw:fill-color="#ffffff" draw:auto-grow-height="true" fo:min-height="13.365cm"/>
    </style:style>
    <style:style style:name="pr162"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loext:graphic-properties draw:fill="none" draw:fill-color="#ffffff"/>
      <style:paragraph-properties style:writing-mode="lr-tb"/>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23" style:family="paragraph">
      <style:paragraph-properties fo:text-align="center" style:writing-mode="lr-tb"/>
    </style:style>
    <style:style style:name="P24" style:family="paragraph">
      <loext:graphic-properties draw:fill-color="#ff8000"/>
      <style:paragraph-properties fo:text-align="center" style:writing-mode="lr-tb"/>
      <style:text-properties fo:language="fr" fo:country="FR"/>
    </style:style>
    <style:style style:name="P2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6" style:family="paragraph">
      <loext:graphic-properties draw:fill-color="#ff0000"/>
      <style:paragraph-properties fo:text-align="center" style:writing-mode="lr-tb"/>
      <style:text-properties fo:language="fr" fo:country="FR"/>
    </style:style>
    <style:style style:name="P27" style:family="paragraph">
      <loext:graphic-properties draw:fill-color="#685496"/>
      <style:paragraph-properties fo:text-align="center"/>
      <style:text-properties fo:language="fr" fo:country="FR"/>
    </style:style>
    <style:style style:name="P28" style:family="paragraph">
      <loext:graphic-properties draw:fill-color="#355269"/>
      <style:paragraph-properties fo:text-align="center"/>
      <style:text-properties fo:language="fr" fo:country="FR"/>
    </style:style>
    <style:style style:name="P29" style:family="paragraph">
      <loext:graphic-properties draw:fill-color="#158466"/>
      <style:paragraph-properties fo:text-align="center"/>
      <style:text-properties fo:language="fr" fo:country="FR"/>
    </style:style>
    <style:style style:name="P30" style:family="paragraph">
      <loext:graphic-properties draw:fill="none" draw:fill-color="#ffffff"/>
      <style:paragraph-properties style:writing-mode="lr-tb"/>
      <style:text-properties fo:color="#ffffff" fo:font-size="17.8999996185303pt" fo:language="fr" fo:country="FR" fo:font-weight="bold" style:font-weight-asian="bold" style:font-weight-complex="bold"/>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loext:graphic-properties draw:fill-color="#e400ff"/>
      <style:paragraph-properties fo:text-align="center"/>
      <style:text-properties fo:language="fr" fo:country="FR"/>
    </style:style>
    <style:style style:name="P3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4" style:family="paragraph">
      <loext:graphic-properties draw:fill="none"/>
      <style:paragraph-properties style:writing-mode="lr-tb"/>
      <style:text-properties fo:font-size="88pt" style:font-size-asian="88pt" style:font-size-complex="88pt"/>
    </style:style>
    <style:style style:name="P35" style:family="paragraph">
      <loext:graphic-properties draw:fill="none"/>
      <style:paragraph-properties fo:text-align="center"/>
      <style:text-properties fo:language="fr" fo:country="FR"/>
    </style:style>
    <style:style style:name="P3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7" style:family="paragraph">
      <loext:graphic-properties draw:fill="none"/>
      <style:paragraph-properties fo:text-align="start" style:writing-mode="lr-tb"/>
      <style:text-properties fo:font-size="32pt" style:font-size-asian="32pt" style:font-size-complex="32pt"/>
    </style:style>
    <style:style style:name="P38" style:family="paragraph">
      <loext:graphic-properties draw:fill="none" draw:fill-color="#ffffff"/>
      <style:paragraph-properties fo:text-align="center" style:writing-mode="lr-tb"/>
      <style:text-properties fo:font-size="28pt" style:font-size-asian="28pt" style:font-size-complex="28pt"/>
    </style:style>
    <style:style style:name="P39" style:family="paragraph">
      <loext:graphic-properties draw:fill="none" draw:fill-color="#ffffff"/>
      <style:paragraph-properties style:writing-mode="lr-tb"/>
      <style:text-properties fo:color="#ffffff" fo:font-size="12pt" fo:language="fr" fo:country="FR" fo:font-weight="bold" style:font-size-asian="12pt" style:font-weight-asian="bold" style:font-size-complex="12pt" style:font-weight-complex="bold"/>
    </style:style>
    <style:style style:name="P40" style:family="paragraph">
      <loext:graphic-properties draw:fill-color="#ffd8ce"/>
      <style:paragraph-properties fo:text-align="center"/>
    </style:style>
    <style:style style:name="P41" style:family="paragraph">
      <loext:graphic-properties draw:fill="none" draw:fill-color="#ffffff"/>
      <style:paragraph-properties fo:text-align="start" style:writing-mode="lr-tb"/>
      <style:text-properties fo:color="#000000" fo:font-size="28pt" fo:font-weight="bold" style:font-size-asian="28pt" style:font-weight-asian="bold" style:font-size-complex="28pt" style:font-weight-complex="bold"/>
    </style:style>
    <style:style style:name="P42" style:family="paragraph">
      <loext:graphic-properties draw:fill-color="#e0c2cd"/>
      <style:paragraph-properties fo:text-align="center"/>
    </style:style>
    <style:style style:name="P43" style:family="paragraph">
      <loext:graphic-properties draw:fill-color="#dee6ef"/>
      <style:paragraph-properties fo:text-align="center"/>
    </style:style>
    <style:style style:name="P44" style:family="paragraph">
      <loext:graphic-properties draw:fill="none" draw:fill-color="#ffffff"/>
      <style:paragraph-properties fo:text-align="start" style:writing-mode="lr-tb"/>
      <style:text-properties fo:color="#000000" fo:font-size="28pt" fo:font-weight="normal" style:font-size-asian="28pt" style:font-weight-asian="normal" style:font-size-complex="28pt" style:font-weight-complex="normal"/>
    </style:style>
    <style:style style:name="P45" style:family="paragraph">
      <loext:graphic-properties draw:fill-color="#ffffff"/>
      <style:paragraph-properties style:writing-mode="lr-tb"/>
      <style:text-properties fo:font-size="20pt" fo:language="fr" fo:country="FR" style:font-size-asian="20pt" style:font-size-complex="20pt"/>
    </style:style>
    <style:style style:name="P46" style:family="paragraph">
      <style:paragraph-properties fo:text-align="start" style:writing-mode="lr-tb"/>
      <style:text-properties fo:color="#ffffff" fo:font-size="32pt" fo:language="fr" fo:country="FR" fo:font-weight="bold" style:font-size-asian="32pt" style:font-size-complex="32pt"/>
    </style:style>
    <style:style style:name="P47"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48" style:family="paragraph">
      <loext:graphic-properties draw:fill="none"/>
      <style:paragraph-properties fo:text-align="center" style:writing-mode="lr-tb"/>
      <style:text-properties fo:font-size="32pt" style:font-size-asian="32pt" style:font-size-complex="32pt"/>
    </style:style>
    <style:style style:name="P49"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0" style:family="paragraph">
      <style:paragraph-properties fo:text-align="start" style:writing-mode="lr-tb"/>
      <style:text-properties fo:font-size="20pt" fo:language="fr" fo:country="FR" fo:font-weight="normal" style:font-size-asian="20pt" style:font-weight-asian="normal" style:font-size-complex="20pt" style:font-weight-complex="normal"/>
    </style:style>
    <style:style style:name="P51"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start" style:writing-mode="lr-tb"/>
      <style:text-properties fo:font-size="30pt" style:font-size-asian="30pt" style:font-size-complex="30pt"/>
    </style:style>
    <style:style style:name="P53" style:family="paragraph">
      <loext:graphic-properties draw:fill="none"/>
      <style:paragraph-properties style:writing-mode="lr-tb"/>
      <style:text-properties fo:color="#ff0000" fo:font-size="20pt" style:font-size-asian="20pt" style:font-size-complex="20pt"/>
    </style:style>
    <style:style style:name="P54"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55" style:family="paragraph">
      <loext:graphic-properties draw:fill-color="#ff1493"/>
      <style:paragraph-properties fo:text-align="center"/>
      <style:text-properties fo:language="fr" fo:country="FR"/>
    </style:style>
    <style:style style:name="P56" style:family="paragraph">
      <style:paragraph-properties style:writing-mode="lr-tb"/>
      <style:text-properties fo:color="#ffffff" fo:font-size="28pt" fo:language="fr" fo:country="FR" style:font-size-asian="28pt" style:font-size-complex="28pt"/>
    </style:style>
    <style:style style:name="P57" style:family="paragraph">
      <style:paragraph-properties fo:margin-left="0cm" fo:margin-right="0cm" fo:margin-top="0cm" fo:margin-bottom="0cm" fo:line-height="100%" fo:text-align="start" fo:text-indent="0cm"/>
    </style:style>
    <style:style style:name="P58" style:family="paragraph">
      <loext:graphic-properties draw:fill="none"/>
      <style:paragraph-properties fo:text-align="start" style:writing-mode="lr-tb"/>
      <style:text-properties fo:font-size="26pt" style:font-size-asian="26pt" style:font-size-complex="26pt"/>
    </style:style>
    <style:style style:name="P59"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0" style:family="paragraph">
      <style:paragraph-properties style:writing-mode="lr-tb"/>
      <style:text-properties fo:font-size="28pt" fo:language="fr" fo:country="FR" style:font-size-asian="28pt" style:font-size-complex="28pt"/>
    </style:style>
    <style:style style:name="P61" style:family="paragraph">
      <loext:graphic-properties draw:fill="none" draw:fill-color="#ffffff"/>
      <style:paragraph-properties style:writing-mode="lr-tb"/>
      <style:text-properties fo:color="#000000"/>
    </style:style>
    <style:style style:name="P62" style:family="paragraph">
      <loext:graphic-properties draw:fill-color="#06ff00"/>
      <style:paragraph-properties fo:text-align="center" style:writing-mode="lr-tb"/>
      <style:text-properties fo:language="fr" fo:country="FR"/>
    </style:style>
    <style:style style:name="P63" style:family="paragraph">
      <loext:graphic-properties draw:fill-color="#00fff3"/>
      <style:paragraph-properties fo:text-align="center" style:writing-mode="lr-tb"/>
      <style:text-properties fo:language="fr" fo:country="FR"/>
    </style:style>
    <style:style style:name="P64" style:family="paragraph">
      <style:paragraph-properties fo:text-align="center" style:writing-mode="lr-tb"/>
      <style:text-properties fo:color="#ffffff" fo:font-size="28pt" fo:language="fr" fo:country="FR" fo:font-weight="normal" style:font-size-asian="28pt" style:font-weight-asian="normal" style:font-size-complex="28pt" style:font-weight-complex="normal"/>
    </style:style>
    <style:style style:name="P65" style:family="paragraph">
      <loext:graphic-properties draw:fill-color="#b4c7dc"/>
      <style:paragraph-properties fo:text-align="center"/>
    </style:style>
    <style:style style:name="P66" style:family="paragraph">
      <loext:graphic-properties draw:fill="none"/>
      <style:paragraph-properties fo:text-align="center" style:writing-mode="lr-tb"/>
      <style:text-properties fo:font-size="17.8999996185303pt" fo:language="fr" fo:country="FR"/>
    </style:style>
    <style:style style:name="P67" style:family="paragraph">
      <loext:graphic-properties draw:fill-color="#afeeee"/>
      <style:paragraph-properties fo:text-align="center"/>
      <style:text-properties fo:language="fr" fo:country="FR"/>
    </style:style>
    <style:style style:name="P68" style:family="paragraph">
      <loext:graphic-properties draw:fill-color="#ffa500"/>
      <style:paragraph-properties fo:text-align="center"/>
      <style:text-properties fo:language="fr" fo:country="FR"/>
    </style:style>
    <style:style style:name="P69" style:family="paragraph">
      <loext:graphic-properties draw:fill="none" draw:fill-color="#ffffff"/>
      <style:paragraph-properties style:writing-mode="lr-tb"/>
      <style:text-properties fo:color="#000000" fo:font-size="28pt" fo:font-weight="bold" style:font-size-asian="28pt" style:font-weight-asian="bold" style:font-size-complex="28pt" style:font-weight-complex="bold"/>
    </style:style>
    <style:style style:name="P70" style:family="paragraph">
      <loext:graphic-properties draw:fill-color="#ffe4e1"/>
      <style:paragraph-properties fo:text-align="center"/>
      <style:text-properties fo:language="fr" fo:country="FR"/>
    </style:style>
    <style:style style:name="P71" style:family="paragraph">
      <style:paragraph-properties fo:margin-left="0cm" fo:margin-right="0cm" fo:margin-top="0.497cm" fo:margin-bottom="0cm" fo:text-align="start" fo:text-indent="0cm" style:writing-mode="lr-tb"/>
      <style:text-properties fo:language="fr" fo:country="FR" fo:font-weight="bold" style:font-weight-asian="bold" style:font-weight-complex="bold"/>
    </style:style>
    <style:style style:name="P72" style:family="paragraph">
      <loext:graphic-properties draw:fill-color="#ffffff"/>
      <style:paragraph-properties style:writing-mode="lr-tb"/>
      <style:text-properties fo:font-size="22pt" fo:language="fr" fo:country="FR" style:font-size-asian="22pt" style:font-size-complex="22pt"/>
    </style:style>
    <style:style style:name="P73" style:family="paragraph">
      <loext:graphic-properties draw:fill="none"/>
      <style:paragraph-properties style:writing-mode="lr-tb"/>
    </style:style>
    <style:style style:name="P7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75" style:family="paragraph">
      <loext:graphic-properties draw:fill-color="#ffffff"/>
      <style:paragraph-properties style:writing-mode="lr-tb"/>
      <style:text-properties fo:font-size="24pt" fo:language="fr" fo:country="FR" style:font-size-asian="24pt" style:font-size-complex="24pt"/>
    </style:style>
    <style:style style:name="P76" style:family="paragraph">
      <style:paragraph-properties fo:margin-left="0cm" fo:margin-right="0cm" fo:margin-top="0.497cm" fo:margin-bottom="0cm" fo:text-align="start" fo:text-indent="0cm">
        <style:tab-stops/>
      </style:paragraph-properties>
    </style:style>
    <style:style style:name="P77" style:family="paragraph">
      <style:paragraph-properties fo:margin-left="0.6cm" fo:margin-right="0cm" fo:text-indent="-0.6cm"/>
    </style:style>
    <style:style style:name="P78" style:family="paragraph">
      <style:paragraph-properties fo:margin-left="0cm" fo:margin-right="0cm" fo:margin-top="0cm" fo:margin-bottom="0cm" fo:line-height="100%" fo:text-align="start" fo:text-indent="0cm">
        <style:tab-stops/>
      </style:paragraph-properties>
    </style:style>
    <style:style style:name="P79" style:family="paragraph">
      <style:paragraph-properties fo:line-height="100%" fo:text-align="start"/>
    </style:style>
    <style:style style:name="P80" style:family="paragraph">
      <style:paragraph-properties fo:margin-left="0cm" fo:margin-right="0cm" fo:margin-top="0.397cm" fo:margin-bottom="0cm" fo:line-height="100%" fo:text-align="start" fo:text-indent="0cm">
        <style:tab-stops/>
      </style:paragraph-properties>
    </style:style>
    <style:style style:name="P81" style:family="paragraph">
      <loext:graphic-properties draw:fill-color="#ffaa95"/>
      <style:paragraph-properties fo:text-align="center"/>
    </style:style>
    <style:style style:name="P82" style:family="paragraph">
      <loext:graphic-properties draw:fill="none" draw:fill-color="#ffffff"/>
      <style:paragraph-properties fo:text-align="center" style:writing-mode="lr-tb"/>
      <style:text-properties fo:color="#000000" fo:font-size="28pt" fo:font-weight="normal" style:font-size-asian="28pt" style:font-weight-asian="normal" style:font-size-complex="28pt" style:font-weight-complex="normal"/>
    </style:style>
    <style:style style:name="P83" style:family="paragraph">
      <loext:graphic-properties draw:fill="none" draw:fill-color="#ffffff"/>
      <style:paragraph-properties fo:text-align="center" style:writing-mode="lr-tb"/>
      <style:text-properties fo:color="#ffffff"/>
    </style:style>
    <style:style style:name="P84" style:family="paragraph">
      <style:paragraph-properties fo:text-align="end"/>
    </style:style>
    <style:style style:name="P85" style:family="paragraph">
      <loext:graphic-properties draw:fill="none" draw:fill-color="#ffffff"/>
      <style:paragraph-properties fo:text-align="end" style:writing-mode="lr-tb"/>
      <style:text-properties fo:color="#ffffff"/>
    </style:style>
    <style:style style:name="P86" style:family="paragraph">
      <loext:graphic-properties draw:fill-color="#ff8000"/>
      <style:paragraph-properties fo:text-align="center" style:writing-mode="lr-tb"/>
      <style:text-properties fo:font-size="18pt" fo:language="fr" fo:country="FR"/>
    </style:style>
    <style:style style:name="P87" style:family="paragraph">
      <style:paragraph-properties fo:text-align="center" style:writing-mode="lr-tb"/>
      <style:text-properties fo:color="#ffffff" fo:font-size="36pt" fo:language="fr" fo:country="FR" fo:font-weight="bold" style:font-size-asian="36pt" style:font-weight-asian="bold" style:font-size-complex="36pt" style:font-weight-complex="bold"/>
    </style:style>
    <style:style style:name="P88" style:family="paragraph">
      <loext:graphic-properties draw:fill-color="#ff0000"/>
      <style:paragraph-properties fo:text-align="center" style:writing-mode="lr-tb"/>
      <style:text-properties fo:font-size="18pt" fo:language="fr" fo:country="FR"/>
    </style:style>
    <style:style style:name="P89" style:family="paragraph">
      <style:paragraph-properties fo:text-align="start" style:writing-mode="lr-tb"/>
      <style:text-properties fo:font-size="28pt" fo:language="fr" fo:country="FR" fo:font-weight="bold" style:font-size-asian="28pt" style:font-size-complex="28pt"/>
    </style:style>
    <style:style style:name="P90" style:family="paragraph">
      <loext:graphic-properties draw:fill-color="#b7b3ca"/>
      <style:paragraph-properties fo:text-align="center"/>
    </style:style>
    <style:style style:name="P91" style:family="paragraph">
      <loext:graphic-properties draw:fill="none"/>
    </style:style>
    <style:style style:name="P92" style:family="paragraph">
      <style:paragraph-properties fo:text-align="center" style:writing-mode="lr-tb"/>
      <style:text-properties fo:color="#ffffff" fo:font-size="32pt" fo:language="fr" fo:country="FR" fo:font-weight="bold" style:font-size-asian="32pt" style:font-weight-asian="bold" style:font-size-complex="32pt" style:font-weight-complex="bold"/>
    </style:style>
    <style:style style:name="P93" style:family="paragraph">
      <loext:graphic-properties draw:fill="none"/>
      <style:paragraph-properties fo:text-align="center" style:writing-mode="lr-tb"/>
      <style:text-properties fo:font-size="20pt" fo:font-weight="normal" style:font-size-asian="20pt" style:font-weight-asian="normal" style:font-size-complex="20pt" style:font-weight-complex="normal"/>
    </style:style>
    <style:style style:name="P94" style:family="paragraph">
      <loext:graphic-properties draw:fill-color="#ffffff"/>
      <style:paragraph-properties fo:text-align="center"/>
    </style:style>
    <style:style style:name="P95" style:family="paragraph">
      <loext:graphic-properties draw:fill="none"/>
      <style:paragraph-properties fo:text-align="center" style:writing-mode="lr-tb"/>
      <style:text-properties fo:font-size="22pt" fo:font-weight="normal" style:font-size-asian="22pt" style:font-weight-asian="normal" style:font-size-complex="22pt" style:font-weight-complex="normal"/>
    </style:style>
    <style:style style:name="P96" style:family="paragraph">
      <loext:graphic-properties draw:fill="solid" draw:fill-color="#ffffff"/>
      <style:paragraph-properties fo:text-align="center"/>
    </style:style>
    <style:style style:name="P97" style:family="paragraph">
      <loext:graphic-properties draw:fill-color="#ffffff"/>
      <style:paragraph-properties style:writing-mode="lr-tb"/>
      <style:text-properties fo:font-size="32pt" fo:language="fr" fo:country="FR" fo:font-weight="bold" style:font-weight-asian="bold" style:font-weight-complex="bold"/>
    </style:style>
    <style:style style:name="P9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color="#ffffff" fo:font-size="36pt" fo:language="fr" fo:country="FR" fo:font-weight="normal" style:font-size-asian="36pt" style:font-weight-asian="normal" style:font-size-complex="36pt" style:font-weight-complex="normal"/>
    </style:style>
    <style:style style:name="T13" style:family="text">
      <style:text-properties fo:font-variant="normal" fo:text-transform="none" style:use-window-font-color="true"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4" style:family="text">
      <style:text-properties fo:language="fr" fo:country="FR"/>
    </style:style>
    <style:style style:name="T15" style:family="text">
      <style:text-properties fo:font-size="42pt" fo:language="fr" fo:country="FR" fo:font-weight="bold" style:font-size-asian="42pt" style:font-weight-asian="bold" style:font-size-complex="42pt" style:font-weight-complex="bold"/>
    </style:style>
    <style:style style:name="T16"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 style:family="text">
      <style:text-properties fo:color="#ffffff" fo:font-size="12pt" fo:language="fr" fo:country="FR" fo:font-weight="bold" style:font-size-asian="12pt" style:font-weight-asian="bold" style:font-size-complex="12pt" style:font-weight-complex="bold"/>
    </style:style>
    <style:style style:name="T18" style:family="text">
      <style:text-properties fo:color="#ffffff" fo:font-size="12pt" fo:language="fr" fo:country="FR" fo:font-weight="normal" style:font-size-asian="12pt" style:font-weight-asian="normal" style:font-size-complex="12pt" style:font-weight-complex="normal"/>
    </style:style>
    <style:style style:name="T19" style:family="text">
      <style:text-properties fo:font-size="22pt" fo:language="fr" fo:country="FR" style:font-size-asian="22pt" style:font-size-complex="22pt"/>
    </style:style>
    <style:style style:name="T20" style:family="text">
      <style:text-properties fo:font-size="26pt" fo:language="fr" fo:country="FR" fo:font-weight="normal" style:font-size-asian="26pt" style:font-weight-asian="normal" style:font-size-complex="26pt" style:font-weight-complex="normal"/>
    </style:style>
    <style:style style:name="T21"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5"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size="32pt" fo:language="fr" fo:country="FR" fo:font-weight="normal" style:font-size-asian="32pt" style:font-weight-asian="normal" style:font-size-complex="32pt" style:font-weight-complex="normal"/>
    </style:style>
    <style:style style:name="T2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3"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4"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6" style:family="text">
      <style:text-properties fo:font-size="28pt" style:font-size-asian="28pt" style:font-size-complex="28pt"/>
    </style:style>
    <style:style style:name="T37" style:family="text">
      <style:text-properties fo:font-size="21.2000007629395pt" fo:language="fr" fo:country="FR"/>
    </style:style>
    <style:style style:name="T38" style:family="text">
      <style:text-properties fo:font-variant="normal" fo:text-transform="none" fo:color="#ffffff"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40" style:family="text">
      <style:text-properties fo:color="#000000" fo:font-size="28pt" fo:language="fr" fo:country="FR" fo:font-weight="bold" style:font-size-asian="28pt" style:font-weight-asian="bold" style:font-size-complex="28pt" style:font-weight-complex="bold"/>
    </style:style>
    <style:style style:name="T41" style:family="text">
      <style:text-properties fo:color="#000000" fo:font-size="28pt" fo:font-weight="bold" style:font-size-asian="28pt" style:font-weight-asian="bold" style:font-size-complex="28pt" style:font-weight-complex="bold"/>
    </style:style>
    <style:style style:name="T42" style:family="text">
      <style:text-properties fo:color="#000000" fo:font-size="28pt" fo:language="fr" fo:country="FR" fo:font-weight="normal" style:font-size-asian="28pt" style:font-weight-asian="normal" style:font-size-complex="28pt" style:font-weight-complex="normal"/>
    </style:style>
    <style:style style:name="T4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4" style:family="text">
      <style:text-properties fo:font-size="12pt" style:font-size-asian="12pt" style:font-size-complex="12pt"/>
    </style:style>
    <style:style style:name="T45" style:family="text">
      <style:text-properties fo:font-size="20pt" fo:language="fr" fo:country="FR" style:font-size-asian="20pt" style:font-size-complex="20pt"/>
    </style:style>
    <style:style style:name="T46" style:family="text">
      <style:text-properties fo:font-size="21.2000007629395pt"/>
    </style:style>
    <style:style style:name="T47" style:family="text">
      <style:text-properties fo:font-variant="normal" fo:text-transform="none" style:use-window-font-color="true"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8" style:family="text">
      <style:text-properties fo:font-size="36pt" fo:language="fr" fo:country="FR" fo:text-shadow="none" fo:font-weight="normal" style:font-size-asian="36pt" style:font-weight-asian="normal" style:font-size-complex="36pt" style:font-weight-complex="normal"/>
    </style:style>
    <style:style style:name="T49" style:family="text">
      <style:text-properties fo:color="#ffffff" fo:font-size="32pt" fo:language="fr" fo:country="FR" fo:font-weight="bold" style:font-size-asian="32pt" style:font-size-complex="32pt"/>
    </style:style>
    <style:style style:name="T50" style:family="text">
      <style:text-properties fo:color="#ffffff" fo:font-size="36pt" fo:language="fr" fo:country="FR" fo:text-shadow="none" fo:font-weight="normal" style:font-size-asian="36pt" style:font-weight-asian="normal" style:font-size-complex="36pt" style:font-weight-complex="normal"/>
    </style:style>
    <style:style style:name="T51"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52" style:family="text">
      <style:text-properties fo:color="#ffffff" fo:font-size="32pt" fo:language="fr" fo:country="FR" fo:font-weight="normal" style:font-size-asian="32pt" style:font-weight-asian="normal" style:font-size-complex="32pt" style:font-weight-complex="normal"/>
    </style:style>
    <style:style style:name="T53" style:family="text">
      <style:text-properties fo:font-size="20pt" fo:language="fr" fo:country="FR" fo:font-weight="normal" style:font-size-asian="20pt" style:font-weight-asian="normal" style:font-size-complex="20pt" style:font-weight-complex="normal"/>
    </style:style>
    <style:style style:name="T54" style:family="text">
      <style:text-properties fo:color="#ffffff" fo:font-size="28pt" fo:language="fr" fo:country="FR" fo:font-weight="normal" style:font-size-asian="28pt" style:font-weight-asian="normal" style:font-size-complex="28pt" style:font-weight-complex="normal"/>
    </style:style>
    <style:style style:name="T55" style:family="text">
      <style:text-properties fo:font-variant="normal" fo:text-transform="none" fo:color="#ccccc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7" style:family="text">
      <style:text-properties fo:font-variant="normal" fo:text-transform="none" fo:color="#81d41a"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8" style:family="text">
      <style:text-properties fo:font-variant="normal" fo:text-transform="none" fo:color="#729fc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0000" style:text-outline="false" style:text-line-through-style="none" style:text-line-through-type="none" style:font-name="Liberation Sans" fo:font-size="20pt" fo:language="fr" fo:country="FR" fo:font-style="normal" fo:text-shadow="none" style:text-underline-style="none" fo:font-weight="bold" style:letter-kerning="true"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1" style:family="text">
      <style:text-properties fo:color="#ffffff" fo:font-size="42pt" fo:language="fr" fo:country="FR" fo:font-weight="bold" style:font-size-asian="42pt" style:font-weight-asian="bold" style:font-size-complex="42pt" style:font-weight-complex="bold"/>
    </style:style>
    <style:style style:name="T62"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b4c7d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4" style:family="text">
      <style:text-properties fo:color="#ffffff" fo:font-size="28pt" fo:language="fr" fo:country="FR" fo:font-weight="bold" style:font-size-asian="28pt" style:font-weight-asian="bold" style:font-size-complex="28pt" style:font-weight-complex="bold"/>
    </style:style>
    <style:style style:name="T65"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color="#000000"/>
    </style:style>
    <style:style style:name="T72"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3" style:family="text">
      <style:text-properties fo:font-size="36pt" fo:language="fr" fo:country="FR" fo:font-weight="bold" style:font-size-asian="36pt" style:font-weight-asian="bold" style:font-size-complex="36pt" style:font-weight-complex="bold"/>
    </style:style>
    <style:style style:name="T74" style:family="text">
      <style:text-properties fo:font-size="22pt" style:font-size-asian="22pt" style:font-size-complex="22pt"/>
    </style:style>
    <style:style style:name="T75"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6" style:family="text">
      <style:text-properties fo:font-size="24pt" style:font-size-asian="24pt" style:font-size-complex="24pt"/>
    </style:style>
    <style:style style:name="T77" style:family="text">
      <style:text-properties fo:color="#ff4000" fo:font-size="32pt" fo:language="fr" fo:country="FR" fo:font-weight="bold" style:font-size-asian="32pt" style:font-weight-asian="bold" style:font-size-complex="32pt" style:font-weight-complex="bold"/>
    </style:style>
    <style:style style:name="T7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1"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2" style:family="text">
      <style:text-properties fo:color="#ffffff"/>
    </style:style>
    <style:style style:name="T83" style:family="text">
      <style:text-properties fo:font-size="18pt" fo:language="fr" fo:country="FR"/>
    </style:style>
    <style:style style:name="T84" style:family="text">
      <style:text-properties fo:font-size="24pt" fo:language="fr" fo:country="FR" fo:font-weight="normal" style:font-size-asian="24pt" style:font-weight-asian="normal" style:font-size-complex="24pt" style:font-weight-complex="normal"/>
    </style:style>
    <style:style style:name="T85" style:family="text">
      <style:text-properties fo:font-size="28pt" fo:language="fr" fo:country="FR" fo:font-weight="bold" style:font-size-asian="28pt" style:font-size-complex="28pt"/>
    </style:style>
    <style:style style:name="T86" style:family="text">
      <style:text-properties fo:color="#ffffff" fo:font-size="32pt" fo:language="fr" fo:country="FR" fo:font-weight="bold" style:font-size-asian="32pt" style:font-weight-asian="bold" style:font-size-complex="32pt" style:font-weight-complex="bold"/>
    </style:style>
    <style:style style:name="T87"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88"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9" style:family="text">
      <style:text-properties fo:font-variant="normal" fo:text-transform="none" style:text-outline="false" style:text-line-through-style="none" style:text-line-through-type="none" style:font-name="Liberation Sans" fo:font-size="22pt" fo:language="fr" fo:country="FR" fo:font-style="italic" fo:text-shadow="none" style:text-underline-style="none" fo:font-weight="normal" style:letter-kerning="true"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90"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81d41a"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92" style:family="text">
      <style:text-properties fo:font-variant="normal" fo:text-transform="none" fo:color="#ff40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93" style:family="text">
      <style:text-properties fo:font-variant="normal" fo:text-transform="none" fo:color="#dddddd"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94" style:family="text">
      <style:text-properties fo:font-variant="normal" fo:text-transform="none" style:text-outline="false" style:text-line-through-style="none" style:text-line-through-type="none" style:font-name="Liberation Sans" fo:font-size="22pt" fo:language="fr" fo:country="FR" fo:text-shadow="none" style:text-underline-style="none" fo:font-weight="normal" style:letter-kerning="true" style:font-name-asian="Microsoft YaHei" style:font-size-asian="22pt" style:font-weight-asian="normal" style:font-name-complex="Lucida Sans" style:font-size-complex="22pt" style:font-weight-complex="normal" style:text-emphasize="none" style:font-relief="none" style:text-overline-style="none" style:text-overline-color="font-color"/>
    </style:style>
    <style:style style:name="T9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4.55cm" svg:height="2.089cm" svg:x="21.074cm" svg:y="18.335cm">
          <draw:image xlink:href="Pictures/10000201000000AC0000004FDF8B3EFB1B46741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19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9" draw:text-style-name="P20" draw:layer="layout" svg:width="26.924cm" svg:height="2.533cm" svg:x="0.538cm" svg:y="9.659cm" presentation:class="title" presentation:user-transformed="true">
          <draw:text-box>
            <text:p text:style-name="P19"><text:span text:style-name="T9">Travaux Pratiques #2 &gt; "Ressource - Boite" sur ENT</text:span></text:p>
          </draw:text-box>
        </draw:fram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B2E118B6E60181DE.png" xlink:type="simple" xlink:show="embed" xlink:actuate="onLoad" loext:mime-type="image/png">
            <text:p/>
          </draw:image>
        </draw:frame>
        <draw:frame presentation:style-name="pr10"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497C06BB2D85CA22.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2" draw:text-style-name="P14" draw:layer="layout" svg:width="17.23cm" svg:height="17.6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item>
                <text:p text:style-name="P13"><text:span text:style-name="T12">Une fois fait, glissez le dossier dans VS Code</text:span></text:p>
              </text:list-item>
            </text:list>
          </draw:text-box>
        </draw:frame>
        <draw:frame draw:style-name="gr2" draw:text-style-name="P5" draw:layer="layout" svg:width="9.043cm" svg:height="4.955cm" svg:x="0.957cm" svg:y="3.245cm">
          <draw:image xlink:href="Pictures/10000201000001050000008F0DAC5E73D9D4AA90.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draw:frame presentation:style-name="pr13" draw:text-style-name="P22" draw:layer="layout" svg:width="26.924cm" svg:height="1.889cm" svg:x="0.538cm" svg:y="14.318cm" presentation:class="title" presentation:user-transformed="true">
          <draw:text-box>
            <text:p text:style-name="P19"><text:span text:style-name="T13">Ouvrez le fichier index.html avec votre navigateur préféré </text:span><text:span text:style-name="T13"><text:line-break/></text:span><text:span text:style-name="T13">(sauf Internet Explorer)</text:span></text:p>
          </draw:text-box>
        </draw:frame>
        <presentation:notes draw:style-name="dp2">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25" draw:layer="layout" svg:width="26.924cm" svg:height="2.208cm" svg:x="0.536cm" svg:y="9.672cm" presentation:class="title" presentation:user-transformed="true">
          <draw:text-box>
            <text:p text:style-name="P19"><text:span text:style-name="T15">Pas très lisible, non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7" draw:text-style-name="P27" draw:layer="layout" svg:width="3.909cm" svg:height="14.532cm" draw:transform="rotate (-3.14159265358979) translate (2.927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oint accessibilité – les couleurs</text:span></text:p>
          </draw:text-box>
        </draw:frame>
        <draw:frame presentation:style-name="pr15" draw:text-style-name="P14" draw:layer="layout" svg:width="25.806cm" svg:height="12.9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item>
                <text:p>Les gens n'ont pas forcément des écrans super bien calibrés</text:p>
              </text:list-item>
            </text:list>
          </draw:text-box>
        </draw:frame>
        <draw:frame draw:style-name="gr20" draw:text-style-name="P30" draw:layer="layout" svg:width="25.147cm" svg:height="3.095cm" svg:x="1.018cm" svg:y="18.195cm">
          <draw:text-box>
            <text:p><text:span text:style-name="T17">Sources :</text:span></text:p>
            <text:list text:style-name="L1">
              <text:list-item>
                <text:p><text:span text:style-name="T18">https://webaim.org/resources/contrastchecker/</text:span></text:p>
              </text:list-item>
              <text:list-item>
                <text:p><text:span text:style-name="T18">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10" presentation:class="page"/>
          <draw:frame presentation:style-name="pr16" draw:text-style-name="P3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11"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17"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en anglais : red, pink, aliceblue…</text:p>
                  </text:list-item>
                  <text:list-item>
                    <text:p>Couleur au format rgb(a)</text:p>
                  </text:list-item>
                  <text:list-item>
                    <text:p>Couleur au format hexadécimal</text:p>
                  </text:list-item>
                  <text:list-item>
                    <text:p>Et autres</text:p>
                  </text:list-item>
                </text:list>
              </text:list-item>
            </text:list>
          </draw:text-box>
        </draw:frame>
        <draw:frame draw:style-name="gr20" draw:text-style-name="P30" draw:layer="layout" svg:width="25.147cm" svg:height="3.095cm" svg:x="1.017cm" svg:y="18.194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11" presentation:class="page"/>
          <draw:frame presentation:style-name="pr18" draw:text-style-name="P31" draw:layer="layout" svg:width="16.8cm" svg:height="13.365cm" svg:x="2.097cm" svg:y="14.103cm" presentation:class="notes" presentation:user-transformed="true">
            <draw:text-box>
              <text:list text:style-name="L1">
                <text:list-item>
                  <text:p text:style-name="P1"><text:span text:style-name="T19">Les trois types de valeurs listés sont ceux les plus utilisés. Il en existe d'autres, à vous de les découvrir</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rgb(a)</text:span></text:p>
          </draw:text-box>
        </draw:frame>
        <draw:frame presentation:style-name="pr19" draw:text-style-name="P14" draw:layer="layout" svg:width="25.806cm" svg:height="12.14cm" svg:x="1.37cm" svg:y="3.06cm" presentation:class="outline" presentation:user-transformed="true">
          <draw:text-box>
            <text:list text:style-name="L2">
              <text:list-item>
                <text:p><text:span text:style-name="T14">Représentation de la couleur sous la forme de quatre composantes :</text:span></text:p>
                <text:list>
                  <text:list-item>
                    <text:p><text:span text:style-name="T14">Red (Rouge)</text:span></text:p>
                  </text:list-item>
                  <text:list-item>
                    <text:p><text:span text:style-name="T14">Green (Vert)</text:span></text:p>
                  </text:list-item>
                  <text:list-item>
                    <text:p><text:span text:style-name="T14">Blue (Bleu)</text:span></text:p>
                  </text:list-item>
                  <text:list-item>
                    <text:p><text:span text:style-name="T14">Alpha (Alpha) – Utilisation de la fonction rgba()</text:span></text:p>
                  </text:list-item>
                </text:list>
              </text:list-item>
              <text:list-item>
                <text:p><text:span text:style-name="T14">Chaque valeur (sauf la composante alpha 0 – 1 valeur décimale) peut prendre une valeur entre 0 et 255 inclus</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12" presentation:class="page"/>
          <draw:frame presentation:style-name="pr20" draw:text-style-name="P3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21" draw:text-style-name="P33" draw:layer="layout" svg:width="6.864cm" svg:height="3.229cm" svg:x="18.336cm" svg:y="8.001cm" presentation:class="title" presentation:user-transformed="true">
          <draw:text-box>
            <text:p text:style-name="P1"><text:span text:style-name="T20">Composante</text:span><text:span text:style-name="T20"><text:line-break/></text:span><text:span text:style-name="T20">alpha (transparence)</text:span></text:p>
          </draw:text-box>
        </draw:frame>
        <draw:frame draw:style-name="gr23" draw:text-style-name="P34" draw:layer="layout" svg:width="17.2cm" svg:height="3.718cm" svg:x="5cm" svg:y="11.23cm">
          <draw:text-box>
            <text:p><text:span text:style-name="T21">#</text:span><text:span text:style-name="T22">41</text:span><text:span text:style-name="T23">78</text:span><text:span text:style-name="T24">FA</text:span><text:span text:style-name="T25">FF</text:span></text:p>
          </draw:text-box>
        </draw:frame>
        <draw:custom-shape draw:style-name="gr21" draw:text-style-name="P2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hexadécimal</text:span></text:p>
          </draw:text-box>
        </draw:frame>
        <draw:frame presentation:style-name="pr22" draw:text-style-name="P14" draw:layer="layout" svg:width="25.806cm" svg:height="3.94cm" svg:x="1.37cm" svg:y="3.06cm" presentation:class="outline" presentation:user-transformed="true">
          <draw:text-box>
            <text:list text:style-name="L2">
              <text:list-item>
                <text:p><text:span text:style-name="T14">Représentation de la couleur sous la forme de quatre (ou trois) paires de valeurs hexadécimales précédées d'un croisillon (#):</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custom-shape draw:style-name="gr24" draw:text-style-name="P35"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5" draw:text-style-name="P35" draw:layer="layout" svg:x1="6.898cm" svg:y1="18.148cm" svg:x2="6.898cm" svg:y2="13.17cm">
          <text:p/>
        </draw:line>
        <draw:frame presentation:style-name="pr23" draw:text-style-name="P33" draw:layer="layout" svg:width="5.264cm" svg:height="2.051cm" svg:x="7.136cm" svg:y="16.148cm" presentation:class="title" presentation:user-transformed="true">
          <draw:text-box>
            <text:p text:style-name="P1"><text:span text:style-name="T20">Composante</text:span><text:span text:style-name="T20"><text:line-break/></text:span><text:span text:style-name="T20">rouge</text:span></text:p>
          </draw:text-box>
        </draw:frame>
        <draw:custom-shape draw:style-name="gr26" draw:text-style-name="P35"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7" draw:text-style-name="P35" draw:layer="layout" svg:x1="13.898cm" svg:y1="18.148cm" svg:x2="13.898cm" svg:y2="13.17cm">
          <text:p/>
        </draw:line>
        <draw:frame presentation:style-name="pr23" draw:text-style-name="P33" draw:layer="layout" svg:width="5.264cm" svg:height="2.051cm" svg:x="14.2cm" svg:y="16.149cm" presentation:class="title" presentation:user-transformed="true">
          <draw:text-box>
            <text:p text:style-name="P1"><text:span text:style-name="T20">Composante</text:span><text:span text:style-name="T20"><text:line-break/></text:span><text:span text:style-name="T20">bleue</text:span></text:p>
          </draw:text-box>
        </draw:frame>
        <draw:custom-shape draw:style-name="gr28" draw:text-style-name="P35"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9" draw:text-style-name="P35" draw:layer="layout" svg:x1="10.541cm" svg:y1="13cm" svg:x2="10.541cm" svg:y2="8.022cm">
          <text:p/>
        </draw:line>
        <draw:frame presentation:style-name="pr23" draw:text-style-name="P33" draw:layer="layout" svg:width="5.264cm" svg:height="2.051cm" svg:x="10.736cm" svg:y="8cm" presentation:class="title" presentation:user-transformed="true">
          <draw:text-box>
            <text:p text:style-name="P1"><text:span text:style-name="T20">Composante</text:span><text:span text:style-name="T20"><text:line-break/></text:span><text:span text:style-name="T20">verte</text:span></text:p>
          </draw:text-box>
        </draw:frame>
        <draw:custom-shape draw:style-name="gr30" draw:text-style-name="P35"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31" draw:text-style-name="P35" draw:layer="layout" svg:x1="18.014cm" svg:y1="13.009cm" svg:x2="18.014cm" svg:y2="8.031cm">
          <text:p/>
        </draw:line>
        <presentation:notes draw:style-name="dp2">
          <office:forms form:automatic-focus="false" form:apply-design-mode="false"/>
          <draw:page-thumbnail draw:style-name="gr3" draw:layer="layout" svg:width="13.586cm" svg:height="11.136cm" svg:x="3.703cm" svg:y="2.252cm" draw:page-number="13" presentation:class="page"/>
          <draw:frame presentation:style-name="pr24" draw:text-style-name="P3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Hexadécimal ou rgb(a) ?</text:span></text:p>
          </draw:text-box>
        </draw:frame>
        <draw:frame presentation:style-name="pr25" draw:text-style-name="P14" draw:layer="layout" svg:width="25.806cm" svg:height="3.74cm" svg:x="1.37cm" svg:y="3.06cm" presentation:class="outline" presentation:user-transformed="true">
          <draw:text-box>
            <text:list text:style-name="L2">
              <text:list-item>
                <text:p><text:span text:style-name="T14">Il n'y a pas un système moins bon que l'autre</text:span></text:p>
              </text:list-item>
              <text:list-item>
                <text:p><text:span text:style-name="T14">L'hexadécimal permet de récupérer plus facilement la couleur dans un logiciel</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26" draw:text-style-name="P3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7" draw:text-style-name="P36" draw:layer="layout" svg:width="26.06cm" svg:height="2.94cm" svg:x="1.37cm" svg:y="3.06cm" presentation:class="outline" presentation:user-transformed="true">
          <draw:text-box>
            <text:p text:style-name="P13"><text:span text:style-name="T26">Pré-requis : </text:span></text:p>
            <text:list text:style-name="L2">
              <text:list-item>
                <text:p text:style-name="P13"><text:span text:style-name="T27">Avoir la ressource "Boite"</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7" draw:layer="layout" svg:width="25cm" svg:height="2.783cm" svg:x="1.5cm" svg:y="9.817cm">
          <draw:text-box>
            <text:p text:style-name="P1"><text:span text:style-name="T28">background-color:</text:span><text:span text:style-name="T29"> </text:span><text:span text:style-name="T30">couleur que vous voulez</text:span><text:span text:style-name="T31">;</text:span></text:p>
            <text:p text:style-name="P1"><text:span text:style-name="T31"/></text:p>
          </draw:text-box>
        </draw:frame>
        <draw:frame presentation:style-name="pr28" draw:text-style-name="P14" draw:layer="layout" svg:width="25.806cm" svg:height="2.236cm" svg:x="1.37cm" svg:y="7.581cm" presentation:class="outline" presentation:user-transformed="true">
          <draw:text-box>
            <text:list text:style-name="L2">
              <text:list-item>
                <text:p text:style-name="P13"><text:span text:style-name="T6">Ajouter la ligne suivante dans le fichier css style.css</text:span></text:p>
              </text:list-item>
            </text:list>
          </draw:text-box>
        </draw:frame>
        <draw:frame draw:style-name="gr36" draw:text-style-name="P37" draw:layer="layout" svg:width="26.8cm" svg:height="6.581cm" svg:x="0.6cm" svg:y="14.019cm">
          <draw:text-box>
            <text:p text:style-name="P1"><text:span text:style-name="T29">.informations </text:span><text:span text:style-name="T31">{</text:span></text:p>
            <text:p text:style-name="P1"><text:span text:style-name="T28"><text:tab/></text:span><text:span text:style-name="T32">color:</text:span><text:span text:style-name="T33"> </text:span><text:span text:style-name="T34">rgb(230, 230, 230)</text:span><text:span text:style-name="T33">;</text:span></text:p>
            <text:p text:style-name="P1"><text:span text:style-name="T32"><text:s text:c="2"/></text:span><text:span text:style-name="T32"><text:tab/></text:span><text:span text:style-name="T32">font-weight:</text:span><text:span text:style-name="T33"> </text:span><text:span text:style-name="T34">bold</text:span><text:span text:style-name="T33">;</text:span></text:p>
            <text:p text:style-name="P1"><text:span text:style-name="T35"><text:tab/></text:span><text:span text:style-name="T32">background-color:</text:span><text:span text:style-name="T35"> </text:span><text:span text:style-name="T34">couleur que vous avez choisi</text:span><text:span text:style-name="T33">;</text:span></text:p>
            <text:p text:style-name="P1"><text:span text:style-name="T31">}</text:span></text:p>
          </draw:text-box>
        </draw:frame>
        <draw:frame draw:style-name="gr37" draw:text-style-name="P38" draw:layer="layout" svg:width="16.8cm" svg:height="1.352cm" svg:x="5.6cm" svg:y="12cm">
          <draw:text-box>
            <text:p text:style-name="P19"><text:span text:style-name="T36">Pour obtenir la classe suivante</text:span></text:p>
          </draw:text-box>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37">Rajouter également une déclaration css background-color à la classe "classe2"</text:span></text:p>
            </draw:text-box>
          </draw:frame>
        </presentation:notes>
      </draw:page>
      <draw:page draw:name="page1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29"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8">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20" draw:text-style-name="P30" draw:layer="layout" svg:width="25.147cm" svg:height="3.095cm" svg:x="1.017cm" svg:y="18.194cm">
          <draw:text-box>
            <text:p><text:span text:style-name="T17">Sources :</text:span></text:p>
            <text:list text:style-name="L4">
              <text:list-item>
                <text:p><text:span text:style-name="T18">https://developer.mozilla.org/fr/docs/Web/CSS/background</text:span></text:p>
              </text:list-item>
              <text:list-item>
                <text:p><text:span text:style-name="T18">https://developer.mozilla.org/fr/docs/Web/CSS/background-image</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17" presentation:class="page"/>
          <draw:frame presentation:style-name="pr30" draw:text-style-name="P31" draw:layer="layout" svg:width="16.8cm" svg:height="13.365cm" svg:x="2.097cm" svg:y="14.103cm" presentation:class="notes" presentation:user-transformed="true">
            <draw:text-box>
              <text:list text:style-name="L1">
                <text:list-item>
                  <text:p text:style-name="P1"><text:span text:style-name="T19">L'utilisation des multiples arrière-plan fonctionne de la façon suivante : </text:span></text:p>
                  <text:list>
                    <text:list-item>
                      <text:p text:style-name="P1"><text:span text:style-name="T19">On liste les arrière-plans que l'on souhaite utiliser (images ou dégradés)</text:span></text:p>
                    </text:list-item>
                    <text:list-item>
                      <text:p text:style-name="P1"><text:span text:style-name="T19">Le premier élément de la liste est le premier qui s'affiche le plus haut</text:span></text:p>
                    </text:list-item>
                  </text:list>
                </text:list-item>
                <text:list-item>
                  <text:p text:style-name="P1"><text:span text:style-name="T19">Notes sur les multiples arrière-plans :</text:span></text:p>
                  <text:list>
                    <text:list-item>
                      <text:p text:style-name="P1"><text:span text:style-name="T19">Impossible d'y mettre des couleurs (au pire mettez un dégradé avec deux couleurs identiques)</text:span></text:p>
                    </text:list-item>
                    <text:list-item>
                      <text:p text:style-name="P1"><text:span text:style-name="T19">Il n'y a pas de limites sur le nombre de plans</text:span></text:p>
                    </text:list-item>
                  </text:list>
                </text:list-item>
              </text:list>
            </draw:text-box>
          </draw:frame>
        </presentation:notes>
      </draw:page>
      <draw:page draw:name="page1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32" draw:text-style-name="P14" draw:layer="layout" svg:width="26.06cm" svg:height="9.5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9">Schématisable</text:span><text:span text:style-name="T6"> par le schéma suivant</text:span></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od%C3%A8le_de_bo%C3%AEte_CSS</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33"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43">Pour la hauteur, </text:span><text:span text:style-name="T12">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hauteur de boite <text:s/></text:span></text:p>
                  </text:list-item>
                </text:list>
                <text:p text:style-name="P1"><text:span text:style-name="T6"/></text:p>
              </text:list-item>
            </text:list>
          </draw:text-box>
        </draw:frame>
        <presentation:notes draw:style-name="dp2">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5" draw:text-style-name="P14" draw:layer="layout" svg:width="24.86cm" svg:height="9.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 le navigateur calcule la taille</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4" draw:text-style-name="P39" draw:layer="layout" svg:width="25.147cm" svg:height="2.621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1" presentation:class="page"/>
          <draw:frame presentation:style-name="pr3" draw:text-style-name="P45" draw:layer="layout" svg:width="16.8cm" svg:height="13.365cm" svg:x="2.097cm" svg:y="14.103cm" presentation:class="notes">
            <draw:text-box>
              <text:list text:style-name="L1">
                <text:list-item>
                  <text:p><text:span text:style-name="T45">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6"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5" draw:text-style-name="P37" draw:layer="layout" svg:width="17.748cm" svg:height="9.113cm" svg:x="5.126cm" svg:y="11cm">
          <draw:text-box>
            <text:p text:style-name="P1"><text:span text:style-name="T29">.informations </text:span><text:span text:style-name="T31">{</text:span></text:p>
            <text:p text:style-name="P1"><text:span text:style-name="T28"><text:tab/></text:span><text:span text:style-name="T28">color:</text:span><text:span text:style-name="T31"> </text:span><text:span text:style-name="T30">rgb(230, 230, 230)</text:span><text:span text:style-name="T31">;</text:span></text:p>
            <text:p text:style-name="P1"><text:span text:style-name="T28"><text:s text:c="2"/></text:span><text:span text:style-name="T28"><text:tab/></text:span><text:span text:style-name="T28">font-weight:</text:span><text:span text:style-name="T31"> </text:span><text:span text:style-name="T30">bold</text:span><text:span text:style-name="T31">;</text:span></text:p>
            <text:p text:style-name="P1"><text:span text:style-name="T29"><text:tab/></text:span><text:span text:style-name="T28">background-color:</text:span><text:span text:style-name="T29"> </text:span><text:span text:style-name="T30">#000000</text:span><text:span text:style-name="T31">;</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31">}</text:span></text:p>
          </draw:text-box>
        </draw:frame>
        <presentation:notes draw:style-name="dp2">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46"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8"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min-height / max-height</text:span></text:p>
                  </text:list-item>
                  <text:list-item>
                    <text:p text:style-name="P1"><text:span text:style-name="T6">min-width / max-width</text:span></text:p>
                  </text:list-item>
                </text:list>
              </text:list-item>
            </text:list>
          </draw:text-box>
        </draw:frame>
        <draw:frame draw:style-name="gr20" draw:text-style-name="P39" draw:layer="layout" svg:width="25.147cm" svg:height="3.095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item>
                <text:p><text:span text:style-name="T44">https://developer.mozilla.org/fr/docs/Web/CSS/Mod%C3%A8le_de_bo%C3%AEte_CSS</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9"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4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8" draw:text-style-name="P37" draw:layer="layout" svg:width="10.074cm" svg:height="7.847cm" svg:x="8.963cm" svg:y="11cm">
          <draw:text-box>
            <text:p text:style-name="P1"><text:span text:style-name="T29">.informations </text:span><text:span text:style-name="T31">{</text:span></text:p>
            <text:p text:style-name="P1"><text:span text:style-name="T28"><text:tab/></text:span><text:span text:style-name="T28">[...]</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28"><text:tab/></text:span><text:span text:style-name="T28">padding:</text:span><text:span text:style-name="T29"> </text:span><text:span text:style-name="T30">7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9" draw:text-style-name="P5" draw:layer="layout" svg:width="6.984cm" svg:height="4.501cm" svg:x="1.295cm" svg:y="5.2cm">
          <text:p/>
          <draw:enhanced-geometry svg:viewBox="0 0 21600 21600" draw:type="rectangle" draw:enhanced-path="M 0 0 L 21600 0 21600 21600 0 21600 0 0 Z N"/>
        </draw:custom-shape>
        <draw:custom-shape draw:style-name="gr50" draw:text-style-name="P5" draw:layer="layout" svg:width="6.378cm" svg:height="0.8cm" svg:x="1.309cm" svg:y="9.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47">Si on dessine des bordures sur la taille réelle des boites dans la page, on </text:span>remarque que la boite du &lt;span&gt; chevauche le &lt;p&gt; au-dessus</text:p>
            </draw:text-box>
          </draw:frame>
        </presentation:notes>
      </draw:page>
      <draw:page draw:name="page2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42" draw:text-style-name="P14" draw:layer="layout" svg:width="26.06cm" svg:height="12cm" svg:x="1.099cm" svg:y="3cm" presentation:class="outline" presentation:user-transformed="true">
          <draw:text-box>
            <text:list text:style-name="L2">
              <text:list-item>
                <text:p text:style-name="P13"><text:span text:style-name="T48">Ce comportement est lié au fait que le &lt;span&gt; est une balise de type "inline". </text:span><text:span text:style-name="T48"><text:line-break/></text:span><text:span text:style-name="T48">De fait si le padding est bien visible, l'espace occupé en hauteur par le &lt;span&gt; reste son contenu</text:span></text:p>
              </text:list-item>
              <text:list-item>
                <text:p text:style-name="P13"><text:span text:style-name="T48">Pour une balise de type "inline", il est préférable d'appliquer la propriété "padding" sur les côtés</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3" draw:text-style-name="P47" draw:layer="layout" svg:width="26.06cm" svg:height="11.8cm" svg:x="1.099cm" svg:y="5.2cm" presentation:class="outline" presentation:user-transformed="true">
          <draw:text-box>
            <text:list text:style-name="L2">
              <text:list-item>
                <text:p text:style-name="P13"><text:span text:style-name="T12">La propriété "padding" s'applique à tous les côtés. Toutefois, il est possible de séparer chaque côté grâce aux propriétés :</text:span></text:p>
                <text:list>
                  <text:list-item>
                    <text:p text:style-name="P1"><text:span text:style-name="T50">padding-top </text:span></text:p>
                  </text:list-item>
                  <text:list-item>
                    <text:p text:style-name="P1"><text:span text:style-name="T50">padding-right</text:span></text:p>
                  </text:list-item>
                  <text:list-item>
                    <text:p text:style-name="P1"><text:span text:style-name="T50">padding-bottom</text:span></text:p>
                  </text:list-item>
                  <text:list-item>
                    <text:p text:style-name="P1"><text:span text:style-name="T50">padding-left</text:span></text:p>
                  </text:list-item>
                </text:list>
              </text:list-item>
            </text:list>
          </draw:text-box>
        </draw:frame>
        <draw:frame draw:style-name="gr51" draw:text-style-name="P48" draw:layer="layout" svg:width="9.737cm" svg:height="2.099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4" draw:text-style-name="P49" draw:layer="layout" svg:width="26.06cm" svg:height="4.8cm" svg:x="1.099cm" svg:y="4.8cm" presentation:class="outline" presentation:user-transformed="true">
          <draw:text-box>
            <text:list text:style-name="L2">
              <text:list-item>
                <text:p text:style-name="P13"><text:span text:style-name="T52">La séparation des côtés peut également se faire directement sur la propriété padding, il faut espacer les composantes. Exemple :</text:span></text:p>
              </text:list-item>
            </text:list>
          </draw:text-box>
        </draw:frame>
        <draw:frame draw:style-name="gr52" draw:text-style-name="P48" draw:layer="layout" svg:width="9.737cm" svg:height="1.517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52" draw:text-style-name="P48" draw:layer="layout" svg:width="22.829cm" svg:height="1.517cm" svg:x="0.771cm" svg:y="11.801cm">
          <draw:text-box>
            <text:p text:style-name="P19"><text:span text:style-name="T28">padding:</text:span><text:span text:style-name="T29"> </text:span><text:span text:style-name="T30">20px 31% 50px auto</text:span><text:span text:style-name="T31">;</text:span></text:p>
          </draw:text-box>
        </draw:frame>
        <draw:custom-shape draw:style-name="gr53" draw:text-style-name="P35" draw:layer="layout" svg:width="2.799cm" svg:height="1.418cm" svg:x="9.001cm" svg:y="11.9cm">
          <text:p/>
          <draw:enhanced-geometry svg:viewBox="0 0 21600 21600" draw:mirror-horizontal="false" draw:mirror-vertical="false" draw:type="rectangle" draw:enhanced-path="M 0 0 L 21600 0 21600 21600 0 21600 0 0 Z N"/>
        </draw:custom-shape>
        <draw:line draw:style-name="gr25" draw:text-style-name="P35" draw:layer="layout" svg:x1="9cm" svg:y1="15.6cm" svg:x2="9cm" svg:y2="13.113cm">
          <text:p/>
        </draw:line>
        <draw:frame presentation:style-name="pr45" draw:text-style-name="P50" draw:layer="layout" svg:width="5.2cm" svg:height="2.451cm" svg:x="9.2cm" svg:y="13.349cm" presentation:class="title" presentation:user-transformed="true">
          <draw:text-box>
            <text:p text:style-name="P1"><text:span text:style-name="T53">padding-top</text:span><text:span text:style-name="T53"><text:line-break/></text:span><text:span text:style-name="T53">marge intérieure haute</text:span></text:p>
          </draw:text-box>
        </draw:frame>
        <draw:custom-shape draw:style-name="gr54" draw:text-style-name="P35" draw:layer="layout" svg:width="2.399cm" svg:height="1.418cm" svg:x="12.001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2cm" svg:y1="13.1cm" svg:x2="12cm" svg:y2="9.1cm">
          <text:p/>
        </draw:line>
        <draw:frame presentation:style-name="pr46" draw:text-style-name="P50" draw:layer="layout" svg:width="5.2cm" svg:height="2.605cm" svg:x="12.2cm" svg:y="9.095cm" presentation:class="title" presentation:user-transformed="true">
          <draw:text-box>
            <text:p text:style-name="P1"><text:span text:style-name="T53">padding-right</text:span><text:span text:style-name="T53"><text:line-break/></text:span><text:span text:style-name="T53">marge intérieure droite</text:span></text:p>
          </draw:text-box>
        </draw:frame>
        <draw:custom-shape draw:style-name="gr56" draw:text-style-name="P35" draw:layer="layout" svg:width="2.68cm" svg:height="1.418cm" svg:x="14.601cm" svg:y="11.9cm">
          <text:p/>
          <draw:enhanced-geometry svg:viewBox="0 0 21600 21600" draw:mirror-horizontal="false" draw:mirror-vertical="false" draw:type="rectangle" draw:enhanced-path="M 0 0 L 21600 0 21600 21600 0 21600 0 0 Z N"/>
        </draw:custom-shape>
        <draw:line draw:style-name="gr57" draw:text-style-name="P35" draw:layer="layout" svg:x1="14.6cm" svg:y1="15.4cm" svg:x2="14.6cm" svg:y2="12.413cm">
          <text:p/>
        </draw:line>
        <draw:frame presentation:style-name="pr45" draw:text-style-name="P50" draw:layer="layout" svg:width="5.2cm" svg:height="2.451cm" svg:x="14.8cm" svg:y="13.35cm" presentation:class="title" presentation:user-transformed="true">
          <draw:text-box>
            <text:p text:style-name="P1"><text:span text:style-name="T53">padding-bottom</text:span><text:span text:style-name="T53"><text:line-break/></text:span><text:span text:style-name="T53">marge intérieure basse</text:span></text:p>
          </draw:text-box>
        </draw:frame>
        <draw:custom-shape draw:style-name="gr54" draw:text-style-name="P35" draw:layer="layout" svg:width="2.399cm" svg:height="1.418cm" svg:x="17.504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7.503cm" svg:y1="13.1cm" svg:x2="17.503cm" svg:y2="9.1cm">
          <text:p/>
        </draw:line>
        <draw:frame presentation:style-name="pr46" draw:text-style-name="P50" draw:layer="layout" svg:width="5.2cm" svg:height="2.605cm" svg:x="17.6cm" svg:y="9.096cm" presentation:class="title" presentation:user-transformed="true">
          <draw:text-box>
            <text:p text:style-name="P1"><text:span text:style-name="T53">padding-left</text:span><text:span text:style-name="T53"><text:line-break/></text:span><text:span text:style-name="T53">marge intérieure gauche</text:span></text:p>
          </draw:text-box>
        </draw:frame>
        <draw:frame presentation:style-name="pr47" draw:text-style-name="P49" draw:layer="layout" svg:width="26.06cm" svg:height="2cm" svg:x="1.099cm" svg:y="16.4cm" presentation:class="outline" presentation:user-transformed="true">
          <draw:text-box>
            <text:list text:style-name="L2">
              <text:list-item>
                <text:p text:style-name="P13"><text:span text:style-name="T52">Ceci fonctionne également pour la propriété "margin"</text:span></text:p>
              </text:list-item>
            </text:list>
          </draw:text-box>
        </draw:fram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6" draw:layer="layout" svg:width="25.198cm" svg:height="1.737cm" svg:x="1.393cm" svg:y="0.836cm" presentation:class="title" presentation:user-transformed="true">
          <draw:text-box>
            <text:p text:style-name="P1"><text:span text:style-name="T49">Pratiquons ! - Corrigeons le padding</text:span></text:p>
          </draw:text-box>
        </draw:frame>
        <draw:frame presentation:style-name="pr48" draw:text-style-name="P51" draw:layer="layout" svg:width="26.06cm" svg:height="3.54cm" svg:x="1.14cm" svg:y="3.06cm" presentation:class="outline" presentation:user-transformed="true">
          <draw:text-box>
            <text:p text:style-name="P13"><text:span text:style-name="T54">Pré-requis : </text:span></text:p>
            <text:list text:style-name="L2">
              <text:list-item>
                <text:p text:style-name="P13"><text:span text:style-name="T52">Avoir le contenu du "Ajoutons un padding"</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47" draw:layer="layout" svg:width="25.806cm" svg:height="3.019cm" svg:x="1.099cm" svg:y="7.581cm" presentation:class="outline" presentation:user-transformed="true">
          <draw:text-box>
            <text:list text:style-name="L2">
              <text:list-item>
                <text:p text:style-name="P13"><text:span text:style-name="T43">Rajouter les propriétés "padding-left", "padding-right", "padding-top" et "padding-bottom"</text:span><text:span text:style-name="T12"> directement dans la balise &lt;span&gt;.</text:span></text:p>
              </text:list-item>
            </text:list>
          </draw:text-box>
        </draw:frame>
        <draw:frame draw:style-name="gr60" draw:text-style-name="P52" draw:layer="layout" svg:width="26.2cm" svg:height="6.401cm" svg:x="1cm" svg:y="10.8cm">
          <draw:text-box>
            <text:p text:style-name="P1"><text:span text:style-name="T55">&lt;</text:span><text:span text:style-name="T56">span</text:span></text:p>
            <text:p text:style-name="P1"><text:span text:style-name="T56"><text:tab/></text:span><text:span text:style-name="T57">class</text:span><text:span text:style-name="T56">=</text:span><text:span text:style-name="T58">"informations classe2"</text:span><text:span text:style-name="T56"> </text:span></text:p>
            <text:p text:style-name="P1"><text:span text:style-name="T57"><text:tab/></text:span><text:span text:style-name="T57">style</text:span><text:span text:style-name="T56">=</text:span><text:span text:style-name="T58">"padding-left: 20px; padding-right: 20px; padding-top: 0; padding-bottom: 0;"</text:span><text:span text:style-name="T55">&gt;</text:span></text:p>
            <text:p text:style-name="P1"><text:span text:style-name="T59"><text:tab/></text:span><text:span text:style-name="T59">Texte aussi rouge</text:span></text:p>
            <text:p text:style-name="P1"><text:span text:style-name="T55">&lt;/</text:span><text:span text:style-name="T56">span</text:span><text:span text:style-name="T55">&gt;</text:span></text:p>
          </draw:text-box>
        </draw:frame>
        <draw:frame draw:style-name="gr39" draw:text-style-name="P39" draw:layer="layout" svg:width="11.779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61" draw:text-style-name="P53" draw:layer="layout" svg:width="10.253cm" svg:height="2.301cm" draw:transform="rotate (0.0830776723949301) translate (15.922cm 17.354cm)">
          <draw:text-box>
            <text:p><text:span text:style-name="T60">Pensez à sauvegarder après chaque modification</text:span></text:p>
          </draw:text-box>
        </draw:frame>
        <presentation:notes draw:style-name="dp2">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54" draw:layer="layout" svg:width="26.924cm" svg:height="2.208cm" svg:x="0.536cm" svg:y="9.672cm" presentation:class="title" presentation:user-transformed="true">
          <draw:text-box>
            <text:p text:style-name="P19"><text:span text:style-name="T61">Et ça a fonctionné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62" draw:text-style-name="P27" draw:layer="layout" svg:width="3.909cm" svg:height="14.532cm" draw:transform="rotate (-3.14159265358979) translate (2.927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37">On va introduire une nouveau concept en css : la spécificité ou poids du css</text:span></text:p>
            </draw:text-box>
          </draw:frame>
        </presentation:notes>
      </draw:page>
      <draw:page draw:name="page35"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09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text:span></text:p>
          </draw:text-box>
        </draw:frame>
        <draw:frame presentation:style-name="Default-outline1" draw:text-style-name="P56" draw:layer="layout" svg:width="25.063cm" svg:height="13.339cm" svg:x="1.099cm" svg:y="3.061cm" presentation:class="outline" presentation:user-transformed="true">
          <draw:text-box>
            <text:p><text:span text:style-name="T54">Règle de base : la dernière déclaration css s'applique à un élément html… mais les règles suivantes surpassent la règle :</text:span></text:p>
            <text:list text:style-name="L2">
              <text:list-item>
                <text:p><text:span text:style-name="T54">Utilisation d'un id (#) comme sélecteur css</text:span></text:p>
              </text:list-item>
              <text:list-item>
                <text:p><text:span text:style-name="T54">Utilisation de l'attribut "style" pour le style</text:span></text:p>
              </text:list-item>
              <text:list-item>
                <text:p><text:span text:style-name="T54">Sélecteur css plus précis</text:span></text:p>
                <text:list>
                  <text:list-item>
                    <text:p><text:span text:style-name="T62">Le sélecteur ".infos" est plus léger que "div .infos"</text:span><text:span text:style-name="T62"><text:line-break/></text:span><text:span text:style-name="T62">Les déclarations css de "div .infos</text:span><text:span text:style-name="T54">" seront donc appliquées en premier même si placé plus haut dans le code.</text:span></text:p>
                  </text:list-item>
                </text:list>
              </text:list-item>
            </text:list>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37">Par "appliquées en premier", il faut comprendre que les déclarations liées sont fusionnées.</text:span></text:p>
            </draw:text-box>
          </draw:frame>
        </presentation:notes>
      </draw:page>
      <draw:page draw:name="page36"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09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 - Fusion</text:span></text:p>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draw:frame draw:style-name="gr65" draw:text-style-name="P58" draw:layer="layout" svg:width="12cm" svg:height="8.451cm" svg:x="1.6cm" svg:y="3.274cm">
          <draw:text-box>
            <text:p text:style-name="P57"><text:span text:style-name="T56">.infos p </text:span><text:span text:style-name="T55">{</text:span></text:p>
            <text:p text:style-name="P57"><text:span text:style-name="T56"><text:tab/></text:span><text:span text:style-name="T57">color:</text:span><text:span text:style-name="T56"> </text:span><text:span text:style-name="T58">blue</text:span><text:span text:style-name="T55">;</text:span></text:p>
            <text:p text:style-name="P1"><text:span text:style-name="T55">}</text:span></text:p>
            <text:p text:style-name="P1"><text:span text:style-name="T55"/></text:p>
            <text:p text:style-name="P1"><text:span text:style-name="T56">.infos </text:span><text:span text:style-name="T55">{</text:span></text:p>
            <text:p text:style-name="P1"><text:span text:style-name="T56"><text:tab/></text:span><text:span text:style-name="T57">color:</text:span><text:span text:style-name="T56"> </text:span><text:span text:style-name="T58">red</text:span><text:span text:style-name="T55">;</text:span></text:p>
            <text:p text:style-name="P1"><text:span text:style-name="T55">}</text:span></text:p>
            <text:p text:style-name="P1"><text:span text:style-name="T55"/></text:p>
          </draw:text-box>
        </draw:frame>
        <draw:frame draw:style-name="gr66" draw:text-style-name="P58" draw:layer="layout" svg:width="11.792cm" svg:height="3.326cm" svg:x="14.808cm" svg:y="5cm">
          <draw:text-box>
            <text:p text:style-name="P1"><text:span text:style-name="T55">&lt;</text:span><text:span text:style-name="T56">div </text:span><text:span text:style-name="T57">class</text:span><text:span text:style-name="T56">=</text:span><text:span text:style-name="T58">"infos"</text:span><text:span text:style-name="T55">&gt;</text:span></text:p>
            <text:p text:style-name="P1"><text:span text:style-name="T55"><text:s text:c="8"/></text:span><text:span text:style-name="T55">&lt;</text:span><text:span text:style-name="T56">p</text:span><text:span text:style-name="T55">&gt;</text:span><text:span text:style-name="T63">Mon texte</text:span><text:span text:style-name="T55">&lt;/</text:span><text:span text:style-name="T56">p</text:span><text:span text:style-name="T55">&gt;</text:span></text:p>
            <text:p text:style-name="P1"><text:span text:style-name="T55">&lt;/</text:span><text:span text:style-name="T56">div</text:span><text:span text:style-name="T55">&gt;</text:span></text:p>
          </draw:text-box>
        </draw:frame>
        <draw:line draw:style-name="gr67" draw:text-style-name="P5" draw:layer="layout" svg:x1="10cm" svg:y1="7cm" svg:x2="13.6cm" svg:y2="7cm">
          <text:p/>
        </draw:line>
        <draw:frame presentation:style-name="pr23" draw:text-style-name="P59" draw:layer="layout" svg:width="24.8cm" svg:height="2.051cm" svg:x="1.6cm" svg:y="11.349cm" presentation:class="title" presentation:user-transformed="true">
          <draw:text-box>
            <text:p text:style-name="P19"><text:span text:style-name="T20">Le sélecteur ".infos p" est plus précis que ".infos" même si ce dernier est plus bas dans le code, le texte est donc bleu </text:span></text:p>
          </draw:text-box>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09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60" draw:layer="layout" svg:width="25.901cm" svg:height="13.339cm" svg:x="1.099cm" svg:y="3.025cm" presentation:class="outline" presentation:user-transformed="true">
          <draw:text-box>
            <text:list text:style-name="L2">
              <text:list-item>
                <text:p><text:span text:style-name="T54">Utilisation de la valeur spéciale "!important"</text:span></text:p>
                <text:list>
                  <text:list-item>
                    <text:p><text:span text:style-name="T64">A utiliser avec extrême parcimonie</text:span></text:p>
                  </text:list-item>
                  <text:list-item>
                    <text:p><text:span text:style-name="T62">S'applique après la valeur d'une propriété css :</text:span><text:span text:style-name="T65"><text:line-break/></text:span><text:span text:style-name="T32">padding-left:</text:span><text:span text:style-name="T34"> 20px</text:span><text:span text:style-name="T66">!important</text:span><text:span text:style-name="T34">;</text:span></text:p>
                  </text:list-item>
                  <text:list-item>
                    <text:p><text:span text:style-name="T67">Et lui permet de passer devant toutes les autres règles</text:span></text:p>
                  </text:list-item>
                  <text:list-item>
                    <text:p><text:span text:style-name="T67">Se situe en haut de toutes les règles de la spécificité du css</text:span></text:p>
                  </text:list-item>
                  <text:list-item>
                    <text:p><text:span text:style-name="T68"><text:s/></text:span><text:span text:style-name="T69">A utiliser qu'en dernier cours</text:span></text:p>
                  </text:list-item>
                </text:list>
              </text:list-item>
            </text:list>
          </draw:text-box>
        </draw:frame>
        <draw:frame draw:style-name="gr64"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Vous travaillerez peut être sur des projets avec des fichiers CSS que vous ne pourrez pas éditer. Ceci est un dernier recours.</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0"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197px"</text:span></text:p>
                  </text:list-item>
                  <text:list-item>
                    <text:p text:style-name="P1"><text:span text:style-name="T70">Pourcentage </text:span><text:span text:style-name="T6">(qui peut être négatif). Ex: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51"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 margin"</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68" draw:text-style-name="P37" draw:layer="layout" svg:width="10.074cm" svg:height="5.6cm" svg:x="8.963cm" svg:y="11cm">
          <draw:text-box>
            <text:p xml:id="id4" text:id="id4" text:style-name="P1"><text:span text:style-name="T29">.informations </text:span><text:span text:style-name="T31">{</text:span></text:p>
            <text:p xml:id="id5" text:id="id5" text:style-name="P1"><text:span text:style-name="T28"><text:tab/></text:span><text:span text:style-name="T28">[...]</text:span></text:p>
            <text:p xml:id="id6" text:id="id6" text:style-name="P1"><text:span text:style-name="T28"><text:tab/></text:span><text:span text:style-name="T28">margin:</text:span><text:span text:style-name="T29"> </text:span><text:span text:style-name="T30">1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69" draw:text-style-name="P5" draw:layer="layout" draw:type="line" svg:x1="12.556cm" svg:y1="3cm" svg:x2="12.556cm" svg:y2="3cm" draw:start-shape="id1" draw:end-shape="id1" svg:d="M12556 3000z" svg:viewBox="0 0 1 1">
          <text:p/>
        </draw:connector>
        <draw:line draw:style-name="gr70" draw:text-style-name="P5" draw:layer="layout" svg:x1="5.8cm" svg:y1="10.6cm" svg:x2="12.6cm" svg:y2="10.6cm">
          <text:p/>
        </draw:line>
        <draw:line draw:style-name="gr71" draw:text-style-name="P5" draw:layer="layout" svg:x1="5.8cm" svg:y1="10.319cm" svg:x2="5.802cm" svg:y2="10.744cm">
          <text:p/>
        </draw:line>
        <draw:frame draw:style-name="gr72" draw:text-style-name="P61" draw:layer="layout" svg:width="2cm" svg:height="0.962cm" svg:x="11cm" svg:y="9.8cm">
          <draw:text-box>
            <text:p><text:span text:style-name="T71">15px</text:span></text:p>
          </draw:text-box>
        </draw:frame>
        <presentation:notes draw:style-name="dp2">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6">Malgré la présence d'un margin haut et bas de 15 px sur les deux balises, seul une hauteur s'est appliqué, les valeurs ont été fusionnées</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3"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70">Les marges </text:span><text:span text:style-name="T6">basses et hautes de balises de type "inline" ne s'appliquent pas</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margin</text:span></text:p>
              </text:list-item>
              <text:list-item>
                <text:p><text:span text:style-name="T18">https://developer.mozilla.org/fr/docs/Web/CSS/Mod%C3%A8le_de_bo%C3%AEte_CSS/Fusion_des_marges</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Margin</text:span></text:p>
          </draw:text-box>
        </draw:frame>
        <draw:frame presentation:style-name="pr54" draw:text-style-name="P47" draw:layer="layout" svg:width="26.06cm" svg:height="11.8cm" svg:x="1.099cm" svg:y="5.2cm" presentation:class="outline" presentation:user-transformed="true">
          <draw:text-box>
            <text:list text:style-name="L2">
              <text:list-item>
                <text:p text:style-name="P13"><text:span text:style-name="T12">La propriété "margin" s'applique à tous les côtés. Toutefois, il est possible de séparer chaque côté grâce aux propriétés :</text:span></text:p>
                <text:list>
                  <text:list-item>
                    <text:p text:style-name="P1"><text:span text:style-name="T50">margin-top </text:span></text:p>
                  </text:list-item>
                  <text:list-item>
                    <text:p text:style-name="P1"><text:span text:style-name="T50">margin-right</text:span></text:p>
                  </text:list-item>
                  <text:list-item>
                    <text:p text:style-name="P1"><text:span text:style-name="T50">margin-bottom</text:span></text:p>
                  </text:list-item>
                  <text:list-item>
                    <text:p text:style-name="P1"><text:span text:style-name="T50">margin-left</text:span></text:p>
                  </text:list-item>
                </text:list>
              </text:list-item>
            </text:list>
          </draw:text-box>
        </draw:frame>
        <draw:frame draw:style-name="gr51" draw:text-style-name="P48" draw:layer="layout" svg:width="9.737cm" svg:height="2.099cm" svg:x="8.6cm" svg:y="3.101cm">
          <draw:text-box>
            <text:p text:style-name="P19"><text:span text:style-name="T28">margin:</text:span><text:span text:style-name="T29"> </text:span><text:span text:style-name="T30">42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43"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73"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custom-shape draw:style-name="gr74"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75" draw:text-style-name="P9" draw:layer="layout" svg:width="3.909cm" svg:height="14.532cm" svg:x="25.02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6.924cm" svg:height="2.208cm" svg:x="0.536cm" svg:y="7.801cm" presentation:class="title" presentation:user-transformed="true">
          <draw:text-box>
            <text:p text:style-name="P19"><text:span text:style-name="T15">Quiz</text:span></text:p>
          </draw:text-box>
        </draw:frame>
        <draw:frame presentation:style-name="pr55" draw:text-style-name="P64" draw:layer="layout" svg:width="26.924cm" svg:height="6.607cm" svg:x="0.536cm" svg:y="9.529cm" presentation:class="title" presentation:user-transformed="true">
          <draw:text-box>
            <text:p text:style-name="P19"><text:span text:style-name="T64">"Test - Modèle de boite et couleurs" sur ENT</text:span><text:span text:style-name="T5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text:span></text:p>
          </draw:text-box>
        </draw:frame>
        <presentation:notes draw:style-name="dp2">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6"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
            <text:p><text:span text:style-name="T18"/></text:p>
          </draw:text-box>
        </draw:frame>
        <draw:frame draw:style-name="gr52" draw:text-style-name="P37" draw:layer="layout" svg:width="12.8cm" svg:height="1.517cm" svg:x="7.6cm" svg:y="15.349cm">
          <draw:text-box>
            <text:p text:style-name="P1"><text:span text:style-name="T28">border:</text:span><text:span text:style-name="T29"> </text:span><text:span text:style-name="T30">2px solid blue</text:span><text:span text:style-name="T31">;</text:span></text:p>
          </draw:text-box>
        </draw:frame>
        <presentation:notes draw:style-name="dp2">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list text:style-name="L1">
                <text:list-item>
                  <text:p><text:span text:style-name="T37">L'ordre des propriétés ne compte pas, le parseur css des navigateurs sont suffisamment malins pour comprendre que "2px" est l'épaisseur de la bordure</text:span></text:p>
                </text:list-item>
                <text:list-item>
                  <text:p><text:span text:style-name="T37">Si la propriété "border" manque de certaines valeurs, ce sont celles par défaut qui s'appliquent </text:span></text:p>
                </text:list-item>
              </text:list>
            </draw:text-box>
          </draw:frame>
        </presentation:notes>
      </draw:page>
      <draw:page draw:name="page47"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57"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color"</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color</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58"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78" draw:text-style-name="P66" draw:layer="layout" svg:width="11.915cm" svg:height="1.283cm" svg:x="8.043cm" svg:y="15.917cm">
          <draw:text-box>
            <text:p text:style-name="P19"><text:span text:style-name="T18">https://developer.mozilla.org/fr/docs/Web/CSS/border-style</text:span></text:p>
          </draw:text-box>
        </draw:frame>
        <presentation:notes draw:style-name="dp2">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59"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width</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6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Corrigeons le padding"</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36" draw:layer="layout" svg:width="25.806cm" svg:height="3.819cm" svg:x="1.099cm" svg:y="7.581cm" presentation:class="outline" presentation:user-transformed="true">
          <draw:text-box>
            <text:list text:style-name="L2">
              <text:list-item>
                <text:p text:style-name="P13"><text:span text:style-name="T26">Rajouter une classe css contenant une déclaration css permettant d'afficher une bordure et l'ajouter à une balise</text:span></text:p>
              </text:list-item>
            </text:list>
          </draw:text-box>
        </draw:frame>
        <draw:frame draw:style-name="gr79" draw:text-style-name="P37" draw:layer="layout" svg:width="14.037cm" svg:height="4.2cm" svg:x="6.982cm" svg:y="11.6cm">
          <draw:text-box>
            <text:p xml:id="id7" text:id="id7" text:style-name="P1"><text:span text:style-name="T29">.ma-bordure </text:span><text:span text:style-name="T31">{</text:span></text:p>
            <text:p xml:id="id8" text:id="id8" text:style-name="P1"><text:span text:style-name="T28"><text:tab/></text:span><text:span text:style-name="T28">border:</text:span><text:span text:style-name="T29"> </text:span><text:span text:style-name="T30">2px solid blue</text:span><text:span text:style-name="T31">;</text:span></text:p>
            <text:p text:style-name="P1"><text:span text:style-name="T3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text:span text:style-name="T37">Vous pouvez mettre cette déclaration dans une classe spécifique si vous le souhaitez</text:span></text:p>
            </draw:text-box>
          </draw:frame>
        </presentation:notes>
      </draw:page>
      <draw:page draw:name="page52"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2" draw:text-style-name="P14" draw:layer="layout" svg:width="26.701cm" svg:height="10.738cm" svg:x="1.099cm" svg:y="3.062cm" presentation:class="outline" presentation:user-transformed="true">
          <draw:text-box>
            <text:list text:style-name="L2">
              <text:list-item>
                <text:p text:style-name="P13"><text:span text:style-name="T70">La propriété "border" peut être décomposée par </text:span><text:span text:style-name="T6">côté :</text:span></text:p>
                <text:list>
                  <text:list-item>
                    <text:p text:style-name="P1"><text:span text:style-name="T43">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3" draw:text-style-name="P14" draw:layer="layout" svg:width="26.06cm" svg:height="10.738cm" svg:x="1.099cm" svg:y="3.062cm" presentation:class="outline" presentation:user-transformed="true">
          <draw:text-box>
            <text:list text:style-name="L2">
              <text:list-item>
                <text:p text:style-name="P13"><text:span text:style-name="T43">Les propriétés "</text:span><text:span text:style-name="T12">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4"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text:span></text:p>
              </text:list-item>
              <text:list-item>
                <text:p><text:span text:style-name="T18">https://stackoverflow.com/questions/1158515/difference-between-outline-and-border - en</text:span></text:p>
              </text:list-item>
              <text:list-item>
                <text:p><text:span text:style-name="T18">https://developer.mozilla.org/fr/docs/Web/CSS/outline</text:span></text:p>
                <text:p><text:span text:style-name="T17"/></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5"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 avec la propriété "border-image"</text:span></text:p>
                <text:list>
                  <text:list-item>
                    <text:p text:style-name="P1"><text:span text:style-name="T6">L'image sera la même sur tous les côtés. La propriété "border-image-left" (par exemple) n'existe pas</text:span></text:p>
                  </text:list-item>
                </text:list>
              </text:list-item>
              <text:list-item>
                <text:p text:style-name="P13"><text:span text:style-name="T6">Il est possible de faire des bordures arrondies grâce à la propriété "border-radius"</text:span></text:p>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image</text:span></text:p>
              </text:list-item>
              <text:list-item>
                <text:p><text:span text:style-name="T18">https://developer.mozilla.org/fr/docs/Web/CSS/border-radius</text:span></text:p>
                <text:p><text:span text:style-name="T17"/></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 / Outline</text:span></text:p>
          </draw:text-box>
        </draw:frame>
        <presentation:notes draw:style-name="dp2">
          <office:forms form:automatic-focus="false" form:apply-design-mode="false"/>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66" draw:text-style-name="P14" draw:layer="layout" svg:width="26.06cm" svg:height="10.738cm" svg:x="1.099cm" svg:y="3.062cm" presentation:class="outline" presentation:user-transformed="true">
          <draw:text-box>
            <text:list text:style-name="L2">
              <text:list-item>
                <text:p text:style-name="P13"><text:span text:style-name="T12">La propriété "visibility" permet de cacher ou non un élément html tout en conservant sa place dans la page</text:span></text:p>
              </text:list-item>
              <text:list-item>
                <text:p text:style-name="P13"><text:span text:style-name="T12">La propriété "overflow" permet de gérer le dépassement de contenu</text:span></text:p>
              </text:list-item>
            </text:list>
          </draw:text-box>
        </draw:frame>
        <draw:frame draw:style-name="gr20" draw:text-style-name="P39" draw:layer="layout" svg:width="25.147cm" svg:height="3.095cm" svg:x="1.021cm" svg:y="18.198cm">
          <draw:text-box>
            <text:p><text:span text:style-name="T17">Sources :</text:span></text:p>
            <text:list text:style-name="L1">
              <text:list-item>
                <text:p><text:span text:style-name="T18">https://developer.mozilla.org/fr/docs/Web/CSS/overflow</text:span></text:p>
              </text:list-item>
              <text:list-item>
                <text:p><text:span text:style-name="T18">https://developer.mozilla.org/fr/docs/Web/CSS/visibility</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67"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80" draw:text-style-name="P67" draw:layer="layout" svg:width="10.867cm" svg:height="4.314cm" draw:transform="rotate (1.5707963267949) translate (25.403cm 10.0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9" presentation:class="page"/>
          <draw:frame presentation:style-name="pr68" draw:text-style-name="P6" draw:layer="layout" svg:width="17.664cm" svg:height="13.365cm" svg:x="2.1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69"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80" draw:text-style-name="P67" draw:layer="layout" svg:width="10.867cm" svg:height="4.314cm" draw:transform="rotate (1.5707963267949) translate (25.403cm 10.0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0" presentation:class="page"/>
          <draw:frame presentation:style-name="pr70"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61"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1" draw:text-style-name="P14" draw:layer="layout" svg:width="26.06cm" svg:height="14.539cm" svg:x="1.14cm" svg:y="3.061cm" presentation:class="outline" presentation:user-transformed="true">
          <draw:text-box>
            <text:list text:style-name="L2">
              <text:list-item>
                <text:p text:style-name="P13"><text:span text:style-name="T6">Couplée aux propriété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80" draw:text-style-name="P67" draw:layer="layout" svg:width="10.867cm" svg:height="4.314cm" draw:transform="rotate (1.5707963267949) translate (25.403cm 10.0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1" presentation:class="page"/>
          <draw:frame presentation:style-name="pr72" draw:text-style-name="P6" draw:layer="layout" svg:width="17.664cm" svg:height="13.365cm" svg:x="2.1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3"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80" draw:text-style-name="P67" draw:layer="layout" svg:width="10.867cm" svg:height="4.314cm" draw:transform="rotate (1.5707963267949) translate (25.403cm 10.0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E42B8D7A42E8EC3E.jpg" xlink:type="simple" xlink:show="embed" xlink:actuate="onLoad" loext:mime-type="image/jpeg">
            <text:p/>
          </draw:image>
        </draw:frame>
        <draw:frame draw:style-name="gr72" draw:text-style-name="P61" draw:layer="layout" svg:width="6.4cm" svg:height="0.962cm" svg:x="3.8cm" svg:y="9.562cm">
          <draw:text-box>
            <text:p><text:span text:style-name="T71">balise html déplacée</text:span></text:p>
          </draw:text-box>
        </draw:frame>
        <draw:frame draw:style-name="gr82" draw:text-style-name="P61" draw:layer="layout" svg:width="9.2cm" svg:height="1.673cm" svg:x="4.4cm" svg:y="13.124cm">
          <draw:text-box>
            <text:p><text:span text:style-name="T71">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62" presentation:class="page"/>
          <draw:frame presentation:style-name="pr74" draw:text-style-name="P6" draw:layer="layout" svg:width="17.664cm" svg:height="13.365cm" svg:x="2.1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5"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80" draw:text-style-name="P67" draw:layer="layout" svg:width="10.867cm" svg:height="4.314cm" draw:transform="rotate (1.5707963267949) translate (25.403cm 10.0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3" presentation:class="page"/>
          <draw:frame presentation:style-name="pr76" draw:text-style-name="P6" draw:layer="layout" svg:width="17.664cm" svg:height="13.365cm" svg:x="2.1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77" draw:text-style-name="P20" draw:layer="layout" svg:width="26.924cm" svg:height="1.267cm" svg:x="0.538cm" svg:y="9.867cm" presentation:class="title" presentation:user-transformed="true">
          <draw:text-box>
            <text:p text:style-name="P19"><text:span text:style-name="T9">Travaux pratiques #2 &gt; "Ressource position"</text:span></text:p>
          </draw:text-box>
        </draw:frame>
        <presentation:notes draw:style-name="dp2">
          <office:forms form:automatic-focus="false" form:apply-design-mode="false"/>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B2E118B6E60181DE.png" xlink:type="simple" xlink:show="embed" xlink:actuate="onLoad" loext:mime-type="image/png">
            <text:p/>
          </draw:image>
        </draw:frame>
        <draw:frame presentation:style-name="pr78"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497C06BB2D85CA22.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79" draw:text-style-name="P14" draw:layer="layout" svg:width="17.23cm" svg:height="15.4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
          </draw:text-box>
        </draw:frame>
        <draw:frame draw:style-name="gr2" draw:text-style-name="P5" draw:layer="layout" svg:width="9.043cm" svg:height="4.955cm" svg:x="0.957cm" svg:y="3.245cm">
          <draw:image xlink:href="Pictures/10000201000001050000008F0DAC5E73D9D4AA90.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14" draw:layer="layout" svg:width="25.806cm" svg:height="3.019cm" svg:x="1.099cm" svg:y="7.581cm" presentation:class="outline" presentation:user-transformed="true">
          <draw:text-box>
            <text:list text:style-name="L2">
              <text:list-item>
                <text:p text:style-name="P13"><text:span text:style-name="T6">Rajouter la classe "position-relative" à la balise ayant la classe "is-green"</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6F5FE3E7A2AF80F5.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3"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text:span text:style-name="T37">Une longueur est un nombre décimal suivi d'une unité, il en existe plusieurs mais les plus utilisées sont le pixel, l'em (un peu moins de nos jours), le rem, le vh, le vw, le vmin et le vmax</text:span></text:p>
            </draw:text-box>
          </draw:frame>
        </presentation:notes>
      </draw:page>
      <draw:page draw:name="page7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613FA8BFC1527631.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4"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80" draw:text-style-name="P67" draw:layer="layout" svg:width="10.867cm" svg:height="4.314cm" draw:transform="rotate (1.5707963267949) translate (25.403cm 10.0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50B9228D53C3790.jpg" xlink:type="simple" xlink:show="embed" xlink:actuate="onLoad" loext:mime-type="image/jpeg">
            <text:p/>
          </draw:image>
        </draw:frame>
        <draw:frame draw:style-name="gr72" draw:text-style-name="P61" draw:layer="layout" svg:width="6.4cm" svg:height="0.962cm" svg:x="3.8cm" svg:y="11.038cm">
          <draw:text-box>
            <text:p><text:span text:style-name="T71">balise html déplacée</text:span></text:p>
          </draw:text-box>
        </draw:frame>
        <draw:frame draw:style-name="gr82" draw:text-style-name="P61" draw:layer="layout" svg:width="9.2cm" svg:height="1.673cm" svg:x="4.4cm" svg:y="14.6cm">
          <draw:text-box>
            <text:p><text:span text:style-name="T71">La balise juxtaposée prend la place de la balise déplacée</text:span></text:p>
          </draw:text-box>
        </draw:frame>
        <presentation:notes draw:style-name="dp2">
          <office:forms form:automatic-focus="false" form:apply-design-mode="false"/>
          <draw:page-thumbnail draw:style-name="gr3" draw:layer="layout" svg:width="13.586cm" svg:height="11.136cm" svg:x="3.703cm" svg:y="2.252cm" draw:page-number="71" presentation:class="page"/>
          <draw:frame presentation:style-name="pr85" draw:text-style-name="P6" draw:layer="layout" svg:width="17.664cm" svg:height="13.365cm" svg:x="2.1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6"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80" draw:text-style-name="P67" draw:layer="layout" svg:width="10.867cm" svg:height="4.314cm" draw:transform="rotate (1.5707963267949) translate (25.403cm 10.0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2" presentation:class="page"/>
          <draw:frame presentation:style-name="pr87" draw:text-style-name="P6" draw:layer="layout" svg:width="17.664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88"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9" draw:text-style-name="P14" draw:layer="layout" svg:width="25.806cm" svg:height="9.419cm" svg:x="1.099cm" svg:y="7.581cm" presentation:class="outline" presentation:user-transformed="true">
          <draw:text-box>
            <text:list text:style-name="L2">
              <text:list-item>
                <text:p text:style-name="P13"><text:span text:style-name="T43">Remplacer la classe </text:span><text:span text:style-name="T6">"position-relative" par la classe "position-absolute" à la balise ayant la classe "is-green"</text:span></text:p>
              </text:list-item>
              <text:list-item>
                <text:p text:style-name="P13"><text:span text:style-name="T43">Changer la ou les valeurs "auto" dans la classe "position-</text:span><text:span text:style-name="T6">absolute"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9E85E4224E4DC8A0.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90"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origine du repère le coin en haut à gauch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83" draw:text-style-name="P67" draw:layer="layout" svg:width="10.867cm" svg:height="4.314cm" draw:transform="rotate (1.5707963267949) translate (25.403cm 10.0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4"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5" presentation:class="page"/>
          <draw:frame presentation:style-name="pr91" draw:text-style-name="P6" draw:layer="layout" svg:width="17.664cm" svg:height="13.365cm" svg:x="2.1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92"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80" draw:text-style-name="P67" draw:layer="layout" svg:width="10.867cm" svg:height="4.314cm" draw:transform="rotate (1.5707963267949) translate (25.403cm 10.0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6" presentation:class="page"/>
          <draw:frame presentation:style-name="pr93" draw:text-style-name="P6" draw:layer="layout" svg:width="17.664cm" svg:height="13.365cm" svg:x="2.1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94"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5" draw:text-style-name="P14" draw:layer="layout" svg:width="25.806cm" svg:height="9.819cm" svg:x="1.099cm" svg:y="7.581cm" presentation:class="outline" presentation:user-transformed="true">
          <draw:text-box>
            <text:list text:style-name="L2">
              <text:list-item>
                <text:p text:style-name="P13"><text:span text:style-name="T43">Remplacer la classe </text:span><text:span text:style-name="T6">"position-absolute" par la classe "position-fixed" à la balise ayant la classe "is-green" </text:span></text:p>
              </text:list-item>
              <text:list-item>
                <text:p text:style-name="P13"><text:span text:style-name="T6">Ajouter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227B650B6D9CBF95.png" xlink:type="simple" xlink:show="embed" xlink:actuate="onLoad" loext:mime-type="image/png">
            <text:p/>
          </draw:image>
        </draw:frame>
        <draw:frame presentation:style-name="pr96" draw:text-style-name="P33" draw:layer="layout" svg:width="8.188cm" svg:height="1.051cm" svg:x="10.412cm" svg:y="17.65cm" presentation:class="title" presentation:user-transformed="true">
          <draw:text-box>
            <text:p text:style-name="P1"><text:span text:style-name="T20">Page un peu défilée</text:span></text:p>
          </draw:text-box>
        </draw:frame>
        <presentation:notes draw:style-name="dp2">
          <office:forms form:automatic-focus="false" form:apply-design-mode="false"/>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16">Propriété position – </text:span><text:span text:style-name="T5">position "fixed"</text:span></text:p>
          </draw:text-box>
        </draw:frame>
        <draw:custom-shape draw:style-name="gr80" draw:text-style-name="P67" draw:layer="layout" svg:width="10.867cm" svg:height="4.314cm" draw:transform="rotate (1.5707963267949) translate (25.403cm 10.0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5" draw:text-style-name="P5" draw:layer="layout" svg:width="13.3cm" svg:height="12.037cm" svg:x="1.099cm" svg:y="2.963cm">
          <draw:image xlink:href="Pictures/10000201000003E70000031AE23F83CA4CF05DDB.png" xlink:type="simple" xlink:show="embed" xlink:actuate="onLoad" loext:mime-type="image/png">
            <text:p/>
          </draw:image>
        </draw:frame>
        <draw:frame draw:style-name="gr37" draw:text-style-name="P69" draw:layer="layout" svg:width="5.6cm" svg:height="1.352cm" svg:x="1.099cm" svg:y="4.048cm">
          <draw:text-box>
            <text:p><text:span text:style-name="T41">(0;0)</text:span></text:p>
          </draw:text-box>
        </draw:frame>
        <draw:frame presentation:style-name="pr97"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79" presentation:class="page"/>
          <draw:frame presentation:style-name="pr98" draw:text-style-name="P6" draw:layer="layout" svg:width="17.664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99" draw:text-style-name="P14" draw:layer="layout" svg:width="26.06cm" svg:height="14.339cm" svg:x="1.099cm" svg:y="3.061cm" presentation:class="outline" presentation:user-transformed="true">
          <draw:text-box>
            <text:list text:style-name="L2">
              <text:list-item>
                <text:p text:style-name="P13"><text:span text:style-name="T6">Colle (sticky) la balise sur la fenêtre quand sa position (dans son ancêtre de défilement le plus proche) est dépassé</text:span></text:p>
                <text:list>
                  <text:list-item>
                    <text:p text:style-name="P1"><text:span text:style-name="T6">Si la balise parente n'est pas assez haute alors l'effet de la position sticky ne s'appliquera pas</text:span></text:p>
                  </text:list-item>
                </text:list>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86" draw:text-style-name="P67" draw:layer="layout" svg:width="10.867cm" svg:height="4.314cm" draw:transform="rotate (1.5707963267949) translate (25.403cm 10.0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7"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0" presentation:class="page"/>
          <draw:frame presentation:style-name="pr100"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80" draw:text-style-name="P67" draw:layer="layout" svg:width="10.867cm" svg:height="4.314cm" draw:transform="rotate (1.5707963267949) translate (25.403cm 10.0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E42B8D7A42E8EC3E.jpg" xlink:type="simple" xlink:show="embed" xlink:actuate="onLoad" loext:mime-type="image/jpeg">
            <text:p/>
          </draw:image>
        </draw:frame>
        <draw:frame draw:style-name="gr88" draw:text-style-name="P61" draw:layer="layout" svg:width="6.854cm" svg:height="1.03cm" svg:x="2.611cm" svg:y="5.744cm">
          <draw:text-box>
            <text:p><text:span text:style-name="T71">balise html déplacée</text:span></text:p>
          </draw:text-box>
        </draw:frame>
        <draw:frame draw:style-name="gr89" draw:text-style-name="P61" draw:layer="layout" svg:width="9.853cm" svg:height="1.791cm" svg:x="3.254cm" svg:y="9.559cm">
          <draw:text-box>
            <text:p><text:span text:style-name="T71">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81" presentation:class="page"/>
          <draw:frame presentation:style-name="pr10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10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3" draw:text-style-name="P14" draw:layer="layout" svg:width="25.806cm" svg:height="8.019cm" svg:x="1.099cm" svg:y="7.581cm" presentation:class="outline" presentation:user-transformed="true">
          <draw:text-box>
            <text:list text:style-name="L2">
              <text:list-item>
                <text:p text:style-name="P13"><text:span text:style-name="T43">Remplacez la classe "position-fixed" par la classe </text:span><text:span text:style-name="T6">"position-sticky" à la balise ayant la classe "is-green" </text:span></text:p>
              </text:list-item>
              <text:list-item>
                <text:p text:style-name="P13"><text:span text:style-name="T6">Ajoutez la classe "body-scroll" à la balise &lt;body&gt;</text:span></text:p>
              </text:list-item>
              <text:list-item>
                <text:p text:style-name="P13"><text:span text:style-name="T6">Changez la valeur "auto" dans la classe "position-sticky" par une longueur</text:span></text:p>
              </text:list-item>
              <text:list-item>
                <text:p text:style-name="P13"><text:span text:style-name="T6">Défilez la page</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BFC27320450B65E2.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4"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 </text:span></text:p>
                  </text:list-item>
                  <text:list-item>
                    <text:p text:style-name="P1"><text:span text:style-name="T6">Si deux z-index, dans le même contexte, on la même valeur, le navigateur tranchera</text:span></text:p>
                  </text:list-item>
                </text:list>
              </text:list-item>
            </text:list>
          </draw:text-box>
        </draw:frame>
        <draw:custom-shape draw:style-name="gr80" draw:text-style-name="P67" draw:layer="layout" svg:width="10.867cm" svg:height="4.314cm" draw:transform="rotate (1.5707963267949) translate (25.403cm 10.0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84" presentation:class="page"/>
          <draw:frame presentation:style-name="pr105" draw:text-style-name="P6" draw:layer="layout" svg:width="17.664cm" svg:height="13.365cm" svg:x="2.1cm" svg:y="14.103cm" presentation:class="notes" presentation:user-transformed="true">
            <draw:text-box>
              <text:list text:style-name="L1">
                <text:list-item>
                  <text:p><text:span text:style-name="T37">Si deux balises, possédant la propriété "z-index" ont la même valeur, le navigateur tranchera</text:span></text:p>
                </text:list-item>
              </text:list>
            </draw:text-box>
          </draw:frame>
        </presentation:notes>
      </draw:page>
      <draw:page draw:name="page8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6"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80" draw:text-style-name="P67" draw:layer="layout" svg:width="10.867cm" svg:height="4.314cm" draw:transform="rotate (1.5707963267949) translate (25.403cm 10.0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85" presentation:class="page"/>
          <draw:frame presentation:style-name="pr107" draw:text-style-name="P6" draw:layer="layout" svg:width="17.664cm" svg:height="13.365cm" svg:x="2.1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90" draw:text-style-name="P55" draw:layer="layout" svg:width="3.91cm" svg:height="14.531cm" draw:transform="rotate (-1.5707963267949) translate (28.10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7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108"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office:forms form:automatic-focus="false" form:apply-design-mode="false"/>
          <draw:page-thumbnail draw:style-name="gr3" draw:layer="layout" svg:width="13.586cm" svg:height="11.136cm" svg:x="3.703cm" svg:y="2.252cm" draw:page-number="86"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custom-shape draw:style-name="gr92"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frame presentation:style-name="pr14" draw:text-style-name="P25" draw:layer="layout" svg:width="26.924cm" svg:height="2.208cm" svg:x="0.536cm" svg:y="7.8cm" presentation:class="title" presentation:user-transformed="true">
          <draw:text-box>
            <text:p text:style-name="P19"><text:span text:style-name="T15">Quiz</text:span></text:p>
          </draw:text-box>
        </draw:frame>
        <draw:custom-shape draw:style-name="gr93"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94" draw:text-style-name="P9" draw:layer="layout" svg:width="3.909cm" svg:height="14.532cm" svg:x="25.02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64" draw:layer="layout" svg:width="26.924cm" svg:height="6.607cm" svg:x="0.536cm" svg:y="9.528cm" presentation:class="title" presentation:user-transformed="true">
          <draw:text-box>
            <text:p text:style-name="P19"><text:span text:style-name="T64">"Test - Position" sur ENT</text:span><text:span text:style-name="T6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office:forms form:automatic-focus="false" form:apply-design-mode="false"/>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draw:text-box/>
          </draw:frame>
        </presentation:notes>
      </draw:page>
      <draw:page draw:name="page88" draw:style-name="dp1" draw:master-page-name="Default" presentation:presentation-page-layout-name="AL1T0">
        <office:forms form:automatic-focus="false" form:apply-design-mode="false"/>
        <draw:frame presentation:style-name="pr109" draw:text-style-name="P71" draw:layer="layout" svg:width="25.806cm" svg:height="6cm" svg:x="1.097cm" svg:y="7.5cm" presentation:class="outline" presentation:user-transformed="true">
          <draw:text-box>
            <text:list text:style-name="L2">
              <text:list-header>
                <text:p text:style-name="P13"><text:span text:style-name="T73">Jusqu'à présent, notre mise en page n'a été composée que de colonnes, mais il est possible de faire des mises en page plus complexes</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9" draw:style-name="dp1" draw:master-page-name="Default" presentation:presentation-page-layout-name="AL1T0">
        <office:forms form:automatic-focus="false" form:apply-design-mode="false"/>
        <draw:frame presentation:style-name="pr110" draw:text-style-name="P71" draw:layer="layout" svg:width="25.806cm" svg:height="2.9cm" svg:x="1.097cm" svg:y="9.05cm" presentation:class="outline" presentation:user-transformed="true">
          <draw:text-box>
            <text:list text:style-name="L2">
              <text:list-header>
                <text:p text:style-name="P13"><text:span text:style-name="T73">Notamment juxtaposer des balises tout en les gardant dans le flux</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9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Historique</text:span></text:p>
          </draw:text-box>
        </draw:frame>
        <draw:frame presentation:style-name="pr111"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text:style-name="P13"><text:span text:style-name="T6">Et puis le CSS3 apporta flexbox</text:span></text:p>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list-item>
              <text:list-item>
                <text:p><text:span text:style-name="T8">https://putaindecode.io/podcasts/s02e04-css-layout – podcast en français</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90" presentation:class="page"/>
          <draw:frame presentation:style-name="pr3" draw:text-style-name="P72" draw:layer="layout" svg:width="16.8cm" svg:height="13.365cm" svg:x="2.097cm" svg:y="14.103cm" presentation:class="notes" presentation:user-transformed="true">
            <draw:text-box>
              <text:list text:style-name="L1">
                <text:list-item>
                  <text:p><text:span text:style-name="T74">L'utilisation de tableaux pour faire de la mise en page est à bannir. Elle doit être utilisée que pour faire des e-mail et encore, il existe des outils pour faire des e-mails sans casse-tête</text:span></text:p>
                </text:list-item>
                <text:list-item>
                  <text:p><text:span text:style-name="T74">La propriété "float" est également à éviter, elle crée plein d'effets de bords qui nécessitent énormément d'astuces pour les contre-carrer</text:span></text:p>
                </text:list-item>
                <text:list-item>
                  <text:p><text:span text:style-name="T74">"display : inline-block" fonctionne mais montre ses limites. Il y a notamment des astuces à utiliser pour avoir le comportement attendu. L'idée du "display: inline-block" étant de mixer les types d'affichage "inline" et "block"</text:span></text:p>
                </text:list-item>
              </text:list>
            </draw:text-box>
          </draw:frame>
        </presentation:notes>
      </draw:page>
      <draw:page draw:name="page9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2"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s en page complexes</text:span><text:span text:style-name="T73"> sur une seule dimension </text:span><text:span text:style-name="T6">(colonne ou ligne)</text:span></text:p>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031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anglais</text:span></text:p>
              </text:list-item>
              <text:list-item>
                <text:p><text:span text:style-name="T8">https://putaindecode.io/podcasts/s02e04-css-layout – podcast en français</text:span></text:p>
              </text:list-item>
              <text:list-item>
                <text:p><text:span text:style-name="T75">https://philipwalton.github.io/solved-by-flexbox/ </text:span><text:span text:style-name="T8">- anglais</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3" draw:text-style-name="P14" draw:layer="layout" svg:width="25.806cm" svg:height="5.54cm" svg:x="1.37cm" svg:y="3.06cm" presentation:class="outline" presentation:user-transformed="true">
          <draw:text-box>
            <text:list text:style-name="L2">
              <text:list-item>
                <text:p text:style-name="P13"><text:span text:style-name="T6">Propriété s'applique sur le parent</text:span></text:p>
                <text:list>
                  <text:list-item>
                    <text:p text:style-name="P1"><text:span text:style-name="T6">La balise parente doit avoir la valeur "flex" pour la propriété "display"</text:span></text:p>
                  </text:list-item>
                </text:list>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6" draw:text-style-name="P73" draw:layer="layout" svg:width="11.309cm" svg:height="1.518cm" svg:x="8.2cm" svg:y="8.682cm">
          <draw:text-box>
            <text:p><text:span text:style-name="T28"><text:s text:c="2"/></text:span><text:span text:style-name="T28"><text:tab/></text:span><text:span text:style-name="T28">display:</text:span><text:span text:style-name="T31"> </text:span><text:span text:style-name="T30">flex</text:span><text:span text:style-name="T31">;</text:span></text:p>
          </draw:text-box>
        </draw:frame>
        <draw:frame draw:style-name="gr95" draw:text-style-name="P16" draw:layer="layout" svg:width="25.147cm" svg:height="3.569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list-item>
              <text:list-item>
                <text:p><text:span text:style-name="T8">Liste bugs flexbox : https://github.com/philipwalton/flexbugs - anglais</text:span></text:p>
                <text:p><text:span text:style-name="T8"/></text:p>
              </text:list-item>
            </text:list>
            <text:p><text:span text:style-name="T8"/></text:p>
          </draw:text-box>
        </draw:frame>
        <draw:frame draw:style-name="gr2" draw:text-style-name="P5" draw:layer="layout" svg:width="27.566cm" svg:height="4.707cm" svg:x="0.234cm" svg:y="10.6cm">
          <draw:image xlink:href="Pictures/100002010000037A000000982580A7FD52B5DC28.png" xlink:type="simple" xlink:show="embed" xlink:actuate="onLoad" loext:mime-type="image/png">
            <text:p/>
          </draw:image>
        </draw:frame>
        <draw:frame presentation:style-name="pr114" draw:text-style-name="P74" draw:layer="layout" svg:width="18.4cm" svg:height="1cm" svg:x="4.8cm" svg:y="15.6cm" presentation:class="title" presentation:user-transformed="true">
          <draw:text-box>
            <text:p text:style-name="P19"><text:span text:style-name="T10">Les enfants sont maintenant des éléments flexbox</text:span></text:p>
          </draw:text-box>
        </draw:frame>
        <presentation:notes draw:style-name="dp2">
          <office:forms form:automatic-focus="false" form:apply-design-mode="false"/>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9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5"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ment de l'ordre des éléments</text:span></text:p>
              </text:list-item>
              <text:list-item>
                <text:p text:style-name="P13"><text:span text:style-name="T6">Les enfants d'une balise flexbox peuvent eux-même être flexbox</text:span></text:p>
              </text:list-item>
            </text:list>
          </draw:text-box>
        </draw:frame>
        <presentation:notes draw:style-name="dp2">
          <office:forms form:automatic-focus="false" form:apply-design-mode="false"/>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6"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43">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94"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76">Les propriétés "justify-content" et "align-items" permettent notamment de définir l'alignement des éléments</text:span></text:p>
                </text:list-item>
              </text:list>
            </draw:text-box>
          </draw:frame>
        </presentation:notes>
      </draw:page>
      <draw:page draw:name="page9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7" draw:text-style-name="P36" draw:layer="layout" svg:width="26.06cm" svg:height="4.7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 </text:span><text:span text:style-name="T77">Bien penser à extraire le contenu de l'archive pour travailler</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8" draw:text-style-name="P14" draw:layer="layout" svg:width="25.806cm" svg:height="6.419cm" svg:x="1.099cm" svg:y="8.581cm" presentation:class="outline" presentation:user-transformed="true">
          <draw:text-box>
            <text:list text:style-name="L2">
              <text:list-item>
                <text:p text:style-name="P13"><text:span text:style-name="T6">Rajouter la classe "affichage-flexbox" dans le fichier style.css</text:span></text:p>
              </text:list-item>
              <text:list-item>
                <text:p xml:id="id9" text:id="id9" text:style-name="P13"><text:span text:style-name="T6">Ajouter la déclaration "display: flex;" à la classe suscité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3.844cm" svg:x="1.952cm" svg:y="3.756cm">
          <draw:image xlink:href="Pictures/100002010000024E0000015339E76F3FD158A61A.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user-transformed="true">
            <draw:text-box>
              <text:p><text:span text:style-name="T37">On remarque deux choses une fois le parent passé en mode flexbox (flex-direction: row – valeur par défaut):</text:span></text:p>
              <text:list text:style-name="L1">
                <text:list-item>
                  <text:list>
                    <text:list-item>
                      <text:p><text:span text:style-name="T37">Les enfants occupent la taille de leur contenu en largeur</text:span></text:p>
                    </text:list-item>
                    <text:list-item>
                      <text:p><text:span text:style-name="T37">Les enfants occupent en hauteur, celle du voisin le plus haut</text:span></text:p>
                    </text:list-item>
                  </text:list>
                </text:list-item>
              </text:list>
            </draw:text-box>
          </draw:frame>
        </presentation:notes>
      </draw:page>
      <draw:page draw:name="page9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9"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et effectué les modifications demandées dans le premier "découvrons flexbox"</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0"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 dans le fichier css</text:span></text:p>
              </text:list-item>
            </text:list>
          </draw:text-box>
        </draw:frame>
        <presentation:notes draw:style-name="dp2">
          <office:forms form:automatic-focus="false" form:apply-design-mode="false"/>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7.579cm" svg:x="0.374cm" svg:y="6.711cm">
          <draw:image xlink:href="Pictures/10000201000004F5000001619680C5BFB08A2C22.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21"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office:forms form:automatic-focus="false" form:apply-design-mode="false"/>
          <draw:page-thumbnail draw:style-name="gr3" draw:layer="layout" svg:width="13.586cm" svg:height="11.136cm" svg:x="3.703cm" svg:y="2.252cm" draw:page-number="99" presentation:class="page"/>
          <draw:frame presentation:style-name="pr122" draw:text-style-name="P6" draw:layer="layout" svg:width="16.8cm" svg:height="13.365cm" svg:x="2.097cm" svg:y="14.103cm" presentation:class="notes" presentation:user-transformed="true">
            <draw:text-box>
              <text:list text:style-name="L1">
                <text:list-item>
                  <text:p><text:span text:style-name="T46">Le suffixe "reverse" est très utile pour certaines mise en page, mais surtout pour les langues qui se lisent de droite à gauche.</text:span></text:p>
                </text:list-item>
              </text:list>
            </draw:text-box>
          </draw:frame>
        </presentation:notes>
      </draw:page>
      <draw:page draw:name="page10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4"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5" draw:text-style-name="P14" draw:layer="layout" svg:width="25.806cm" svg:height="7.4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item>
                <text:p text:style-name="P13"><text:span text:style-name="T6">Ouvrez le fichier jpg "design-mise-en-page-flexbox" contenu dans le même dossier</text:span></text:p>
              </text:list-item>
            </text:list>
          </draw:text-box>
        </draw:frame>
        <presentation:notes draw:style-name="dp2">
          <office:forms form:automatic-focus="false" form:apply-design-mode="false"/>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67cm" svg:height="17.911cm" svg:x="2.734cm" svg:y="2.468cm">
          <draw:image xlink:href="Pictures/100002010000045500000399C1999B314A0FBCDF.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7.497cm" svg:x="6.598cm" svg:y="2.552cm">
          <draw:image xlink:href="Pictures/100000000000044C000004B054812BC5E4911539.jpg" xlink:type="simple" xlink:show="embed" xlink:actuate="onLoad" loext:mime-type="image/jpeg">
            <text:p/>
          </draw:image>
        </draw:frame>
        <presentation:notes draw:style-name="dp2">
          <office:forms form:automatic-focus="false" form:apply-design-mode="false"/>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6" draw:text-style-name="P36" draw:layer="layout" svg:width="26.06cm" svg:height="16.34cm" svg:x="1.14cm" svg:y="3.06cm" presentation:class="outline" presentation:user-transformed="true">
          <draw:text-box>
            <text:list text:style-name="L2">
              <text:list-header>
                <text:p text:style-name="P13"><text:span text:style-name="T6">Buts de la pratique : </text:span></text:p>
                <text:list>
                  <text:list-item>
                    <text:p text:style-name="P1"><text:span text:style-name="T6">Partir du code fourni et le transformer pour qu'il ressemble au fichier "design-mise-en-page-flexbox.jpg" fourni (slide précédente)</text:span></text:p>
                  </text:list-item>
                  <text:list-item>
                    <text:p text:style-name="P1"><text:span text:style-name="T6">Réaliser son "premier" site</text:span></text:p>
                  </text:list-item>
                  <text:list-item>
                    <text:p text:style-name="P1"><text:span text:style-name="T6">Voir plus en détails la propriété flexbox et d'autres vues en cours</text:span></text:p>
                  </text:list-item>
                  <text:list-item>
                    <text:p text:style-name="P1"><text:span text:style-name="T6">Apprendre les bonnes pratiques de développement de site web</text:span></text:p>
                  </text:list-item>
                </text:list>
              </text:list-header>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7" draw:text-style-name="P36" draw:layer="layout" svg:width="26.06cm" svg:height="1.54cm" svg:x="1.14cm" svg:y="3.06cm" presentation:class="outline" presentation:user-transformed="true">
          <draw:text-box>
            <text:list text:style-name="L2">
              <text:list-header>
                <text:p text:style-name="P13"><text:span text:style-name="T6">Contenu de la ressource</text:span></text:p>
              </text:list-header>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3.045cm" svg:height="5.996cm" svg:x="2.2cm" svg:y="5.204cm">
          <draw:image xlink:href="Pictures/100002010000015C000000A0FBBE47336AF7C1DB.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Reset css</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2cm">
          <draw:text-box>
            <text:p><text:span text:style-name="T7">Sources :</text:span></text:p>
            <text:list text:style-name="L1">
              <text:list-item>
                <text:p><text:span text:style-name="T8">https://www.alsacreations.com/astuce/lire/36-reset-css.html</text:span></text:p>
              </text:list-item>
              <text:list-item>
                <text:p><text:span text:style-name="T8">https://meyerweb.com/eric/tools/css/reset/ - anglais</text:span></text:p>
              </text:list-item>
              <text:list-item>
                <text:p><text:span text:style-name="T8">https://stackoverflow.com/questions/6887336/what-is-the-difference-between-normalize-css-and-reset-css -anglais</text:span></text:p>
              </text:list-item>
              <text:list-item>
                <text:p><text:span text:style-name="T8">https://necolas.github.io/normalize.css/</text:span></text:p>
                <text:p><text:span text:style-name="T8"/></text:p>
              </text:list-item>
            </text:list>
            <text:p><text:span text:style-name="T8"/></text:p>
          </draw:text-box>
        </draw:frame>
        <draw:frame presentation:style-name="pr128" draw:text-style-name="P14" draw:layer="layout" svg:width="25.806cm" svg:height="13.34cm" svg:x="1.37cm" svg:y="3.06cm" presentation:class="outline" presentation:user-transformed="true">
          <draw:text-box>
            <text:list text:style-name="L2">
              <text:list-item>
                <text:p text:style-name="P13"><text:span text:style-name="T6">Permet de réinitialiser les styles par défaut des navigateurs, toutes les balises ont un style "nul"</text:span></text:p>
                <text:list>
                  <text:list-item>
                    <text:p text:style-name="P1"><text:span text:style-name="T6">Par exemple les balises h1 et p ont la même taille</text:span></text:p>
                  </text:list-item>
                </text:list>
              </text:list-item>
              <text:list-item>
                <text:p text:style-name="P13"><text:span text:style-name="T6">Attention tous les resets ne valent pas</text:span></text:p>
                <text:list>
                  <text:list-item>
                    <text:p text:style-name="P1"><text:span text:style-name="T6">Eric Meyer Reset le plus populaire</text:span></text:p>
                  </text:list-item>
                </text:list>
              </text:list-item>
              <text:list-item>
                <text:p text:style-name="P1"><text:span text:style-name="T6">S'oppose à la philosophie du normalize.css</text:span></text:p>
                <text:list>
                  <text:list-item>
                    <text:p text:style-name="P1"><text:span text:style-name="T6">Les balises conservent leur style par défaut mais il est uniforme entre les navigateurs</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105" presentation:class="page"/>
          <draw:frame presentation:style-name="pr129" draw:text-style-name="P6" draw:layer="layout" svg:width="16.8cm" svg:height="13.365cm" svg:x="2.097cm" svg:y="14.103cm" presentation:class="notes" presentation:user-transformed="true">
            <draw:text-box>
              <text:list text:style-name="L1">
                <text:list-item>
                  <text:p><text:span text:style-name="T46">Certains reset ont tendance à trop en faire. Les navigateurs ont des styles par défaut pour notamment permettre aux sites de s'afficher de façon convenable si le css a été désactivé notamment en terme d'accessiblité</text:span></text:p>
                </text:list-item>
              </text:list>
            </draw:text-box>
          </draw:frame>
        </presentation:notes>
      </draw:page>
      <draw:page draw:name="page10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8" draw:text-style-name="P5" draw:layer="layout" svg:width="26.93cm" svg:height="1.466cm" svg:x="0.6cm" svg:y="3.734cm">
          <draw:image xlink:href="Pictures/100000000000044C000004B01801C045B1C84934.jpg" xlink:type="simple" xlink:show="embed" xlink:actuate="onLoad" loext:mime-type="image/jpeg">
            <text:p/>
          </draw:image>
        </draw:frame>
        <draw:frame presentation:style-name="pr130" draw:text-style-name="P14" draw:layer="layout" svg:width="25.806cm" svg:height="12.019cm" svg:x="1.099cm" svg:y="6.181cm" presentation:class="outline" presentation:user-transformed="true">
          <draw:text-box>
            <text:list text:style-name="L2">
              <text:list-item>
                <text:p text:style-name="P13"><text:span text:style-name="T6">Ajout de la valeur "flex" pour la propriété "display" de la navigation</text:span></text:p>
              </text:list-item>
              <text:list-item>
                <text:p text:style-name="P13"><text:span text:style-name="T6">Utilisation de la déclaration "margin-left : auto" pour ferrer à droite l'élément de navigation "contact" </text:span></text:p>
              </text:list-item>
            </text:list>
          </draw:text-box>
        </draw:frame>
        <presentation:notes draw:style-name="dp2">
          <office:forms form:automatic-focus="false" form:apply-design-mode="false"/>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8" draw:text-style-name="P5" draw:layer="layout" svg:width="26.93cm" svg:height="1.466cm" svg:x="0.6cm" svg:y="3.734cm">
          <draw:image xlink:href="Pictures/100000000000044C000004B01801C045B1C84934.jpg" xlink:type="simple" xlink:show="embed" xlink:actuate="onLoad" loext:mime-type="image/jpeg">
            <text:p/>
          </draw:image>
        </draw:frame>
        <draw:frame presentation:style-name="pr131" draw:text-style-name="P14" draw:layer="layout" svg:width="25.806cm" svg:height="12.019cm" svg:x="1.099cm" svg:y="6.181cm" presentation:class="outline" presentation:user-transformed="true">
          <draw:text-box>
            <text:list text:style-name="L2">
              <text:list-item>
                <text:p text:style-name="P13"><text:span text:style-name="T6">Utilisation des propriétés :</text:span></text:p>
                <text:list>
                  <text:list-item>
                    <text:p text:style-name="P1"><text:span text:style-name="T6">padding </text:span></text:p>
                    <text:list>
                      <text:list-item>
                        <text:p text:style-name="P1"><text:span text:style-name="T6">16 px en haut et en bas / 30 px à gauche et à droite</text:span></text:p>
                      </text:list-item>
                    </text:list>
                  </text:list-item>
                  <text:list-item>
                    <text:p text:style-name="P1"><text:span text:style-name="T6">border</text:span></text:p>
                    <text:list>
                      <text:list-item>
                        <text:p text:style-name="P1"><text:span text:style-name="T6">1px d'épaisseur</text:span></text:p>
                      </text:list-item>
                      <text:list-item>
                        <text:p text:style-name="P1"><text:span text:style-name="T6">style : solid</text:span></text:p>
                      </text:list-item>
                      <text:list-item>
                        <text:p text:style-name="P1"><text:span text:style-name="T6">couleur : 5d5d5d</text:span></text:p>
                      </text:list-item>
                    </text:list>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8"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100"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32"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p><text:span text:style-name="T37">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109"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100"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33" draw:text-style-name="P36" draw:layer="layout" svg:width="13.2cm" svg:height="12.2cm" svg:x="14.2cm" svg:y="3.8cm" presentation:class="outline" presentation:user-transformed="true">
          <draw:text-box>
            <text:list text:style-name="L2">
              <text:list-item>
                <text:p text:style-name="P76"><text:span text:style-name="T26">La propriété "flex-basis" permet de définir la taille d'un élément avant que l'espace soit distribué</text:span></text:p>
              </text:list-item>
              <text:list-item>
                <text:p text:style-name="P76"><text:span text:style-name="T26">"flex-basis" écrase la valeur de la propriété "width"</text:span></text:p>
              </text:list-item>
              <text:list-item>
                <text:p text:style-name="P76"><text:span text:style-name="T26">Accepte une longueur comme valeur</text:span></text:p>
              </text:list-item>
              <text:list-item>
                <text:p text:style-name="P13"><text:span text:style-name="T26">Représente la troisième valeur de la propriété "flex"</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p><text:span text:style-name="T37">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11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4" draw:text-style-name="P36" draw:layer="layout" svg:width="26.2cm" svg:height="12.2cm" svg:x="1.2cm" svg:y="3.8cm" presentation:class="outline" presentation:user-transformed="true">
          <draw:text-box>
            <text:list text:style-name="L2">
              <text:list-item>
                <text:p text:style-name="P13"><text:span text:style-name="T26">Propriété à appliquer sur les enfants direct d'éléments flex</text:span></text:p>
              </text:list-item>
              <text:list-item>
                <text:p text:style-name="P13"><text:span text:style-name="T26">Flex propriété raccourcie contenant :</text:span></text:p>
                <text:list>
                  <text:list-item>
                    <text:p text:style-name="P1"><text:span text:style-name="T26">flex-grow : capacité à occuper l'espace restant</text:span></text:p>
                  </text:list-item>
                  <text:list-item>
                    <text:p text:style-name="P1"><text:span text:style-name="T26">flex-shrink : rétrécissement d'un élément si nécessaire</text:span></text:p>
                  </text:list-item>
                  <text:list-item>
                    <text:p text:style-name="P1"><text:span text:style-name="T26">flex-basis : taille de l'élément avant répartition de l'espace</text:span></text:p>
                  </text:list-item>
                </text:list>
              </text:list-item>
              <text:list-item>
                <text:p text:style-name="P1"><text:span text:style-name="T26">"flex-grow" et "flex-shrink" acceptent un nombre décimal positif (si valeur incorrecte, valeur = 1)</text:span></text:p>
              </text:list-item>
              <text:list-item>
                <text:p text:style-name="P1"><text:span text:style-name="T26">"flex-shrink: 0" indique que ma balise ne doit pas être rétrécie</text:span></text:p>
              </text:list-item>
            </text:list>
          </draw:text-box>
        </draw:frame>
        <draw:frame draw:style-name="gr95"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p><text:span text:style-name="T37">La propriété flex est une propriété qui s'applique sur les enfants d'une balise "flexbox". C'est une propriété raccoucie, elle présente (dans cet ordre) :</text:span></text:p>
              <text:list text:style-name="L1">
                <text:list-item>
                  <text:p text:style-name="P77"><text:span text:style-name="T37">flex-grow</text:span></text:p>
                </text:list-item>
                <text:list-item>
                  <text:p text:style-name="P77"><text:span text:style-name="T37">flex-shrink</text:span></text:p>
                </text:list-item>
                <text:list-item>
                  <text:p><text:span text:style-name="T37">flex-basis</text:span></text:p>
                </text:list-item>
              </text:list>
            </draw:text-box>
          </draw:frame>
        </presentation:notes>
      </draw:page>
      <draw:page draw:name="page111"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1.4cm" svg:height="12.2cm" svg:x="0.796cm" svg:y="3.8cm">
          <draw:image xlink:href="Pictures/100000000000044C000004B054812BC5E4911539.jpg" xlink:type="simple" xlink:show="embed" xlink:actuate="onLoad" loext:mime-type="image/jpeg">
            <text:p/>
          </draw:image>
        </draw:frame>
        <draw:line draw:style-name="gr100" draw:text-style-name="P19" draw:layer="layout" svg:x1="1cm" svg:y1="10.6cm" svg:x2="4.2cm" svg:y2="10.6cm">
          <text:p/>
        </draw:line>
        <draw:frame draw:style-name="gr72" draw:text-style-name="P61" draw:layer="layout" svg:width="2.4cm" svg:height="0.962cm" svg:x="1.4cm" svg:y="9.638cm">
          <draw:text-box>
            <text:p text:style-name="P19"><text:span text:style-name="T71">328px</text:span></text:p>
          </draw:text-box>
        </draw:frame>
        <draw:frame presentation:style-name="pr135"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p text:style-name="P78"><text:span text:style-name="T29">.liste-cursus </text:span><text:span text:style-name="T31">{</text:span></text:p>
                <text:list>
                  <text:list-header>
                    <text:p text:style-name="P79"><text:span text:style-name="T78">flex-basis:</text:span><text:span text:style-name="T79"> </text:span><text:span text:style-name="T80">328px</text:span><text:span text:style-name="T81">;</text:span><text:span text:style-name="T81"><text:line-break/></text:span><text:span text:style-name="T28">flex-shrink:</text:span><text:span text:style-name="T29"> </text:span><text:span text:style-name="T30">0</text:span><text:span text:style-name="T31">;</text:span><text:span text:style-name="T31"><text:line-break/></text:span><text:span text:style-name="T28">flex-grow:</text:span><text:span text:style-name="T31"> </text:span><text:span text:style-name="T30">0</text:span><text:span text:style-name="T31">;</text:span></text:p>
                  </text:list-header>
                </text:list>
              </text:list-item>
            </text:list>
            <text:p text:style-name="P79"><text:span text:style-name="T31"><text:s text:c="4"/></text:span><text:span text:style-name="T31">}</text:span></text:p>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1.4cm" svg:height="12.2cm" svg:x="15.6cm" svg:y="4cm">
          <draw:image xlink:href="Pictures/100000000000044C000004B054812BC5E4911539.jpg" xlink:type="simple" xlink:show="embed" xlink:actuate="onLoad" loext:mime-type="image/jpeg">
            <text:p/>
          </draw:image>
        </draw:frame>
        <draw:line draw:style-name="gr100" draw:text-style-name="P19" draw:layer="layout" svg:x1="19.4cm" svg:y1="13.762cm" svg:x2="26.8cm" svg:y2="13.762cm">
          <text:p/>
        </draw:line>
        <draw:frame draw:style-name="gr72" draw:text-style-name="P61" draw:layer="layout" svg:width="2.4cm" svg:height="0.962cm" svg:x="21.6cm" svg:y="12.8cm">
          <draw:text-box>
            <text:p text:style-name="P19"><text:span text:style-name="T71">730px</text:span></text:p>
          </draw:text-box>
        </draw:frame>
        <draw:frame presentation:style-name="pr136" draw:text-style-name="P14" draw:layer="layout" svg:width="13cm" svg:height="13.4cm" svg:x="1cm" svg:y="3.8cm" presentation:class="outline" presentation:user-transformed="true">
          <draw:text-box>
            <text:list text:style-name="L2">
              <text:list-item>
                <text:p text:style-name="P13"><text:span text:style-name="T6">Et la partie de droite avec une largeur de 730 px</text:span></text:p>
                <text:p text:style-name="P78"><text:span text:style-name="T29">.description </text:span><text:span text:style-name="T31">{</text:span></text:p>
                <text:list>
                  <text:list-header>
                    <text:p text:style-name="P79"><text:span text:style-name="T78">flex:</text:span><text:span text:style-name="T79"> </text:span><text:span text:style-name="T80">0 0 730px</text:span><text:span text:style-name="T81">;</text:span></text:p>
                  </text:list-header>
                </text:list>
              </text:list-item>
            </text:list>
            <text:p text:style-name="P79"><text:span text:style-name="T31"><text:s text:c="4"/></text:span><text:span text:style-name="T31">}</text:span></text:p>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12"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3"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6.371cm" svg:height="7.592cm" svg:x="0.91cm" svg:y="6.765cm">
          <draw:image xlink:href="Pictures/100002010000048F000001509358BDE597C77094.png" xlink:type="simple" xlink:show="embed" xlink:actuate="onLoad" loext:mime-type="image/png">
            <text:p/>
          </draw:image>
        </draw:frame>
        <draw:frame presentation:style-name="pr8" draw:text-style-name="P74" draw:layer="layout" svg:width="19.576cm" svg:height="1.737cm" svg:x="4.212cm" svg:y="14.8cm" presentation:class="title" presentation:user-transformed="true">
          <draw:text-box>
            <text:p text:style-name="P19"><text:span text:style-name="T10">La mise en page ne ressemble pas vraiment à notre jpg malgré le bon dimensionnement des deux parties</text:span></text:p>
          </draw:text-box>
        </draw:frame>
        <presentation:notes draw:style-name="dp2">
          <office:forms form:automatic-focus="false" form:apply-design-mode="false"/>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alcul de dimension de boite</text:span></text:p>
          </draw:text-box>
        </draw:frame>
        <draw:frame presentation:style-name="pr137" draw:text-style-name="P14" draw:layer="layout" svg:width="25.806cm" svg:height="1.74cm" svg:x="1.37cm" svg:y="3.06cm" presentation:class="outline" presentation:user-transformed="true">
          <draw:text-box>
            <text:p text:style-name="P13"><text:span text:style-name="T6">Rappel du modèle de boite</text:span></text:p>
            <text:list text:style-name="L2">
              <text:list-header>
                <text:p text:style-name="P13"><text:span text:style-name="T6"/></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17.847cm" svg:height="12.2cm" svg:x="5.077cm" svg:y="4.6cm">
          <draw:image xlink:href="Pictures/1000020100000488000003196CDCBCC9A0E34E1C.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alcul de dimension de boite</text:span></text:p>
          </draw:text-box>
        </draw:frame>
        <draw:frame presentation:style-name="pr138" draw:text-style-name="P14" draw:layer="layout" svg:width="25.806cm" svg:height="14.14cm" svg:x="1.37cm" svg:y="3.06cm" presentation:class="outline" presentation:user-transformed="true">
          <draw:text-box>
            <text:list text:style-name="L2">
              <text:list-item>
                <text:p text:style-name="P13"><text:span text:style-name="T6">Trois composantes du modèle de boite définissent la taille d'une balise :</text:span></text:p>
                <text:list>
                  <text:list-item>
                    <text:p text:style-name="P1"><text:span text:style-name="T6">contenu (width / height)</text:span></text:p>
                  </text:list-item>
                  <text:list-item>
                    <text:p text:style-name="P1"><text:span text:style-name="T6">padding</text:span></text:p>
                  </text:list-item>
                  <text:list-item>
                    <text:p text:style-name="P1"><text:span text:style-name="T6">border</text:span></text:p>
                  </text:list-item>
                </text:list>
              </text:list-item>
              <text:list-item>
                <text:p text:style-name="P1"><text:span text:style-name="T6">Admettons que j'écrive le code suivant :</text:span></text:p>
              </text:list-item>
            </text:list>
            <text:p text:style-name="P78"><text:span text:style-name="T29"><text:s text:c="5"/></text:span><text:span text:style-name="T29">.ma-balise </text:span><text:span text:style-name="T31">{</text:span></text:p>
            <text:p text:style-name="P80"><text:span text:style-name="T78"><text:s text:c="8"/></text:span><text:span text:style-name="T78">width:</text:span><text:span text:style-name="T79"> </text:span><text:span text:style-name="T80">200px</text:span><text:span text:style-name="T81">;</text:span><text:span text:style-name="T81"><text:line-break/></text:span><text:span text:style-name="T81"> <text:s text:c="7"/></text:span><text:span text:style-name="T78">border:</text:span><text:span text:style-name="T79"> </text:span><text:span text:style-name="T80">15px solid blue</text:span><text:span text:style-name="T81">;</text:span><text:span text:style-name="T81"><text:line-break/></text:span><text:span text:style-name="T81"> <text:s text:c="7"/></text:span><text:span text:style-name="T78">padding:</text:span><text:span text:style-name="T79"> </text:span><text:span text:style-name="T80">25px</text:span><text:span text:style-name="T81">;</text:span></text:p>
            <text:p text:style-name="P1"><text:span text:style-name="T31"><text:s text:c="5"/></text:span><text:span text:style-name="T31">}</text:span></text:p>
            <text:list text:continue-numbering="true" text:style-name="L2">
              <text:list-header>
                <text:p text:style-name="P13"><text:span text:style-name="T6"/></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15"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alcul de dimension de boite</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01" draw:text-style-name="P43" draw:layer="layout" svg:width="15.222cm" svg:height="10.92cm" svg:x="6.39cm" svg:y="3.8cm">
          <text:p/>
          <draw:enhanced-geometry svg:viewBox="0 0 21600 21600" draw:mirror-horizontal="false" draw:mirror-vertical="false" draw:type="rectangle" draw:enhanced-path="M 0 0 L 21600 0 21600 21600 0 21600 0 0 Z N"/>
        </draw:custom-shape>
        <draw:custom-shape draw:style-name="gr102" draw:text-style-name="P81" draw:layer="layout" svg:width="12.2cm" svg:height="7.953cm" svg:x="7.9cm" svg:y="5.247cm">
          <text:p/>
          <draw:enhanced-geometry svg:viewBox="0 0 21600 21600" draw:type="rectangle" draw:enhanced-path="M 0 0 L 21600 0 21600 21600 0 21600 0 0 Z N"/>
        </draw:custom-shape>
        <draw:frame draw:style-name="gr103" draw:text-style-name="P82" draw:layer="layout" svg:width="8.08cm" svg:height="1.413cm" svg:x="10cm" svg:y="8.387cm">
          <draw:text-box>
            <text:p text:style-name="P19"><text:span text:style-name="T42">Mon contenu</text:span></text:p>
          </draw:text-box>
        </draw:frame>
        <draw:line draw:style-name="gr104" draw:text-style-name="P19" draw:layer="layout" svg:x1="8cm" svg:y1="16cm" svg:x2="20cm" svg:y2="16cm">
          <text:p/>
        </draw:line>
        <draw:frame draw:style-name="gr105" draw:text-style-name="P83" draw:layer="layout" svg:width="8.477cm" svg:height="1cm" svg:x="9.762cm" svg:y="15cm">
          <draw:text-box>
            <text:p text:style-name="P19"><text:span text:style-name="T82">200 px de largeur (contenu)</text:span></text:p>
          </draw:text-box>
        </draw:frame>
        <draw:line draw:style-name="gr104" draw:text-style-name="P19" draw:layer="layout" svg:x1="6cm" svg:y1="17.6cm" svg:x2="22cm" svg:y2="17.6cm">
          <text:p/>
        </draw:line>
        <draw:frame draw:style-name="gr72" draw:text-style-name="P83" draw:layer="layout" svg:width="11cm" svg:height="0.962cm" svg:x="8.8cm" svg:y="16.8cm">
          <draw:text-box>
            <text:p text:style-name="P19"><text:span text:style-name="T82">280 px de largeur (réelle sur la page)</text:span></text:p>
          </draw:text-box>
        </draw:frame>
        <draw:line draw:style-name="gr104" draw:text-style-name="P19" draw:layer="layout" svg:x1="5.2cm" svg:y1="9.8cm" svg:x2="6.6cm" svg:y2="9.8cm">
          <text:p/>
        </draw:line>
        <draw:frame draw:style-name="gr20" draw:text-style-name="P85" draw:layer="layout" svg:width="5.2cm" svg:height="3.095cm" svg:x="0.6cm" svg:y="6.6cm">
          <draw:text-box>
            <text:p text:style-name="P84"><text:span text:style-name="T82">15px d'épaisseur pour les bordures de chaque côté</text:span></text:p>
          </draw:text-box>
        </draw:frame>
        <draw:frame draw:style-name="gr106" draw:text-style-name="P85" draw:layer="layout" svg:width="5.2cm" svg:height="2.384cm" svg:x="22cm" svg:y="9.2cm">
          <draw:text-box>
            <text:p text:style-name="P84"><text:span text:style-name="T82">25px de padding sur chaque côté</text:span></text:p>
          </draw:text-box>
        </draw:frame>
        <draw:line draw:style-name="gr107" draw:text-style-name="P19" draw:layer="layout" svg:x1="20.1cm" svg:y1="9.8cm" svg:x2="21.5cm" svg:y2="9.8cm">
          <text:p/>
        </draw:line>
        <draw:frame draw:style-name="gr72" draw:text-style-name="P83" draw:layer="layout" svg:width="11cm" svg:height="0.962cm" svg:x="8.8cm" svg:y="17.838cm">
          <draw:text-box>
            <text:p text:style-name="P19"><text:span text:style-name="T82">(200 + 15 + 15 + 25 + 25)</text:span></text:p>
          </draw:text-box>
        </draw:frame>
        <presentation:notes draw:style-name="dp2">
          <office:forms form:automatic-focus="false" form:apply-design-mode="false"/>
          <draw:page-thumbnail draw:style-name="gr3" draw:layer="layout" svg:width="13.586cm" svg:height="11.136cm" svg:x="3.703cm" svg:y="2.252cm" draw:page-number="116" presentation:class="page"/>
          <draw:frame presentation:style-name="pr3" draw:text-style-name="P6" draw:layer="layout" svg:width="16.8cm" svg:height="13.365cm" svg:x="2.097cm" svg:y="14.103cm" presentation:class="notes" presentation:user-transformed="true">
            <draw:text-box>
              <text:list text:style-name="L1">
                <text:list-item>
                  <text:p>De ce fait, il faut prendre en compte la taille de la bordure, le padding et la dimension de mon contenu si on veut la vraie taille</text:p>
                </text:list-item>
                <text:list-item>
                  <text:p><text:s/>Si je veux que ma boite ait une largeur de 280px, il faut que je définisse sa largeur (width) à 200px, le padding et les bordures rajouteront les pixels manquant pour obtenir une largeur de 280px</text:p>
                </text:list-item>
              </text:list>
            </draw:text-box>
          </draw:frame>
        </presentation:notes>
      </draw:page>
      <draw:page draw:name="page117" draw:style-name="dp1" draw:master-page-name="Default" presentation:presentation-page-layout-name="AL1T0">
        <office:forms form:automatic-focus="false" form:apply-design-mode="false"/>
        <draw:custom-shape draw:style-name="gr108" draw:text-style-name="P86" draw:layer="layout" svg:width="17.721cm" svg:height="11.089cm" draw:transform="skewX (-0.0307177948351002) rotate (-1.82578893051127) translate (38.8cm 9.853cm)">
          <text:p text:style-name="P23"><text:span text:style-name="T83"><text:s/></text:span></text:p>
          <draw:enhanced-geometry svg:viewBox="0 0 21600 21600" draw:type="rectangle" draw:enhanced-path="M 0 0 L 21600 0 21600 21600 0 21600 0 0 Z N"/>
        </draw:custom-shape>
        <draw:frame presentation:style-name="pr139" draw:text-style-name="P87" draw:layer="layout" svg:width="26.924cm" svg:height="4.267cm" svg:x="0.536cm" svg:y="7.656cm" presentation:class="title" presentation:user-transformed="true">
          <draw:text-box>
            <text:p text:style-name="P19"><text:span text:style-name="T11">Bien que la "width" soit de 200px, l'ajout de "padding" et de "border" ne reflète plus les 200px de largeur</text:span></text:p>
          </draw:text-box>
        </draw:frame>
        <draw:custom-shape draw:style-name="gr109" draw:text-style-name="P88" draw:layer="layout" svg:width="15.965cm" svg:height="9.99cm" draw:transform="skewX (-0.0307177948351002) rotate (-1.73206474967917) translate (37.847cm 8.668cm)">
          <text:p text:style-name="P23"><text:span text:style-name="T83"><text:s/></text:span></text:p>
          <draw:enhanced-geometry svg:viewBox="0 0 21600 21600" draw:type="rectangle" draw:enhanced-path="M 0 0 L 21600 0 21600 21600 0 21600 0 0 Z N"/>
        </draw:custom-shape>
        <draw:custom-shape draw:style-name="gr110" draw:text-style-name="P27" draw:layer="layout" svg:width="3.909cm" svg:height="14.532cm" draw:transform="rotate (-3.14159265358979) translate (2.927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17" presentation:class="page"/>
          <draw:frame presentation:style-name="pr3" draw:text-style-name="P75" draw:layer="layout" svg:width="16.8cm" svg:height="13.365cm" svg:x="2.097cm" svg:y="14.103cm" presentation:class="notes">
            <draw:text-box>
              <text:p><text:span text:style-name="T84">Soustraction de l'épaisseur de la bordure et la marge intérieure pour obtenir la dimension permettant d'avoir une boite ayant la taille voulu.</text:span></text:p>
            </draw:text-box>
          </draw:frame>
        </presentation:notes>
      </draw:page>
      <draw:page draw:name="page118" draw:style-name="dp1" draw:master-page-name="Default" presentation:presentation-page-layout-name="AL1T0">
        <office:forms form:automatic-focus="false" form:apply-design-mode="false"/>
        <draw:custom-shape draw:style-name="gr108"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0" draw:text-style-name="P87" draw:layer="layout" svg:width="26.924cm" svg:height="5.689cm" svg:x="0.536cm" svg:y="7.656cm" presentation:class="title" presentation:user-transformed="true">
          <draw:text-box>
            <text:p text:style-name="P19"><text:span text:style-name="T11">Il faut donc prendre en compte vos éventuelles border et margin quand vous définissez la "width" et la "height" d'une balise, mais...</text:span></text:p>
          </draw:text-box>
        </draw:frame>
        <draw:custom-shape draw:style-name="gr109"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10" draw:text-style-name="P27" draw:layer="layout" svg:width="3.909cm" svg:height="14.532cm" draw:transform="rotate (-3.14159265358979) translate (2.927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18" presentation:class="page"/>
          <draw:frame presentation:style-name="pr3" draw:text-style-name="P75" draw:layer="layout" svg:width="16.8cm" svg:height="13.365cm" svg:x="2.097cm" svg:y="14.103cm" presentation:class="notes">
            <draw:text-box>
              <text:p><text:span text:style-name="T84">Soustraction de l'épaisseur de la bordure et la marge intérieure pour obtenir la dimension permettant d'avoir une boite ayant la taille voulu.</text:span></text:p>
            </draw:text-box>
          </draw:frame>
        </presentation:notes>
      </draw:page>
      <draw:page draw:name="page119" draw:style-name="dp1" draw:master-page-name="Default" presentation:presentation-page-layout-name="AL1T0">
        <office:forms form:automatic-focus="false" form:apply-design-mode="false"/>
        <draw:frame presentation:style-name="pr123" draw:text-style-name="P89" draw:layer="layout" svg:width="25.198cm" svg:height="1.564cm" svg:x="1.393cm" svg:y="0.836cm" presentation:class="title" presentation:user-transformed="true">
          <draw:text-box>
            <text:p text:style-name="P1"><text:span text:style-name="T85">Propriété box-sizing - Calcul de dimension de boite</text:span></text:p>
          </draw:text-box>
        </draw:frame>
        <draw:frame presentation:style-name="pr141" draw:text-style-name="P14" draw:layer="layout" svg:width="25.806cm" svg:height="14.14cm" svg:x="1.37cm" svg:y="3.06cm" presentation:class="outline" presentation:user-transformed="true">
          <draw:text-box>
            <text:list text:style-name="L2">
              <text:list-item>
                <text:p text:style-name="P13"><text:span text:style-name="T6">Permet de changer la façon dont est calculé les dimensions d'une boite</text:span></text:p>
                <text:list>
                  <text:list-item>
                    <text:p text:style-name="P1"><text:span text:style-name="T6">Moins de prise de tête</text:span></text:p>
                  </text:list-item>
                </text:list>
              </text:list-item>
              <text:list-item>
                <text:p text:style-name="P13"><text:span text:style-name="T6">Deux valeurs possibles</text:span></text:p>
                <text:list>
                  <text:list-item>
                    <text:p text:style-name="P1"><text:span text:style-name="T6">content-box : valeur par défaut</text:span></text:p>
                  </text:list-item>
                  <text:list-item>
                    <text:p text:style-name="P1"><text:span text:style-name="T6">border-box : les propriétés "width" et "height" incluent la marge intérieure et la bordure</text:span></text:p>
                  </text:list-item>
                </text:list>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1" draw:text-style-name="P16" draw:layer="layout" svg:width="25.147cm" svg:height="1.797cm" svg:x="1.021cm" svg:y="18.204cm">
          <draw:text-box>
            <text:p><text:span text:style-name="T7">Sources :</text:span></text:p>
            <text:list text:style-name="L1">
              <text:list-item>
                <text:p><text:span text:style-name="T8">http://fr.learnlayout.com/box-sizing.html</text:span></text:p>
              </text:list-item>
            </text:list>
          </draw:text-box>
        </draw:frame>
        <presentation:notes draw:style-name="dp2">
          <office:forms form:automatic-focus="false" form:apply-design-mode="false"/>
          <draw:page-thumbnail draw:style-name="gr3" draw:layer="layout" svg:width="13.586cm" svg:height="11.136cm" svg:x="3.703cm" svg:y="2.252cm" draw:page-number="119" presentation:class="page"/>
          <draw:frame presentation:style-name="pr142" draw:text-style-name="P6" draw:layer="layout" svg:width="16.8cm" svg:height="13.365cm" svg:x="2.097cm" svg:y="14.103cm" presentation:class="notes" presentation:placeholder="true" presentation:user-transformed="true">
            <draw:text-box/>
          </draw:frame>
        </presentation:notes>
      </draw:page>
      <draw:page draw:name="page120" draw:style-name="dp1" draw:master-page-name="Default" presentation:presentation-page-layout-name="AL1T0">
        <office:forms form:automatic-focus="false" form:apply-design-mode="false"/>
        <draw:frame presentation:style-name="pr8" draw:text-style-name="P89" draw:layer="layout" svg:width="25.198cm" svg:height="1.737cm" svg:x="1.393cm" svg:y="0.836cm" presentation:class="title" presentation:user-transformed="true">
          <draw:text-box>
            <text:p text:style-name="P1"><text:span text:style-name="T85">Propriété box-sizing - Calcul de dimension de boite</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2" draw:text-style-name="P90" draw:layer="layout" svg:width="15.222cm" svg:height="10.92cm" svg:x="6.39cm" svg:y="3.8cm">
          <text:p/>
          <draw:enhanced-geometry svg:viewBox="0 0 21600 21600" draw:mirror-horizontal="false" draw:mirror-vertical="false" draw:type="rectangle" draw:enhanced-path="M 0 0 L 21600 0 21600 21600 0 21600 0 0 Z N"/>
        </draw:custom-shape>
        <draw:custom-shape draw:style-name="gr102" draw:text-style-name="P81" draw:layer="layout" svg:width="12.2cm" svg:height="7.953cm" svg:x="7.9cm" svg:y="5.247cm">
          <text:p/>
          <draw:enhanced-geometry svg:viewBox="0 0 21600 21600" draw:type="rectangle" draw:enhanced-path="M 0 0 L 21600 0 21600 21600 0 21600 0 0 Z N"/>
        </draw:custom-shape>
        <draw:frame draw:style-name="gr103" draw:text-style-name="P82" draw:layer="layout" svg:width="8.08cm" svg:height="1.413cm" svg:x="10cm" svg:y="8.387cm">
          <draw:text-box>
            <text:p text:style-name="P19"><text:span text:style-name="T42">Mon contenu</text:span></text:p>
          </draw:text-box>
        </draw:frame>
        <draw:line draw:style-name="gr104" draw:text-style-name="P19" draw:layer="layout" svg:x1="8cm" svg:y1="16cm" svg:x2="20cm" svg:y2="16cm">
          <text:p/>
        </draw:line>
        <draw:frame draw:style-name="gr105" draw:text-style-name="P83" draw:layer="layout" svg:width="8.477cm" svg:height="1cm" svg:x="9.762cm" svg:y="15cm">
          <draw:text-box>
            <text:p text:style-name="P19"><text:span text:style-name="T82">120 px de largeur (contenu)</text:span></text:p>
          </draw:text-box>
        </draw:frame>
        <draw:line draw:style-name="gr104" draw:text-style-name="P19" draw:layer="layout" svg:x1="6cm" svg:y1="18.6cm" svg:x2="22cm" svg:y2="18.6cm">
          <text:p/>
        </draw:line>
        <draw:frame draw:style-name="gr72" draw:text-style-name="P83" draw:layer="layout" svg:width="11cm" svg:height="0.962cm" svg:x="8.8cm" svg:y="17.8cm">
          <draw:text-box>
            <text:p text:style-name="P19"><text:span text:style-name="T82">200 px de largeur (réelle sur la page)</text:span></text:p>
          </draw:text-box>
        </draw:frame>
        <draw:line draw:style-name="gr104" draw:text-style-name="P19" draw:layer="layout" svg:x1="5.2cm" svg:y1="9.8cm" svg:x2="6.6cm" svg:y2="9.8cm">
          <text:p/>
        </draw:line>
        <draw:frame draw:style-name="gr20" draw:text-style-name="P85" draw:layer="layout" svg:width="5.2cm" svg:height="3.095cm" svg:x="0.6cm" svg:y="6.6cm">
          <draw:text-box>
            <text:p text:style-name="P84"><text:span text:style-name="T82">15px d'épaisseur pour les bordures de chaque côté</text:span></text:p>
          </draw:text-box>
        </draw:frame>
        <draw:frame draw:style-name="gr106" draw:text-style-name="P85" draw:layer="layout" svg:width="5.2cm" svg:height="2.384cm" svg:x="22cm" svg:y="9.2cm">
          <draw:text-box>
            <text:p text:style-name="P84"><text:span text:style-name="T82">25px de padding sur chaque côté</text:span></text:p>
          </draw:text-box>
        </draw:frame>
        <draw:line draw:style-name="gr107" draw:text-style-name="P19" draw:layer="layout" svg:x1="20.1cm" svg:y1="9.8cm" svg:x2="21.5cm" svg:y2="9.8cm">
          <text:p/>
        </draw:line>
        <draw:frame draw:style-name="gr72" draw:text-style-name="P83" draw:layer="layout" svg:width="11cm" svg:height="0.962cm" svg:x="8.8cm" svg:y="16.2cm">
          <draw:text-box>
            <text:p text:style-name="P19"><text:span text:style-name="T82">(200 - (15 + 15 + 25 + 25))</text:span></text:p>
          </draw:text-box>
        </draw:frame>
        <presentation:notes draw:style-name="dp2">
          <office:forms form:automatic-focus="false" form:apply-design-mode="false"/>
          <draw:page-thumbnail draw:style-name="gr3" draw:layer="layout" svg:width="13.586cm" svg:height="11.136cm" svg:x="3.703cm" svg:y="2.252cm" draw:page-number="120" presentation:class="page"/>
          <draw:frame presentation:style-name="pr3" draw:text-style-name="P6" draw:layer="layout" svg:width="16.8cm" svg:height="13.365cm" svg:x="2.097cm" svg:y="14.103cm" presentation:class="notes" presentation:user-transformed="true">
            <draw:text-box>
              <text:list text:style-name="L1">
                <text:list-item>
                  <text:p>Avec la valeur "border-box", plus de prise de tête, le navigateur s'arrange pour qu'avec le padding et le border ma balise fasse la taille définie dans la propriété "width"</text:p>
                </text:list-item>
              </text:list>
            </draw:text-box>
          </draw:frame>
        </presentation:notes>
      </draw:page>
      <draw:page draw:name="page121" draw:style-name="dp1" draw:master-page-name="Default" presentation:presentation-page-layout-name="AL1T0">
        <office:forms form:automatic-focus="false" form:apply-design-mode="false"/>
        <draw:frame presentation:style-name="pr123" draw:text-style-name="P89" draw:layer="layout" svg:width="25.198cm" svg:height="1.564cm" svg:x="1.393cm" svg:y="0.836cm" presentation:class="title" presentation:user-transformed="true">
          <draw:text-box>
            <text:p text:style-name="P1"><text:span text:style-name="T85">Propriété box-sizing - Calcul de dimension de boite</text:span></text:p>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1" draw:text-style-name="P16" draw:layer="layout" svg:width="25.147cm" svg:height="1.797cm" svg:x="1.021cm" svg:y="18.204cm">
          <draw:text-box>
            <text:p><text:span text:style-name="T7">Sources :</text:span></text:p>
            <text:list text:style-name="L1">
              <text:list-item>
                <text:p><text:span text:style-name="T8">http://fr.learnlayout.com/box-sizing.html</text:span></text:p>
              </text:list-item>
            </text:list>
          </draw:text-box>
        </draw:frame>
        <draw:frame draw:style-name="gr113" draw:text-style-name="P91" draw:layer="layout" svg:width="14.398cm" svg:height="4.264cm" svg:x="6.801cm" svg:y="7.6cm">
          <draw:text-box>
            <text:p><text:span text:style-name="T29">*, *::before, *::after </text:span><text:span text:style-name="T31">{</text:span></text:p>
            <text:p><text:span text:style-name="T81"><text:s text:c="4"/></text:span><text:span text:style-name="T78">box-sizing:</text:span><text:span text:style-name="T79"> </text:span><text:span text:style-name="T80">border-box</text:span><text:span text:style-name="T81">;</text:span></text:p>
            <text:p><text:span text:style-name="T31">}</text:span></text:p>
          </draw:text-box>
        </draw:frame>
        <draw:frame draw:style-name="gr82" draw:text-style-name="P83" draw:layer="layout" svg:width="15.316cm" svg:height="1.673cm" svg:x="6.342cm" svg:y="12.4cm">
          <draw:text-box>
            <text:p text:style-name="P19"><text:span text:style-name="T82">Seul cas où utiliser le sélecteur * est légitime</text:span></text:p>
          </draw:text-box>
        </draw:frame>
        <presentation:notes draw:style-name="dp3">
          <office:forms form:automatic-focus="false" form:apply-design-mode="false"/>
          <draw:page-thumbnail draw:style-name="gr3" draw:layer="layout" svg:width="13.586cm" svg:height="11.136cm" svg:x="3.703cm" svg:y="2.252cm" draw:page-number="121" presentation:class="page"/>
          <draw:frame presentation:style-name="pr143" draw:text-style-name="P6" draw:layer="layout" svg:width="16.8cm" svg:height="13.365cm" svg:x="2.097cm" svg:y="14.103cm" presentation:class="notes" presentation:placeholder="true" presentation:user-transformed="true">
            <draw:text-box/>
          </draw:frame>
        </presentation:notes>
      </draw:page>
      <draw:page draw:name="page12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4" draw:text-style-name="P14" draw:layer="layout" svg:width="26.4cm" svg:height="13.4cm" svg:x="1cm" svg:y="3.8cm" presentation:class="outline" presentation:user-transformed="true">
          <draw:text-box>
            <text:list text:style-name="L2">
              <text:list-item>
                <text:p text:style-name="P13"><text:span text:style-name="T6">Rajoutons la déclaration suivante à notre fichier css</text:span></text:p>
              </text:list-item>
              <text:list-item>
                <text:p text:style-name="P78"><text:span text:style-name="T79">*</text:span><text:span text:style-name="T29">, *::before, *::after </text:span><text:span text:style-name="T31">{</text:span></text:p>
                <text:list>
                  <text:list-header>
                    <text:p text:style-name="P79"><text:span text:style-name="T78">box-sizing:</text:span><text:span text:style-name="T79"> </text:span><text:span text:style-name="T80">border-box</text:span><text:span text:style-name="T81">;</text:span></text:p>
                  </text:list-header>
                </text:list>
              </text:list-item>
            </text:list>
            <text:p text:style-name="P79"><text:span text:style-name="T31"><text:s text:c="4"/></text:span><text:span text:style-name="T31">}</text:span></text:p>
          </draw:text-box>
        </draw:frame>
        <presentation:notes draw:style-name="dp2">
          <office:forms form:automatic-focus="false" form:apply-design-mode="false"/>
          <draw:page-thumbnail draw:style-name="gr3" draw:layer="layout" svg:width="13.586cm" svg:height="11.136cm" svg:x="3.703cm" svg:y="2.252cm" draw:page-number="122"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23"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6.393cm" svg:height="10.093cm" svg:x="0.899cm" svg:y="4.4cm">
          <draw:image xlink:href="Pictures/1000020100000452000001A7D573F8A564248AAB.png" xlink:type="simple" xlink:show="embed" xlink:actuate="onLoad" loext:mime-type="image/png">
            <text:p/>
          </draw:image>
        </draw:frame>
        <draw:frame draw:style-name="gr82" draw:text-style-name="P83" draw:layer="layout" svg:width="15.316cm" svg:height="1.673cm" svg:x="6.342cm" svg:y="14.927cm">
          <draw:text-box>
            <text:p text:style-name="P19"><text:span text:style-name="T82">Seul cas où utiliser le sélecteur * est légitime</text:span></text:p>
          </draw:text-box>
        </draw:frame>
        <presentation:notes draw:style-name="dp2">
          <office:forms form:automatic-focus="false" form:apply-design-mode="false"/>
          <draw:page-thumbnail draw:style-name="gr3" draw:layer="layout" svg:width="13.586cm" svg:height="11.136cm" svg:x="3.703cm" svg:y="2.252cm" draw:page-number="123"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24" draw:style-name="dp1" draw:master-page-name="Default" presentation:presentation-page-layout-name="AL1T0">
        <office:forms form:automatic-focus="false" form:apply-design-mode="false"/>
        <draw:custom-shape draw:style-name="gr108"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5" draw:text-style-name="P87" draw:layer="layout" svg:width="26.924cm" svg:height="2.845cm" svg:x="0.538cm" svg:y="8.755cm" presentation:class="title" presentation:user-transformed="true">
          <draw:text-box>
            <text:p text:style-name="P19"><text:span text:style-name="T11">Ca avance, il nous faut maintenant les espaces</text:span></text:p>
          </draw:text-box>
        </draw:frame>
        <draw:custom-shape draw:style-name="gr109"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10" draw:text-style-name="P27" draw:layer="layout" svg:width="3.909cm" svg:height="14.532cm" draw:transform="rotate (-3.14159265358979) translate (2.927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24" presentation:class="page"/>
          <draw:frame presentation:style-name="pr3" draw:text-style-name="P75" draw:layer="layout" svg:width="16.8cm" svg:height="13.365cm" svg:x="2.097cm" svg:y="14.103cm" presentation:class="notes" presentation:placeholder="true" presentation:user-transformed="true">
            <draw:text-box/>
          </draw:frame>
        </presentation:notes>
      </draw:page>
      <draw:page draw:name="page125" draw:style-name="dp1" draw:master-page-name="Default" presentation:presentation-page-layout-name="AL1T0">
        <office:forms form:automatic-focus="false" form:apply-design-mode="false"/>
        <draw:custom-shape draw:style-name="gr108"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6" draw:text-style-name="P92" draw:layer="layout" svg:width="26.924cm" svg:height="6.331cm" svg:x="0.538cm" svg:y="7.335cm" presentation:class="title" presentation:user-transformed="true">
          <draw:text-box>
            <text:p text:style-name="P19"><text:span text:style-name="T86">Pour rappel la propriété "justify-content" permet, sur un parent flex, de définir le comportement de ses enfants sur l'axe principal (ici x)</text:span><text:span text:style-name="T86"><text:line-break/></text:span><text:span text:style-name="T86"><text:line-break/></text:span><text:span text:style-name="T86">Testons la propriété… sans toucher à VS Code</text:span></text:p>
          </draw:text-box>
        </draw:frame>
        <draw:custom-shape draw:style-name="gr109"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10" draw:text-style-name="P27" draw:layer="layout" svg:width="3.909cm" svg:height="14.532cm" draw:transform="rotate (-3.14159265358979) translate (2.927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25" presentation:class="page"/>
          <draw:frame presentation:style-name="pr3" draw:text-style-name="P75" draw:layer="layout" svg:width="16.8cm" svg:height="13.365cm" svg:x="2.097cm" svg:y="14.103cm" presentation:class="notes" presentation:placeholder="true" presentation:user-transformed="true">
            <draw:text-box/>
          </draw:frame>
        </presentation:notes>
      </draw:page>
      <draw:page draw:name="page12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47"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 tests sur une page web</text:span></text:p>
              </text:list-item>
              <text:list-item>
                <text:p text:style-name="P13"><text:span text:style-name="T6">Les changements sont locaux</text:span></text:p>
              </text:list-item>
              <text:list-item>
                <text:p text:style-name="P13"><text:span text:style-name="T6">Indispensable pour debbugger son site</text:span></text:p>
              </text:list-item>
              <text:list-item>
                <text:p text:style-name="P13"><text:span text:style-name="T6">Permet "d'émuler" des appareils mobiles</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26"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2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48"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6.826cm" svg:height="7.646cm" svg:x="1.974cm" svg:y="7.954cm">
          <draw:image xlink:href="Pictures/1000020100000102000001218A923214AD40A1C9.png" xlink:type="simple" xlink:show="embed" xlink:actuate="onLoad" loext:mime-type="image/png">
            <text:p/>
          </draw:image>
        </draw:fram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16.768cm" svg:height="8.28cm" svg:x="10.193cm" svg:y="7.924cm">
          <draw:image xlink:href="Pictures/100002010000050200000279D619DE1578FD1356.png" xlink:type="simple" xlink:show="embed" xlink:actuate="onLoad" loext:mime-type="image/png">
            <text:p/>
          </draw:image>
        </draw:frame>
        <draw:frame draw:style-name="gr114" draw:text-style-name="P93" draw:layer="layout" svg:width="16.6cm" svg:height="1.2cm" svg:x="10.2cm" svg:y="16.4cm">
          <draw:text-box>
            <text:p text:style-name="P19"><text:span text:style-name="T87">console du navigateur Brave</text:span></text:p>
          </draw:text-box>
        </draw:frame>
        <draw:frame draw:style-name="gr115" draw:text-style-name="P93" draw:layer="layout" svg:width="7cm" svg:height="1.825cm" svg:x="1.6cm" svg:y="15.8cm">
          <draw:text-box>
            <text:p text:style-name="P19"><text:span text:style-name="T87">Menu contextuel de Firefox</text:span></text:p>
          </draw:text-box>
        </draw:frame>
        <presentation:notes draw:style-name="dp2">
          <office:forms form:automatic-focus="false" form:apply-design-mode="false"/>
          <draw:page-thumbnail draw:style-name="gr3" draw:layer="layout" svg:width="13.586cm" svg:height="11.136cm" svg:x="3.703cm" svg:y="2.252cm" draw:page-number="127"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28"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1" draw:text-style-name="P16" draw:layer="layout" svg:width="25.147cm" svg:height="1.797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6.301cm" svg:height="12.987cm" svg:x="1.099cm" svg:y="3.4cm">
          <draw:image xlink:href="Pictures/100002010000050200000279D619DE1578FD1356.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28"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2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inspec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5.191cm" svg:height="12.53cm" svg:x="1.209cm" svg:y="3.2cm">
          <draw:image xlink:href="Pictures/10000201000009FA000004F761C4D43BD7671E1A.png" xlink:type="simple" xlink:show="embed" xlink:actuate="onLoad" loext:mime-type="image/png">
            <text:p/>
          </draw:image>
        </draw:frame>
        <draw:custom-shape draw:style-name="gr116" draw:text-style-name="P94"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7" draw:text-style-name="P95" draw:layer="layout" svg:width="20.836cm" svg:height="1.987cm" svg:x="3.582cm" svg:y="15.8cm">
          <draw:text-box>
            <text:p text:style-name="P19"><text:span text:style-name="T88">L'élément sélectionné dans l'onglet inspecteur / </text:span><text:span text:style-name="T89">element</text:span><text:span text:style-name="T88"> est surligné sur la page</text:span></text:p>
          </draw:text-box>
        </draw:frame>
        <presentation:notes draw:style-name="dp2">
          <office:forms form:automatic-focus="false" form:apply-design-mode="false"/>
          <draw:page-thumbnail draw:style-name="gr3" draw:layer="layout" svg:width="13.586cm" svg:height="11.136cm" svg:x="3.703cm" svg:y="2.252cm" draw:page-number="129"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3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118" draw:text-style-name="P5" draw:layer="layout" svg:width="25.191cm" svg:height="3.13cm" svg:x="1.209cm" svg:y="4cm">
          <draw:image xlink:href="Pictures/10000201000009FA000004F761C4D43BD7671E1A.png" xlink:type="simple" xlink:show="embed" xlink:actuate="onLoad" loext:mime-type="image/png">
            <text:p/>
          </draw:image>
        </draw:frame>
        <draw:custom-shape draw:style-name="gr119" draw:text-style-name="P35"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120" draw:text-style-name="P35" draw:layer="layout" svg:x1="22.4cm" svg:y1="10.49cm" svg:x2="22.4cm" svg:y2="5.512cm">
          <text:p/>
        </draw:line>
        <draw:frame presentation:style-name="pr149" draw:text-style-name="P33" draw:layer="layout" svg:width="7.064cm" svg:height="3.076cm" svg:x="14.936cm" svg:y="7.324cm" presentation:class="title" presentation:user-transformed="true">
          <draw:text-box>
            <text:p text:style-name="P84"><text:span text:style-name="T20">CSS de l'élément sélectionné</text:span></text:p>
          </draw:text-box>
        </draw:frame>
        <presentation:notes draw:style-name="dp2">
          <office:forms form:automatic-focus="false" form:apply-design-mode="false"/>
          <draw:page-thumbnail draw:style-name="gr3" draw:layer="layout" svg:width="13.586cm" svg:height="11.136cm" svg:x="3.703cm" svg:y="2.252cm" draw:page-number="130"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3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0" draw:text-style-name="P47" draw:layer="layout" svg:width="26.301cm" svg:height="5.6cm" svg:x="1.099cm" svg:y="8.2cm" presentation:class="outline" presentation:user-transformed="true">
          <draw:text-box>
            <text:list text:style-name="L2">
              <text:list-item>
                <text:p text:style-name="P13"><text:span text:style-name="T90">Chercher le conteneur principal de votre site </text:span></text:p>
              </text:list-item>
              <text:list-item>
                <text:p text:style-name="P13"><text:span text:style-name="T90">Ajouter la propriété "justify-content" et jouer sur les valeurs possibles</text:span></text:p>
                <text:p text:style-name="P13"><text:span text:style-name="T90"/></text:p>
              </text:list-item>
            </text:list>
          </draw:text-box>
        </draw:frame>
        <draw:frame presentation:style-name="pr151"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presentation:notes draw:style-name="dp2">
          <office:forms form:automatic-focus="false" form:apply-design-mode="false"/>
          <draw:page-thumbnail draw:style-name="gr3" draw:layer="layout" svg:width="13.586cm" svg:height="11.136cm" svg:x="3.703cm" svg:y="2.252cm" draw:page-number="131"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3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2" draw:text-style-name="P47" draw:layer="layout" svg:width="26.301cm" svg:height="5.6cm" svg:x="1.099cm" svg:y="3.165cm" presentation:class="outline" presentation:user-transformed="true">
          <draw:text-box>
            <text:list text:style-name="L2">
              <text:list-item>
                <text:p text:style-name="P13"><text:span text:style-name="T90">Ajouter la déclaration </text:span><text:span text:style-name="T90"><text:line-break/></text:span><text:span text:style-name="T90">"</text:span><text:span text:style-name="T91">justify-content:</text:span><text:span text:style-name="T90"> </text:span><text:span text:style-name="T92">space-around</text:span><text:span text:style-name="T93">;</text:span><text:span text:style-name="T90">" </text:span><text:span text:style-name="T90"><text:line-break/></text:span><text:span text:style-name="T90">sur votre conteneur principal</text:span></text:p>
                <text:p text:style-name="P13"><text:span text:style-name="T90"/></text:p>
              </text:list-item>
            </text:list>
          </draw:text-box>
        </draw:frame>
        <presentation:notes draw:style-name="dp2">
          <office:forms form:automatic-focus="false" form:apply-design-mode="false"/>
          <draw:page-thumbnail draw:style-name="gr3" draw:layer="layout" svg:width="13.586cm" svg:height="11.136cm" svg:x="3.703cm" svg:y="2.252cm" draw:page-number="1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3"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6.193cm" svg:height="13.736cm" svg:x="0.999cm" svg:y="2.6cm">
          <draw:image xlink:href="Pictures/100002010000045000000243587D345C030BC26A.png" xlink:type="simple" xlink:show="embed" xlink:actuate="onLoad" loext:mime-type="image/png">
            <text:p/>
          </draw:image>
        </draw:frame>
        <draw:frame draw:style-name="gr117" draw:text-style-name="P95" draw:layer="layout" svg:width="20.836cm" svg:height="1.987cm" svg:x="3.582cm" svg:y="16.613cm">
          <draw:text-box>
            <text:p text:style-name="P19"><text:span text:style-name="T94">Et voilà, notre conteneur principal ressemble beaucoup plus à la cible</text:span></text:p>
          </draw:text-box>
        </draw:frame>
        <presentation:notes draw:style-name="dp2">
          <office:forms form:automatic-focus="false" form:apply-design-mode="false"/>
          <draw:page-thumbnail draw:style-name="gr3" draw:layer="layout" svg:width="13.586cm" svg:height="11.136cm" svg:x="3.703cm" svg:y="2.252cm" draw:page-number="133"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34"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1" draw:text-style-name="P5" draw:layer="layout" svg:width="7.996cm" svg:height="8.599cm" svg:x="1.204cm" svg:y="3.4cm">
          <draw:image xlink:href="Pictures/100000000000044C000004B054812BC5E4911539.jpg" xlink:type="simple" xlink:show="embed" xlink:actuate="onLoad" loext:mime-type="image/jpeg">
            <text:p/>
          </draw:image>
        </draw:frame>
        <draw:frame presentation:style-name="pr153" draw:text-style-name="P47" draw:layer="layout" svg:width="14.8cm" svg:height="13.4cm" svg:x="11.2cm" svg:y="3.6cm" presentation:class="outline" presentation:user-transformed="true">
          <draw:text-box>
            <text:list text:style-name="L2">
              <text:list-item>
                <text:p text:style-name="P13"><text:span text:style-name="T90">Toujours penser la segmentation de vos balises en blocs qui vont ensemble</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122" draw:text-style-name="P35"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120" draw:text-style-name="P35" draw:layer="layout" svg:x1="1cm" svg:y1="15.8cm" svg:x2="1cm" svg:y2="11.222cm">
          <text:p/>
        </draw:line>
        <draw:custom-shape draw:style-name="gr123" draw:text-style-name="P35"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124" draw:text-style-name="P35" draw:layer="layout" svg:x1="1.4cm" svg:y1="13.8cm" svg:x2="1.4cm" svg:y2="11.222cm">
          <text:p/>
        </draw:line>
        <draw:frame presentation:style-name="pr154" draw:text-style-name="P33" draw:layer="layout" svg:width="7.064cm" svg:height="1.2cm" svg:x="1.736cm" svg:y="12.4cm" presentation:class="title" presentation:user-transformed="true">
          <draw:text-box>
            <text:p text:style-name="P1"><text:span text:style-name="T20">bloc "galerie"</text:span></text:p>
          </draw:text-box>
        </draw:frame>
        <draw:frame presentation:style-name="pr154" draw:text-style-name="P33" draw:layer="layout" svg:width="10.6cm" svg:height="1.2cm" svg:x="1.4cm" svg:y="14.8cm" presentation:class="title" presentation:user-transformed="true">
          <draw:text-box>
            <text:p text:style-name="P1"><text:span text:style-name="T20">bloc "global" .description</text:span></text:p>
          </draw:text-box>
        </draw:frame>
        <presentation:notes draw:style-name="dp2">
          <office:forms form:automatic-focus="false" form:apply-design-mode="false"/>
          <draw:page-thumbnail draw:style-name="gr3" draw:layer="layout" svg:width="13.586cm" svg:height="11.136cm" svg:x="3.703cm" svg:y="2.252cm" draw:page-number="134"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35"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5" draw:text-style-name="P5" draw:layer="layout" svg:width="12.654cm" svg:height="4.853cm" svg:x="0.946cm" svg:y="8cm">
          <draw:image xlink:href="Pictures/100000000000044C000004B054812BC5E4911539.jpg" xlink:type="simple" xlink:show="embed" xlink:actuate="onLoad" loext:mime-type="image/jpeg">
            <text:p/>
          </draw:image>
        </draw:frame>
        <draw:frame presentation:style-name="pr155" draw:text-style-name="P47" draw:layer="layout" svg:width="25.6cm" svg:height="2.8cm" svg:x="1.4cm" svg:y="4.6cm" presentation:class="outline" presentation:user-transformed="true">
          <draw:text-box>
            <text:list text:style-name="L2">
              <text:list-item>
                <text:p text:style-name="P13"><text:span text:style-name="T12">Utilisation de pourcentages pour gérer les tailles </text:span></text:p>
              </text:list-item>
            </text:list>
          </draw:text-box>
        </draw:frame>
        <draw:custom-shape draw:style-name="gr126" draw:text-style-name="P35"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127" draw:text-style-name="P35" draw:layer="layout" svg:x1="1.6cm" svg:y1="14.6cm" svg:x2="1.6cm" svg:y2="10.2cm">
          <text:p/>
        </draw:line>
        <draw:custom-shape draw:style-name="gr128" draw:text-style-name="P35"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129" draw:text-style-name="P35" draw:layer="layout" svg:x1="5.6cm" svg:y1="17cm" svg:x2="5.6cm" svg:y2="10.2cm">
          <text:p/>
        </draw:line>
        <draw:frame presentation:style-name="pr23" draw:text-style-name="P33" draw:layer="layout" svg:width="7cm" svg:height="2.051cm" svg:x="5.8cm" svg:y="15cm" presentation:class="title" presentation:user-transformed="true">
          <draw:text-box>
            <text:p text:style-name="P1"><text:span text:style-name="T20">largeur de l'élément cible</text:span></text:p>
          </draw:text-box>
        </draw:frame>
        <draw:frame presentation:style-name="pr154" draw:text-style-name="P33" draw:layer="layout" svg:width="7.064cm" svg:height="1.2cm" svg:x="1.8cm" svg:y="13.6cm" presentation:class="title" presentation:user-transformed="true">
          <draw:text-box>
            <text:p text:style-name="P1"><text:span text:style-name="T20">largeur du parent</text:span></text:p>
          </draw:text-box>
        </draw:frame>
        <presentation:notes draw:style-name="dp2">
          <office:forms form:automatic-focus="false" form:apply-design-mode="false"/>
          <draw:page-thumbnail draw:style-name="gr3" draw:layer="layout" svg:width="13.586cm" svg:height="11.136cm" svg:x="3.703cm" svg:y="2.252cm" draw:page-number="135"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36"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56" draw:text-style-name="P47" draw:layer="layout" svg:width="25.6cm" svg:height="2.8cm" svg:x="1.4cm" svg:y="4.6cm" presentation:class="outline" presentation:user-transformed="true">
          <draw:text-box>
            <text:list text:style-name="L2">
              <text:list-item>
                <text:p text:style-name="P13"><text:span text:style-name="T12">Utilisation du produit en croix</text:span></text:p>
              </text:list-item>
            </text:list>
          </draw:text-box>
        </draw:frame>
        <draw:frame draw:style-name="gr130" draw:text-style-name="P96"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office:forms form:automatic-focus="false" form:apply-design-mode="false"/>
          <draw:page-thumbnail draw:style-name="gr3" draw:layer="layout" svg:width="13.586cm" svg:height="11.136cm" svg:x="3.703cm" svg:y="2.252cm" draw:page-number="136"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text:p>
                </text:list-item>
              </text:list>
            </draw:text-box>
          </draw:frame>
        </presentation:notes>
      </draw:page>
      <draw:page draw:name="page137"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57" draw:text-style-name="P47" draw:layer="layout" svg:width="25.6cm" svg:height="2.8cm" svg:x="1.4cm" svg:y="4.6cm" presentation:class="outline" presentation:user-transformed="true">
          <draw:text-box>
            <text:list text:style-name="L2">
              <text:list-item>
                <text:p text:style-name="P13"><text:span text:style-name="T12">Largeur des petites images : 224px (32.230211583%)</text:span></text:p>
              </text:list-item>
              <text:list-item>
                <text:p text:style-name="P13"><text:span text:style-name="T43">Largeurs des grandes images: 462px </text:span><text:span text:style-name="T12">(66.474882014%)</text:span></text:p>
              </text:list-item>
            </text:list>
          </draw:text-box>
        </draw:frame>
        <draw:frame draw:style-name="gr131" draw:text-style-name="P73" draw:layer="layout" svg:width="22.869cm" svg:height="4.4cm" svg:x="2.566cm" svg:y="7.8cm">
          <draw:text-box>
            <text:p><text:span text:style-name="T29">.image-complementaire:nth-child(odd) </text:span><text:span text:style-name="T31">{</text:span></text:p>
            <text:p><text:span text:style-name="T78"><text:tab/></text:span><text:span text:style-name="T78">flex:</text:span><text:span text:style-name="T79"> </text:span><text:span text:style-name="T80">1 0 32.230211583%</text:span><text:span text:style-name="T81">; </text:span></text:p>
            <text:p><text:span text:style-name="T31">}</text:span></text:p>
          </draw:text-box>
        </draw:frame>
        <draw:frame draw:style-name="gr131" draw:text-style-name="P73" draw:layer="layout" svg:width="22.869cm" svg:height="4.4cm" svg:x="2.132cm" svg:y="14cm">
          <draw:text-box>
            <text:p><text:span text:style-name="T29">.image-complementaire:nth-child(even) </text:span><text:span text:style-name="T31">{</text:span></text:p>
            <text:p><text:span text:style-name="T78"><text:tab/></text:span><text:span text:style-name="T78">flex:</text:span><text:span text:style-name="T79"> </text:span><text:span text:style-name="T80">1 0 66.474882014%</text:span><text:span text:style-name="T81">; </text:span></text:p>
            <text:p><text:span text:style-name="T31">}</text:span></text:p>
          </draw:text-box>
        </draw:frame>
        <draw:frame presentation:style-name="pr23" draw:text-style-name="P59" draw:layer="layout" svg:width="17.864cm" svg:height="2.051cm" svg:x="5.068cm" svg:y="10.8cm" presentation:class="title" presentation:user-transformed="true">
          <draw:text-box>
            <text:p text:style-name="P19"><text:span text:style-name="T20">On cible les un élément sur deux en commençant par l'élément impair</text:span></text:p>
          </draw:text-box>
        </draw:frame>
        <draw:frame presentation:style-name="pr23" draw:text-style-name="P22" draw:layer="layout" svg:width="15.614cm" svg:height="2.051cm" svg:x="6.193cm" svg:y="16.9cm" presentation:class="title" presentation:user-transformed="true">
          <draw:text-box>
            <text:p text:style-name="P19"><text:span text:style-name="T84">On cible les un élément sur deux en commençant par l'élément pair</text:span></text:p>
          </draw:text-box>
        </draw:frame>
        <draw:frame draw:style-name="gr44" draw:text-style-name="P16" draw:layer="layout" svg:width="25.147cm" svg:height="2.621cm" svg:x="1.019cm" svg:y="19.079cm">
          <draw:text-box>
            <text:p><text:span text:style-name="T7">Sources :</text:span></text:p>
            <text:list text:style-name="L1">
              <text:list-item>
                <text:p><text:span text:style-name="T8">https://css-tricks.com/examples/nth-child-tester/ - en</text:span></text:p>
              </text:list-item>
              <text:list-item>
                <text:p><text:span text:style-name="T8">https://developer.mozilla.org/en-US/docs/Web/CSS/:nth-child</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37" presentation:class="page"/>
          <draw:frame presentation:style-name="pr158" draw:text-style-name="P75" draw:layer="layout" svg:width="16.8cm" svg:height="14.161cm" svg:x="2.097cm" svg:y="14.103cm" presentation:class="notes" presentation:user-transformed="true">
            <draw:text-box>
              <text:list text:style-name="L1">
                <text:list-item>
                  <text:p><text:span text:style-name="T76">La pseudo-classe nth-child permet de cibler des éléments en fonction de leur position dans un groupe en fonction des éléments voisins</text:span></text:p>
                </text:list-item>
                <text:list-item>
                  <text:p><text:span text:style-name="T76">Il est possible de faire la même chose dans nth-child, mais il faudra <text:s/>utiliser une autre classe qu'on mettra manuellement sur un élément sur deux. Plus facile, mais moins polyvalent que nth-child()</text:span></text:p>
                </text:list-item>
                <text:list-item>
                  <text:p><text:span text:style-name="T76">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38"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7.539cm" svg:height="4.894cm" svg:x="0.231cm" svg:y="4.106cm">
          <draw:image xlink:href="Pictures/100002010000079700000159444F904652D4ED07.png" xlink:type="simple" xlink:show="embed" xlink:actuate="onLoad" loext:mime-type="image/png">
            <text:p/>
          </draw:image>
        </draw:frame>
        <draw:frame presentation:style-name="pr23" draw:text-style-name="P59" draw:layer="layout" svg:width="23cm" svg:height="2.051cm" svg:x="2.4cm" svg:y="9.949cm" presentation:class="title" presentation:user-transformed="true">
          <draw:text-box>
            <text:p text:style-name="P19"><text:span text:style-name="T20">Nos éléments ont bien la "bonne" taille, en revanche ils ne forment pas de colonnes comme sur le design </text:span></text:p>
          </draw:text-box>
        </draw:frame>
        <draw:frame draw:style-name="gr132" draw:text-style-name="P5" draw:layer="layout" svg:width="13.546cm" svg:height="8.132cm" svg:x="6.854cm" svg:y="12.4cm">
          <draw:image xlink:href="Pictures/100000000000044C000004B054812BC5E4911539.jpg" xlink:type="simple" xlink:show="embed" xlink:actuate="onLoad" loext:mime-type="image/jpeg">
            <text:p/>
          </draw:image>
        </draw:frame>
        <presentation:notes draw:style-name="dp2">
          <office:forms form:automatic-focus="false" form:apply-design-mode="false"/>
          <draw:page-thumbnail draw:style-name="gr3" draw:layer="layout" svg:width="13.586cm" svg:height="11.136cm" svg:x="3.703cm" svg:y="2.252cm" draw:page-number="138"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Les images </text:span></text:p>
                </text:list-item>
              </text:list>
            </draw:text-box>
          </draw:frame>
        </presentation:notes>
      </draw:page>
      <draw:page draw:name="page139"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16">Pratiquons ! - Découvrons flexbox -</text:span><text:span text:style-name="T9"> </text:span><text:span text:style-name="T86">flex-wrap</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9" draw:text-style-name="P47" draw:layer="layout" svg:width="25.8cm" svg:height="7.8cm" svg:x="0.8cm" svg:y="8.2cm" presentation:class="outline" presentation:user-transformed="true">
          <draw:text-box>
            <text:list text:style-name="L2">
              <text:list-item>
                <text:p text:style-name="P13"><text:span text:style-name="T12">La propriété flex-wrap indique si les enfants d'un élément flexbox doivent retourner à la ligne</text:span></text:p>
              </text:list-item>
              <text:list-item>
                <text:p text:style-name="P13"><text:span text:style-name="T12">Possibilité de changer la direction de chaque ligne grâce à la valeur "wrap-reverse"</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2" draw:text-style-name="P5" draw:layer="layout" svg:width="27.539cm" svg:height="4.894cm" svg:x="0.231cm" svg:y="2.641cm">
          <draw:image xlink:href="Pictures/100002010000079700000159444F904652D4ED07.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39"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4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16">Pratiquons ! - Découvrons flexbo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33" draw:text-style-name="P5" draw:layer="layout" svg:width="12.916cm" svg:height="14.565cm" svg:x="7.542cm" svg:y="2.435cm">
          <draw:image xlink:href="Pictures/100000000000044C000004B054812BC5E4911539.jpg" xlink:type="simple" xlink:show="embed" xlink:actuate="onLoad" loext:mime-type="image/jpeg">
            <text:p/>
          </draw:image>
        </draw:frame>
        <draw:frame presentation:style-name="pr23" draw:text-style-name="P59" draw:layer="layout" svg:width="17.864cm" svg:height="2.051cm" svg:x="5.068cm" svg:y="17.401cm" presentation:class="title" presentation:user-transformed="true">
          <draw:text-box>
            <text:p text:style-name="P19"><text:span text:style-name="T20">On devrait obtenir peu ou prou ce qu'on a en design</text:span></text:p>
          </draw:text-box>
        </draw:frame>
        <presentation:notes draw:style-name="dp2">
          <office:forms form:automatic-focus="false" form:apply-design-mode="false"/>
          <draw:page-thumbnail draw:style-name="gr3" draw:layer="layout" svg:width="13.586cm" svg:height="11.136cm" svg:x="3.703cm" svg:y="2.252cm" draw:page-number="140"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4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4">https://css-tricks.com/snippets/css/a-guide-to-flexbox/</text:span></text:p>
              </text:list-item>
              <text:list-item>
                <text:p><text:span text:style-name="T44">https://developer.mozilla.org/fr/docs/Web/CSS/CSS_Flexible_Box_Layout/Concepts_de_base_flexbox</text:span></text:p>
                <text:p><text:span text:style-name="T8"/></text:p>
              </text:list-item>
            </text:list>
            <text:p><text:span text:style-name="T8"/></text:p>
          </draw:text-box>
        </draw:frame>
        <draw:frame presentation:style-name="pr160" draw:text-style-name="P14" draw:layer="layout" svg:width="25.806cm" svg:height="11.54cm" svg:x="1.37cm" svg:y="3.06cm" presentation:class="outline" presentation:user-transformed="true">
          <draw:text-box>
            <text:list text:style-name="L2">
              <text:list-item>
                <text:p>La propriété "order", sur les enfants d'un élément flexbox, permet d'en définir manuellement l'ordre </text:p>
              </text:list-item>
              <text:list-item>
                <text:p>Un enfant d'un élément flexbox peut surcharger l'alignement de la propriété parente "align-items" avec la propriété "align-self"</text:p>
              </text:list-item>
              <text:list-item>
                <text:p>Flexbox possède une petite sœur bien plus puissante : "grid". Elle permet de gérer les éléments sur deux axes : horizontal et vertical</text:p>
              </text:list-item>
            </text:list>
          </draw:text-box>
        </draw:frame>
        <presentation:notes draw:style-name="dp2">
          <office:forms form:automatic-focus="false" form:apply-design-mode="false"/>
          <draw:page-thumbnail draw:style-name="gr3" draw:layer="layout" svg:width="13.586cm" svg:height="11.136cm" svg:x="3.703cm" svg:y="2.252cm" draw:page-number="141" presentation:class="page"/>
          <draw:frame presentation:style-name="pr161" draw:text-style-name="P6" draw:layer="layout" svg:width="16.8cm" svg:height="13.365cm" svg:x="2.097cm" svg:y="14.103cm" presentation:class="notes" presentation:placeholder="true" presentation:user-transformed="true">
            <draw:text-box/>
          </draw:frame>
        </presentation:notes>
      </draw:page>
      <draw:page draw:name="page142" draw:style-name="dp4" draw:master-page-name="Default" presentation:presentation-page-layout-name="AL3T1">
        <office:forms form:automatic-focus="false" form:apply-design-mode="false"/>
        <presentation:notes draw:style-name="dp2">
          <office:forms form:automatic-focus="false" form:apply-design-mode="false"/>
          <draw:page-thumbnail draw:style-name="gr3" draw:layer="layout" svg:width="13.586cm" svg:height="11.136cm" svg:x="3.703cm" svg:y="2.252cm" draw:page-number="142" presentation:class="page"/>
          <draw:frame presentation:style-name="pr3" draw:text-style-name="P6" draw:layer="layout" svg:width="16.8cm" svg:height="13.365cm" svg:x="2.097cm" svg:y="14.103cm" presentation:class="notes" presentation:placeholder="true">
            <draw:text-box/>
          </draw:frame>
        </presentation:notes>
      </draw:page>
      <draw:page draw:name="page143" draw:style-name="dp4" draw:master-page-name="Default" presentation:presentation-page-layout-name="AL3T1">
        <office:forms form:automatic-focus="false" form:apply-design-mode="false"/>
        <draw:frame presentation:style-name="pr162" draw:text-style-name="P97" draw:layer="layout" svg:width="25.198cm" svg:height="16.255cm" svg:x="1.4cm" svg:y="2.284cm">
          <draw:text-box>
            <text:p><text:span text:style-name="T95">Questions ?</text:span></text:p>
          </draw:text-box>
        </draw:frame>
        <presentation:notes draw:style-name="dp2">
          <office:forms form:automatic-focus="false" form:apply-design-mode="false"/>
          <draw:page-thumbnail draw:style-name="gr3" draw:layer="layout" svg:width="13.586cm" svg:height="11.136cm" svg:x="3.703cm" svg:y="2.252cm" draw:page-number="143" presentation:class="page"/>
          <draw:frame presentation:style-name="pr3" draw:text-style-name="P98"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121</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121</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12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10-21T17:08:27.986000000</dc:date>
    <meta:editing-duration>P19DT3H53M3S</meta:editing-duration>
    <meta:editing-cycles>955</meta:editing-cycles>
    <meta:generator>LibreOffice/6.2.5.2$Windows_X86_64 LibreOffice_project/1ec314fa52f458adc18c4f025c545a4e8b22c159</meta:generator>
    <meta:document-statistic meta:object-count="1122"/>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